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816in" table:align="left"/>
    </style:style>
    <style:style style:name="Table1.A" style:family="table-column">
      <style:table-column-properties style:column-width="1.316in"/>
    </style:style>
    <style:style style:name="Table1.B" style:family="table-column">
      <style:table-column-properties style:column-width="0.7757in"/>
    </style:style>
    <style:style style:name="Table1.C" style:family="table-column">
      <style:table-column-properties style:column-width="3.4667in"/>
    </style:style>
    <style:style style:name="Table1.D" style:family="table-column">
      <style:table-column-properties style:column-width="1.2576in"/>
    </style:style>
    <style:style style:name="Table1.A1" style:family="table-cell">
      <style:table-cell-properties style:vertical-align="middle" fo:padding="0.0194in" fo:border="none"/>
    </style:style>
    <style:style style:name="Table2" style:family="table">
      <style:table-properties style:width="6.5097in" table:align="left"/>
    </style:style>
    <style:style style:name="Table2.A" style:family="table-column">
      <style:table-column-properties style:column-width="0.625in"/>
    </style:style>
    <style:style style:name="Table2.B" style:family="table-column">
      <style:table-column-properties style:column-width="1.4097in"/>
    </style:style>
    <style:style style:name="Table2.C" style:family="table-column">
      <style:table-column-properties style:column-width="2.0444in"/>
    </style:style>
    <style:style style:name="Table2.D" style:family="table-column">
      <style:table-column-properties style:column-width="2.4306in"/>
    </style:style>
    <style:style style:name="Table2.A1" style:family="table-cell">
      <style:table-cell-properties style:vertical-align="middle" fo:padding="0.0194in" fo:border="none"/>
    </style:style>
    <style:style style:name="Table3" style:family="table">
      <style:table-properties style:width="6.7063in" table:align="left"/>
    </style:style>
    <style:style style:name="Table3.A" style:family="table-column">
      <style:table-column-properties style:column-width="0.4069in"/>
    </style:style>
    <style:style style:name="Table3.B" style:family="table-column">
      <style:table-column-properties style:column-width="0.9896in"/>
    </style:style>
    <style:style style:name="Table3.C" style:family="table-column">
      <style:table-column-properties style:column-width="1.2424in"/>
    </style:style>
    <style:style style:name="Table3.D" style:family="table-column">
      <style:table-column-properties style:column-width="2.225in"/>
    </style:style>
    <style:style style:name="Table3.E" style:family="table-column">
      <style:table-column-properties style:column-width="1.8424in"/>
    </style:style>
    <style:style style:name="Table3.A1" style:family="table-cell">
      <style:table-cell-properties style:vertical-align="middle" fo:padding="0.0194in" fo:border="none"/>
    </style:style>
    <style:style style:name="P1" style:family="paragraph" style:parent-style-name="Quotations" style:list-style-name="L19"/>
    <style:style style:name="P2" style:family="paragraph" style:parent-style-name="Quotations" style:list-style-name="L20"/>
    <style:style style:name="P3" style:family="paragraph" style:parent-style-name="Quotations" style:list-style-name="L21"/>
    <style:style style:name="P4" style:family="paragraph" style:parent-style-name="Quotations" style:list-style-name="L22"/>
    <style:style style:name="P5" style:family="paragraph" style:parent-style-name="Quotations" style:list-style-name="L23"/>
    <style:style style:name="P6" style:family="paragraph" style:parent-style-name="Quotations" style:list-style-name="L24"/>
    <style:style style:name="P7" style:family="paragraph" style:parent-style-name="Quotations" style:list-style-name="L25"/>
    <style:style style:name="P8" style:family="paragraph" style:parent-style-name="Standard">
      <style:paragraph-properties fo:margin-top="0in" fo:margin-bottom="0.1965in" style:contextual-spacing="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Text_20_body" style:list-style-name="L29"/>
    <style:style style:name="P38" style:family="paragraph" style:parent-style-name="Text_20_body" style:list-style-name="L30"/>
    <style:style style:name="P39" style:family="paragraph" style:parent-style-name="Text_20_body" style:list-style-name="L31"/>
    <style:style style:name="P40" style:family="paragraph" style:parent-style-name="Text_20_body" style:list-style-name="L32"/>
    <style:style style:name="P41" style:family="paragraph" style:parent-style-name="Text_20_body" style:list-style-name="L33"/>
    <style:style style:name="P42" style:family="paragraph" style:parent-style-name="Text_20_body" style:list-style-name="L34"/>
    <style:style style:name="P43" style:family="paragraph" style:parent-style-name="Text_20_body" style:list-style-name="L35"/>
    <style:style style:name="P44" style:family="paragraph" style:parent-style-name="Text_20_body" style:list-style-name="L36"/>
    <style:style style:name="P45" style:family="paragraph" style:parent-style-name="Text_20_body" style:list-style-name="L37"/>
    <style:style style:name="P46" style:family="paragraph" style:parent-style-name="Text_20_body" style:list-style-name="L38"/>
    <style:style style:name="P47" style:family="paragraph" style:parent-style-name="Text_20_body" style:list-style-name="L39"/>
    <style:style style:name="P48" style:family="paragraph" style:parent-style-name="Text_20_body" style:list-style-name="L40"/>
    <style:style style:name="P49" style:family="paragraph" style:parent-style-name="Text_20_body" style:list-style-name="L41"/>
    <style:style style:name="P50" style:family="paragraph" style:parent-style-name="Text_20_body" style:list-style-name="L42"/>
    <style:style style:name="P51" style:family="paragraph" style:parent-style-name="Text_20_body" style:list-style-name="L43"/>
    <style:style style:name="P52" style:family="paragraph" style:parent-style-name="Text_20_body" style:list-style-name="L44"/>
    <style:style style:name="P53" style:family="paragraph" style:parent-style-name="Text_20_body" style:list-style-name="L45"/>
    <style:style style:name="P54" style:family="paragraph" style:parent-style-name="Text_20_body" style:list-style-name="L46"/>
    <style:style style:name="P55" style:family="paragraph" style:parent-style-name="Text_20_body" style:list-style-name="L47"/>
    <style:style style:name="P56" style:family="paragraph" style:parent-style-name="Text_20_body" style:list-style-name="L48"/>
    <style:style style:name="P57" style:family="paragraph" style:parent-style-name="Text_20_body" style:list-style-name="L49"/>
    <style:style style:name="P58" style:family="paragraph" style:parent-style-name="Text_20_body" style:list-style-name="L50"/>
    <style:style style:name="P59" style:family="paragraph" style:parent-style-name="Text_20_body" style:list-style-name="L51"/>
    <style:style style:name="P60" style:family="paragraph" style:parent-style-name="Text_20_body" style:list-style-name="L52"/>
    <style:style style:name="P61" style:family="paragraph" style:parent-style-name="Text_20_body" style:list-style-name="L53"/>
    <style:style style:name="P62" style:family="paragraph" style:parent-style-name="Text_20_body" style:list-style-name="L54"/>
    <style:style style:name="P63" style:family="paragraph" style:parent-style-name="Text_20_body" style:list-style-name="L55"/>
    <style:style style:name="P64" style:family="paragraph" style:parent-style-name="Text_20_body" style:list-style-name="L56"/>
    <style:style style:name="P65" style:family="paragraph" style:parent-style-name="Text_20_body" style:list-style-name="L57"/>
    <style:style style:name="P66" style:family="paragraph" style:parent-style-name="Text_20_body" style:list-style-name="L58"/>
    <style:style style:name="P67" style:family="paragraph" style:parent-style-name="Text_20_body" style:list-style-name="L59"/>
    <style:style style:name="P68" style:family="paragraph" style:parent-style-name="Text_20_body" style:list-style-name="L60"/>
    <style:style style:name="P69" style:family="paragraph" style:parent-style-name="Text_20_body" style:list-style-name="L61"/>
    <style:style style:name="P70" style:family="paragraph" style:parent-style-name="Text_20_body" style:list-style-name="L62"/>
    <style:style style:name="P71" style:family="paragraph" style:parent-style-name="Text_20_body" style:list-style-name="L63"/>
    <style:style style:name="P72" style:family="paragraph" style:parent-style-name="Text_20_body" style:list-style-name="L64"/>
    <style:style style:name="P73" style:family="paragraph" style:parent-style-name="Text_20_body" style:list-style-name="L65"/>
    <style:style style:name="P74" style:family="paragraph" style:parent-style-name="Text_20_body" style:list-style-name="L66"/>
    <style:style style:name="P75" style:family="paragraph" style:parent-style-name="Text_20_body" style:list-style-name="L67"/>
    <style:style style:name="P76" style:family="paragraph" style:parent-style-name="Text_20_body" style:list-style-name="L68"/>
    <style:style style:name="P77" style:family="paragraph" style:parent-style-name="Text_20_body" style:list-style-name="L69"/>
    <style:style style:name="P78" style:family="paragraph" style:parent-style-name="Text_20_body" style:list-style-name="L70"/>
    <style:style style:name="P79" style:family="paragraph" style:parent-style-name="Text_20_body" style:list-style-name="L71"/>
    <style:style style:name="P80" style:family="paragraph" style:parent-style-name="Text_20_body" style:list-style-name="L72"/>
    <style:style style:name="P81" style:family="paragraph" style:parent-style-name="Text_20_body" style:list-style-name="L73"/>
    <style:style style:name="P82" style:family="paragraph" style:parent-style-name="Text_20_body" style:list-style-name="L74"/>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utilizaremos este chat para crear la linea argumental de la aventura de Elara a lo largo de todo el libro.</text:p>
      <text:h text:style-name="Heading_20_6" text:outline-level="6">ChatGPT said:</text:h>
      <text:p text:style-name="Text_20_body">Perfecto 🌙<text:line-break/>Usaremos este espacio para construir <text:span text:style-name="Strong_20_Emphasis">la línea argumental completa de la aventura de Elara</text:span>, desde el inicio hasta el final del libro, siguiendo el desarrollo de los actos y capítulos que definiste.</text:p>
      <text:p text:style-name="Text_20_body">Te propongo un enfoque de trabajo ordenado y progresivo:</text:p>
      <text:list xml:id="list1841125971" text:style-name="L1">
        <text:list-item>
          <text:p text:style-name="P9"><text:span text:style-name="Strong_20_Emphasis">Estructura general:</text:span><text:line-break/>– Resumimos el arco narrativo completo de Elara: su viaje exterior (la búsqueda del libro) y su viaje interior (la búsqueda de la verdad).<text:line-break/>– Identificamos los hitos principales (inicio, revelaciones, pruebas, crisis, clímax y resolución).</text:p>
        </text:list-item>
        <text:list-item>
          <text:p text:style-name="P9"><text:span text:style-name="Strong_20_Emphasis">Acto por acto:</text:span><text:line-break/>– En cada acto desarrollaremos cómo se manifiesta la aventura de Elara en relación con los temas filosófico-místicos del libro.<text:line-break/>– Cada capítulo tendrá su <text:span text:style-name="Emphasis">aventura concreta</text:span>, su <text:span text:style-name="Emphasis">mensaje simbólico</text:span>, y un <text:span text:style-name="Emphasis">desarrollo emocional</text:span>.</text:p>
        </text:list-item>
        <text:list-item>
          <text:p text:style-name="P9"><text:span text:style-name="Strong_20_Emphasis">Coherencia temática:</text:span><text:line-break/>– Nos aseguraremos de que su viaje físico refleje los conceptos de cada capítulo del ensayo.<text:line-break/>– Lo que ocurre en el mundo exterior (aventura) será espejo de lo que ocurre en el mundo interior (reflexión).</text:p>
        </text:list-item>
      </text:list>
      <text:p text:style-name="Text_20_body">¿Te gustaría que comencemos ahora trazando <text:span text:style-name="Strong_20_Emphasis">la línea general completa del arco de Elara</text:span> (una vista panorámica del viaje de principio a fin)?<text:line-break/>O prefieres que empecemos <text:span text:style-name="Strong_20_Emphasis">acto por acto</text:span>, comenzando por <text:span text:style-name="Emphasis">La Búsqueda de la Verdad</text:span> (Acto 1)?</text:p>
      <text:h text:style-name="Heading_20_5" text:outline-level="5">You said:</text:h>
      <text:p text:style-name="Text_20_body">lo que dices esta muy bien. asi lo haremos. ahora te comentare como creo que deberiamos planificar el desarrollo. el libro consta de seis actos. el nucleo esta en el acto 3, "La inteligencia invisible", en donde se describe el sistema inteligente que es la base de la teoria que exponemos. los dos actos anteriores preparan el terreno, y los tres actos posteriores analizan en detalle lo que se ha comentado en el acto 3. de modo que empezaremos enfocandonos en el tercer acto, esto nos permitira ver como conectamos la aventura de Elara con los temas principales. despues de esto crearemos una linea argumental para el libro completo. </text:p>
      <text:h text:style-name="Heading_20_6" text:outline-level="6">ChatGPT said:</text:h>
      <text:p text:style-name="Text_20_body">Excelente planteo 🔥<text:line-break/>Empezar por el <text:span text:style-name="Strong_20_Emphasis">Acto 3: “La inteligencia invisible”</text:span> es la mejor decisión, porque allí está el corazón conceptual del libro: el momento en que Elara —y el lector— comprenden que la vida <text:span text:style-name="Strong_20_Emphasis">no es un accidente</text:span>, sino un <text:span text:style-name="Strong_20_Emphasis">sistema inteligente</text:span> que piensa, crea y se transforma a sí mismo.</text:p>
      <text:p text:style-name="Text_20_body">Entonces, la tarea será doble:</text:p>
      <text:list xml:id="list2549594501" text:style-name="L2">
        <text:list-item>
          <text:p text:style-name="P10"><text:span text:style-name="Strong_20_Emphasis">Narrativamente</text:span>, este acto marca un punto de revelación en el viaje de Elara: deja de buscar respuestas fuera de sí y comienza a entender que la inteligencia que rige el mundo también habita en ella.</text:p>
        </text:list-item>
        <text:list-item>
          <text:p text:style-name="P10"><text:soft-page-break/><text:span text:style-name="Strong_20_Emphasis">Conceptualmente</text:span>, debemos mostrar —mediante la aventura— cómo funciona ese sistema: el ADN, la reproducción, los individuos y el ciclo de vida como proceso inteligente.</text:p>
        </text:list-item>
      </text:list>
      <text:p text:style-name="Text_20_body">👉 Te propongo estructurar el trabajo sobre este acto en cuatro fases:</text:p>
      <text:list xml:id="list1839100936" text:style-name="L3">
        <text:list-item>
          <text:p text:style-name="P11"><text:span text:style-name="Strong_20_Emphasis">Visión global del acto:</text:span><text:line-break/>— Qué representa este tramo en el viaje de Elara.<text:line-break/>— Qué tipo de experiencia vivirá (viaje físico, revelación mística, contacto con una fuerza invisible).<text:line-break/>— Qué transformación interior experimentará.</text:p>
        </text:list-item>
        <text:list-item>
          <text:p text:style-name="P11"><text:span text:style-name="Strong_20_Emphasis">Desarrollo capítulo por capítulo (8 al 13):</text:span><text:line-break/>— <text:span text:style-name="Emphasis">Cap. 8: La vida</text:span> → descubrimiento del principio vital.<text:line-break/>— <text:span text:style-name="Emphasis">Cap. 9: El ADN</text:span> → el código oculto que sostiene toda forma.<text:line-break/>— <text:span text:style-name="Emphasis">Cap. 10: Reproducción</text:span> → el poder creador de la vida.<text:line-break/>— <text:span text:style-name="Emphasis">Cap. 11: Individuos</text:span> → cada ser como reflejo de la totalidad.<text:line-break/>— <text:span text:style-name="Emphasis">Cap. 12: Ciclo de vida</text:span> → nacer, crecer, morir, renacer.<text:line-break/>— <text:span text:style-name="Emphasis">Cap. 13: El sistema en funcionamiento</text:span> → visión completa de la inteligencia viva.</text:p>
        </text:list-item>
        <text:list-item>
          <text:p text:style-name="P11"><text:span text:style-name="Strong_20_Emphasis">Síntesis del mensaje místico:</text:span><text:line-break/>— Qué verdad aprende Elara en este acto.<text:line-break/>— Cómo se conecta con el libro mágico que busca.</text:p>
        </text:list-item>
        <text:list-item>
          <text:p text:style-name="P11"><text:span text:style-name="Strong_20_Emphasis">Semillas para los actos siguientes:</text:span><text:line-break/>— Qué preguntas nuevas deja abiertas.<text:line-break/>— Qué conflictos interiores o exteriores se disparan a partir de aquí.</text:p>
        </text:list-item>
      </text:list>
      <text:p text:style-name="Text_20_body">¿Te parece que comencemos por el <text:span text:style-name="Strong_20_Emphasis">punto 1: la visión global del acto</text:span>, describiendo qué tipo de experiencia vivirá Elara en este tramo del libro y cómo se transforma espiritualmente?</text:p>
      <text:h text:style-name="Heading_20_5" text:outline-level="5">You said:</text:h>
      <text:p text:style-name="Text_20_body">exactamente. tu planteamiento es correcto y esta en linea con lo que tengo en mente. pero antes de comenzar quisiera dejar claros algunos puntos importantes acerca del tono del relato. estamos de acuerdo en que es una historia fantastica en donde la magia y los fenomenos sobrenaturales tienen una participacion importante. sin embargo, no se trata de un cuento para ninos, es una historia para gente adulta, y por lo tanto la trama debe ser credible y mantener cierta seriedad. evitemos escenas fantasticas excesivamente inocentes como Elara hablando con las flores. podemos utilizar recursos magicos para crear armas o recursos utilizados en la guerra, formas de transportarse o de obtener poder, crear efectos visuales espectaculares, o procedimientos misteriosos (como la creacion del codex). pero el guion principal del relato debe mantener la seriedad y la credibilidad. como ejemplo dire que, en la biblia Tambien encontraremos fenomenos inexplicables, magia, y fantasia, sin embargo, el relato sigue siendo duro, realista y credible. Las aventuras de Elara del mismo modo deben ser realistas y mostrar la dureza de la vida, para que el lector pueda identificarse con ella.</text:p>
      <text:h text:style-name="Heading_20_6" text:outline-level="6">ChatGPT said:</text:h>
      <text:p text:style-name="Text_20_body">Perfectamente entendido ✅</text:p>
      <text:p text:style-name="Text_20_body"><text:soft-page-break/>Este punto es <text:span text:style-name="Strong_20_Emphasis">fundamental</text:span> para fijar el tono narrativo y garantizar que toda la construcción argumental tenga coherencia.<text:line-break/>Estamos hablando de una <text:span text:style-name="Strong_20_Emphasis">fantasía adulta</text:span>, con elementos sobrenaturales, sí, pero siempre <text:span text:style-name="Strong_20_Emphasis">al servicio del sentido</text:span>, <text:span text:style-name="Strong_20_Emphasis">de la emoción</text:span>, y <text:span text:style-name="Strong_20_Emphasis">de la credibilidad interna</text:span> del mundo.</text:p>
      <text:p text:style-name="Text_20_body">Te resumo lo que acabas de establecer, porque será nuestra brújula de estilo:</text:p>
      <text:p text:style-name="Horizontal_20_Line"/>
      <text:h text:style-name="Heading_20_3" text:outline-level="3">🧭 Principios del tono narrativo de la aventura de Elara</text:h>
      <text:list xml:id="list2863373444" text:style-name="L4">
        <text:list-item>
          <text:p text:style-name="P12"><text:span text:style-name="Strong_20_Emphasis">Fantástico, pero verosímil.</text:span><text:line-break/>Los fenómenos sobrenaturales existen, pero son tratados con solemnidad, misterio y respeto. No se presentan como “juegos mágicos”, sino como manifestaciones de fuerzas profundas de la naturaleza o del espíritu.</text:p>
        </text:list-item>
        <text:list-item>
          <text:p text:style-name="P12"><text:span text:style-name="Strong_20_Emphasis">Realismo simbólico.</text:span><text:line-break/>La magia no es caprichosa: cada acto o suceso tiene un <text:span text:style-name="Strong_20_Emphasis">significado</text:span>. Una visión, un encantamiento, una tormenta o una transformación deben tener un propósito narrativo o espiritual (revelar una verdad, probar la fe, mostrar una ley del universo, etc.).</text:p>
        </text:list-item>
        <text:list-item>
          <text:p text:style-name="P12"><text:span text:style-name="Strong_20_Emphasis">Madurez emocional.</text:span><text:line-break/>Elara no es una heroína infantil: su viaje es doloroso, introspectivo, lleno de pérdida, duda, y descubrimiento. Cada paso la enfrenta con su propio límite. La dureza del mundo forma parte de su crecimiento.</text:p>
        </text:list-item>
        <text:list-item>
          <text:p text:style-name="P12"><text:span text:style-name="Strong_20_Emphasis">Sobriedad mística.</text:span><text:line-break/>Los elementos milagrosos se presentan como misterios naturales o espirituales. Nunca como fantasías decorativas. Si Elara “ve” algo, es porque ha trascendido una frontera del conocimiento.</text:p>
        </text:list-item>
        <text:list-item>
          <text:p text:style-name="P12"><text:span text:style-name="Strong_20_Emphasis">Inspiración bíblica o mitológica.</text:span><text:line-break/>Como en los textos sagrados o épicos, los sucesos extraordinarios están narrados con gravedad y peso simbólico. Lo irreal se siente <text:span text:style-name="Strong_20_Emphasis">posible</text:span>, porque está enraizado en una verdad interior.</text:p>
        </text:list-item>
      </text:list>
      <text:p text:style-name="Horizontal_20_Line"/>
      <text:p text:style-name="Text_20_body">Con este marco, podemos construir un relato donde la magia <text:span text:style-name="Strong_20_Emphasis">es real</text:span>, pero su función es <text:span text:style-name="Strong_20_Emphasis">revelar lo invisible</text:span>, no distraer del sentido.<text:line-break/>Por ejemplo, si Elara encuentra un “árbol de luz”, no es un adorno poético: es una experiencia que encarna la idea del ADN o de la vida generadora.</text:p>
      <text:p text:style-name="Horizontal_20_Line"/>
      <text:p text:style-name="Text_20_body">¿Quieres que ahora, con este tono establecido, avancemos a <text:span text:style-name="Strong_20_Emphasis">definir la visión global del Acto 3</text:span> (cómo será la experiencia central de Elara en “La inteligencia invisible” y qué representa en su evolución espiritual)?</text:p>
      <text:h text:style-name="Heading_20_5" text:outline-level="5"><text:soft-page-break/>You said:</text:h>
      <text:p text:style-name="Text_20_body">ok. para el desarrollo del guion vamos a utilizar una estrategia incremental, del tipo divide y venceras. comenzaremos por establecer unos primeros objetivos basicos, y una linea principal que nos sirva de guia. despues estructuraremos los actos y los capitulos, para finalmente comenzar a desarrollarlos, Tambien de forma incremental. el objetivo de este chat sera obtener un resumen de la trama a lo largo del libro y una estructura de desarrollo para cada capitulo. es un largo trabajo, de modo que no te lances a intentarlo ahora mismo, primero tendremos que ponernos de acuerdo en muchas cosas. un resumen, en lineas muy generales, del argumento podria ser el siguiente: ' -Elara es una joven inteligente, decidida, atletica con sed de aventura, exploracion y conocimientos. - Ella necesita saber porque esta viva. no se conforma con simplemente vivir su vida. la vida es dura y necesita un motivo. -Elara crece sin mas familia que su abuela Mag, en una aldea de Lluviara llamada Rainwater. -Al crecer Elara empieza a dudar acerca de la credibilidad de las leyendas populares que explican la creacion y el proposito de la vida. -Es su amigo Khron, el anciano sacerdote del Templo de la Lluvia, quien sugiere que tal vez las respuestas que busca se encuentren en un antiguo libro perdido. Un codice que segun la leyenda es magico y que contiene en sus paginas todo el conocimiento y todas las respuestas y que segun dicen desaparecio hace muchos siglos, aunque nadie sabe si el codice realmente existe o si es solo una leyenda. - Tras la muerte de su abuela Mag Elara decide encontrar el libro. Tal vez alli no solo encuentre respuestas acerca de la propia existencia, sino quizas, Tambien la forma de recuperar a su abuela Mag. y con determinacion y la ayuda de Khron comienza a estudiar los antiguos escritos que se conservan en el Templo de la Lluvia con el objetivo de descubrir la localizacion del libro. - Las extraordinarias habilidades deductivas de Elara, su mente metodica y analitica, la llevan finalmente a descubrir el paradero del libro. - Elara se embarca en una expedicion en solitario en la busqueda del codex. - Elara encuentra el codex, pero el libro, que tiene voluntad propia, lucha contra Elara y utilizando sus poderes magicos la envia a un lugar desconocido al otro lado de Lluviara, es decir, al otro lado del mundo conocido. - desde ese momento Elara Debera atravesar Lluviara desde un extremo hasta el otro para volver al lugar adonde se encuentra el codex. - sera un viaje largo y dificil, ya que viaja sola, no tiene medio de trasporte, no tiene mapas y no conoce el lugar. - el viaje no estara exento de peligro, porque el mal, encarnado por el malvado mago Morgerathus y sus secuaces, Tambien intentara apoderarse del libro para utilizar su inmenso poder para conquistar el mundo. - Elara a lo largo de su viaje conocera personajes, descubrira secretos, y encontrara poco a poco las respuestas que busca. - el relato mostrara como Elara evoluciona, a medida que aprende, cambiando capitulo a capitulo desde la supersticion hasta la razon que proporciona el conocimiento. - en sus aventuras podremos ver mitos, creencias y fantasias populares, contrastando con la teoria cientifica que expondremos. - al final del libro Elara conseguira volver al lugar adonde se encuentra el libro, pero sera una persona diferente, despues de haber aprendido lecciones vitales y luchado contra el mal, en cada capitulo. La Elara que vuelve a encontrar el codex es poderosa y sabia. - Cuando el codex esta finalmente en su poder, Elara comprende que ya no lo necesita, ya que Las respuestas que buscaba las ha encontrado durante sus viajes. y comprendiendo que el codex puede ser peligroso en las manos equivocadas decide que debe permanecer oculto. ' </text:p>
      <text:h text:style-name="Heading_20_6" text:outline-level="6"><text:soft-page-break/>ChatGPT said:</text:h>
      <text:p text:style-name="Text_20_body">Excelente, este resumen que propones es <text:span text:style-name="Strong_20_Emphasis">clarísimo, coherente y sólido</text:span>.<text:line-break/>Define perfectamente el arco general del relato y la transformación interior de Elara, manteniendo el equilibrio entre la <text:span text:style-name="Strong_20_Emphasis">aventura épica</text:span>, el <text:span text:style-name="Strong_20_Emphasis">descubrimiento intelectual</text:span> y la <text:span text:style-name="Strong_20_Emphasis">búsqueda espiritual</text:span>.</text:p>
      <text:p text:style-name="Text_20_body">Lo que tenemos aquí es ya un <text:span text:style-name="Strong_20_Emphasis">esqueleto argumental maestro</text:span>, desde el cual podremos ir añadiendo capas: personajes, giros, simbolismo, estructura interna por actos y capítulos.</text:p>
      <text:p text:style-name="Text_20_body">Voy a resumir y destacar los <text:span text:style-name="Strong_20_Emphasis">elementos esenciales</text:span> que acaban de quedar establecidos (esto nos servirá como marco fijo antes de avanzar):</text:p>
      <text:p text:style-name="Horizontal_20_Line"/>
      <text:h text:style-name="Heading_20_3" text:outline-level="3">🧱 Estructura base del relato</text:h>
      <text:h text:style-name="Heading_20_4" text:outline-level="4">1. <text:span text:style-name="Strong_20_Emphasis">El punto de partida</text:span></text:h>
      <text:list xml:id="list3826668341" text:style-name="L5">
        <text:list-item>
          <text:p text:style-name="P13">Elara: joven fuerte, inteligente, exploradora, con sed de conocimiento.</text:p>
        </text:list-item>
        <text:list-item>
          <text:p text:style-name="P13">Vive en Rainwater, una aldea aislada en Lluviara.</text:p>
        </text:list-item>
        <text:list-item>
          <text:p text:style-name="P13">Criada por su abuela Mag, figura afectiva y sabia, su única familia.</text:p>
        </text:list-item>
        <text:list-item>
          <text:p text:style-name="P13">Busca una <text:span text:style-name="Strong_20_Emphasis">razón para vivir</text:span>: no se conforma con aceptar las explicaciones míticas.</text:p>
        </text:list-item>
      </text:list>
      <text:h text:style-name="Heading_20_4" text:outline-level="4">2. <text:span text:style-name="Strong_20_Emphasis">El llamado</text:span></text:h>
      <text:list xml:id="list166435535" text:style-name="L6">
        <text:list-item>
          <text:p text:style-name="P14">Guiada por <text:span text:style-name="Strong_20_Emphasis">Khron</text:span>, sacerdote del Templo de la Lluvia.</text:p>
        </text:list-item>
        <text:list-item>
          <text:p text:style-name="P14">Escucha hablar del <text:span text:style-name="Strong_20_Emphasis">Codex</text:span>, un libro legendario que contiene todo el conocimiento.</text:p>
        </text:list-item>
        <text:list-item>
          <text:p text:style-name="P14">Su muerte (de Mag) actúa como detonante: Elara decide encontrar el libro.</text:p>
        </text:list-item>
        <text:list-item>
          <text:p text:style-name="P14">Su motivación es doble: <text:span text:style-name="Strong_20_Emphasis">comprender la vida</text:span> y <text:span text:style-name="Strong_20_Emphasis">revertir la muerte</text:span>.</text:p>
        </text:list-item>
      </text:list>
      <text:h text:style-name="Heading_20_4" text:outline-level="4">3. <text:span text:style-name="Strong_20_Emphasis">La búsqueda</text:span></text:h>
      <text:list xml:id="list3836834255" text:style-name="L7">
        <text:list-item>
          <text:p text:style-name="P15">Con ayuda de Khron, estudia antiguos escritos.</text:p>
        </text:list-item>
        <text:list-item>
          <text:p text:style-name="P15">Usa su lógica y su inteligencia para <text:span text:style-name="Strong_20_Emphasis">deducir el paradero</text:span> del Codex.</text:p>
        </text:list-item>
        <text:list-item>
          <text:p text:style-name="P15">Parte sola hacia lo desconocido: una expedición peligrosa.</text:p>
        </text:list-item>
      </text:list>
      <text:h text:style-name="Heading_20_4" text:outline-level="4">4. <text:span text:style-name="Strong_20_Emphasis">La caída</text:span></text:h>
      <text:list xml:id="list1590540214" text:style-name="L8">
        <text:list-item>
          <text:p text:style-name="P16">Encuentra el Codex, pero el libro <text:span text:style-name="Strong_20_Emphasis">tiene voluntad propia</text:span>.</text:p>
        </text:list-item>
        <text:list-item>
          <text:p text:style-name="P16">Se defiende, la rechaza y la arroja mágicamente al otro lado del mundo.</text:p>
        </text:list-item>
        <text:list-item>
          <text:p text:style-name="P16">Este hecho separa a Elara del libro y marca el <text:span text:style-name="Strong_20_Emphasis">inicio de su viaje de retorno</text:span>.</text:p>
        </text:list-item>
      </text:list>
      <text:h text:style-name="Heading_20_4" text:outline-level="4">5. <text:span text:style-name="Strong_20_Emphasis">El viaje</text:span></text:h>
      <text:list xml:id="list2864783079" text:style-name="L9">
        <text:list-item>
          <text:p text:style-name="P17">Elara debe <text:span text:style-name="Strong_20_Emphasis">atravesar Lluviara</text:span> entera para regresar.</text:p>
        </text:list-item>
        <text:list-item>
          <text:p text:style-name="P17"><text:soft-page-break/>Sin mapa, sin transporte, sin aliados conocidos.</text:p>
        </text:list-item>
        <text:list-item>
          <text:p text:style-name="P17">En su viaje:</text:p>
          <text:list>
            <text:list-item>
              <text:p text:style-name="P17">Encuentra <text:span text:style-name="Strong_20_Emphasis">personajes</text:span> (maestros, enemigos, compañeros efímeros).</text:p>
            </text:list-item>
            <text:list-item>
              <text:p text:style-name="P17">Vive <text:span text:style-name="Strong_20_Emphasis">aventuras simbólicas</text:span> que revelan las verdades de cada capítulo.</text:p>
            </text:list-item>
            <text:list-item>
              <text:p text:style-name="P17">Descubre poco a poco la <text:span text:style-name="Strong_20_Emphasis">inteligencia invisible</text:span> que rige la vida.</text:p>
            </text:list-item>
            <text:list-item>
              <text:p text:style-name="P17">Se enfrenta al mal representado por <text:span text:style-name="Strong_20_Emphasis">Morgerathus</text:span>, que busca dominar el libro.</text:p>
            </text:list-item>
          </text:list>
        </text:list-item>
      </text:list>
      <text:h text:style-name="Heading_20_4" text:outline-level="4">6. <text:span text:style-name="Strong_20_Emphasis">La transformación</text:span></text:h>
      <text:list xml:id="list2921500498" text:style-name="L10">
        <text:list-item>
          <text:p text:style-name="P18">En cada capítulo, Elara <text:span text:style-name="Strong_20_Emphasis">evoluciona</text:span>:<text:line-break/>De la superstición → al conocimiento → a la sabiduría interior.</text:p>
        </text:list-item>
        <text:list-item>
          <text:p text:style-name="P18">Aprende las leyes de la vida, del pensamiento y del espíritu.</text:p>
        </text:list-item>
        <text:list-item>
          <text:p text:style-name="P18">Comprende que <text:span text:style-name="Strong_20_Emphasis">la verdadera inteligencia está dentro</text:span>.</text:p>
        </text:list-item>
      </text:list>
      <text:h text:style-name="Heading_20_4" text:outline-level="4">7. <text:span text:style-name="Strong_20_Emphasis">El retorno</text:span></text:h>
      <text:list xml:id="list335046021" text:style-name="L11">
        <text:list-item>
          <text:p text:style-name="P19">Tras un largo viaje, regresa al lugar del Codex.</text:p>
        </text:list-item>
        <text:list-item>
          <text:p text:style-name="P19">Ahora es <text:span text:style-name="Strong_20_Emphasis">sabia, poderosa, consciente</text:span>.</text:p>
        </text:list-item>
        <text:list-item>
          <text:p text:style-name="P19">Entiende que el libro solo revela a quien ya ha comprendido.</text:p>
        </text:list-item>
        <text:list-item>
          <text:p text:style-name="P19">Decide <text:span text:style-name="Strong_20_Emphasis">mantenerlo oculto</text:span>, pues su poder no debe caer en manos del mal.</text:p>
        </text:list-item>
        <text:list-item>
          <text:p text:style-name="P19">Ha encontrado <text:span text:style-name="Strong_20_Emphasis">las respuestas dentro de sí misma</text:span>.</text:p>
        </text:list-item>
      </text:list>
      <text:p text:style-name="Horizontal_20_Line"/>
      <text:p text:style-name="Text_20_body">Este argumento nos da una <text:span text:style-name="Strong_20_Emphasis">base completa y funcional</text:span>:</text:p>
      <text:list xml:id="list2315232506" text:style-name="L12">
        <text:list-item>
          <text:p text:style-name="P20">Tiene un <text:span text:style-name="Strong_20_Emphasis">inicio claro (llamado y partida)</text:span>.</text:p>
        </text:list-item>
        <text:list-item>
          <text:p text:style-name="P20">Un <text:span text:style-name="Strong_20_Emphasis">centro poderoso (viaje de aprendizaje)</text:span>.</text:p>
        </text:list-item>
        <text:list-item>
          <text:p text:style-name="P20">Y un <text:span text:style-name="Strong_20_Emphasis">final maduro (revelación y renuncia)</text:span>.</text:p>
        </text:list-item>
      </text:list>
      <text:p text:style-name="Text_20_body">Además, encaja perfectamente con el propósito filosófico del libro: mostrar que el conocimiento verdadero <text:span text:style-name="Strong_20_Emphasis">no se obtiene del exterior</text:span>, sino que se <text:span text:style-name="Strong_20_Emphasis">despierta a través de la experiencia vital</text:span>.</text:p>
      <text:p text:style-name="Horizontal_20_Line"/>
      <text:p text:style-name="Text_20_body">💡 Te propongo que el siguiente paso sea <text:span text:style-name="Strong_20_Emphasis">definir los grandes ejes simbólicos del viaje de Elara</text:span>, es decir:</text:p>
      <text:list xml:id="list3029316300" text:style-name="L13">
        <text:list-item>
          <text:p text:style-name="P21">Qué representa <text:span text:style-name="Strong_20_Emphasis">Lluviara</text:span> en el plano simbólico (¿el mundo? ¿la mente? ¿la existencia?).</text:p>
        </text:list-item>
        <text:list-item>
          <text:p text:style-name="P21">Qué representa <text:span text:style-name="Strong_20_Emphasis">el Codex</text:span>.</text:p>
        </text:list-item>
        <text:list-item>
          <text:p text:style-name="P21">Qué representa <text:span text:style-name="Strong_20_Emphasis">Morgerathus</text:span>.</text:p>
        </text:list-item>
        <text:list-item>
          <text:p text:style-name="P21"><text:soft-page-break/>Qué simboliza <text:span text:style-name="Strong_20_Emphasis">la travesía</text:span>.</text:p>
        </text:list-item>
      </text:list>
      <text:p text:style-name="Text_20_body">Estos significados darán coherencia a cada acto y capítulo, permitiendo que todas las aventuras tengan un hilo conductor filosófico.</text:p>
      <text:p text:style-name="Text_20_body">¿Quieres que trabajemos ahora en esos cuatro símbolos principales?</text:p>
      <text:h text:style-name="Heading_20_5" text:outline-level="5">You said:</text:h>
      <text:p text:style-name="Text_20_body">muy buena propuesta. me parece un excelente punto de partida. veamos. 1- Lluviara representa el mundo. Es un lugar aislado, rodeado por el mar y Sus habitantes no conocen otras tierras. 2- El Codex, representa la fuente del conocimiento, la magia, el misterio. Elara hara descubrimientos que le proporcionaran conocimientos a lo largo de sus viajes, y todos ellos estaran de algun modo relacionados con el Codex. descubrimientos tales como antiguos grabados en piedra en las paredes de cuevas, o antiguos pergaminos con escritos misticos, o el relato de ancianos sabios que repiten ensenanzas trasmitidas de padres a hijos por generaciones. mensajes misteriosos, enigmaticos, cargados de conocimiento existencial. todo parece articulado por el codex. el mismo viaje de Elara es obra del codex que la envia magicamente a un lugar misterioso, y desde ese punto de partida toda su travesia parece organizada por el mismo codex. 4- La travesia de Elara, que representa la busqueda del conocimiento, un viaje que no tiene fin. tengo un parrafo que lo describe, es el siguiente: ' La busqueda del conocimiento es un largo viaje hacia lo desconocido. cuando me disponia a iniciar la marcha el camino se presento ante mi, infinito. dude. como podria recorrer un camino que no tiene fin? los primeros rayos del sol se filtraron por la densa vegetacion del bosque apague con cuidado los ultimos restos del fuego. y me puse en pie. el camino mas largo se recorre un paso a la vez. '</text:p>
      <text:h text:style-name="Heading_20_6" text:outline-level="6">ChatGPT said:</text:h>
      <text:p text:style-name="Text_20_body">✨ Perfecto.<text:line-break/>Esto que acabas de establecer es <text:span text:style-name="Strong_20_Emphasis">esencial</text:span>.<text:line-break/>Define el marco simbólico que sostendrá todo el relato y, al mismo tiempo, fija el tono filosófico y poético del viaje.</text:p>
      <text:p text:style-name="Text_20_body">Te propongo ordenar y sintetizar lo que acabas de decir —añadiendo algunos matices para integrarlo al conjunto narrativo— para dejarlo como <text:span text:style-name="Strong_20_Emphasis">base conceptual oficial del universo de Elara</text:span>:</text:p>
      <text:p text:style-name="Horizontal_20_Line"/>
      <text:h text:style-name="Heading_20_3" text:outline-level="3">🌍 1. Lluviara – <text:span text:style-name="Emphasis">El mundo visible</text:span></text:h>
      <text:p text:style-name="Text_20_body"><text:span text:style-name="Strong_20_Emphasis">Significado simbólico:</text:span><text:line-break/>Lluviara representa <text:span text:style-name="Strong_20_Emphasis">el mundo conocido</text:span>, el ámbito de la experiencia, el escenario donde la inteligencia invisible se manifiesta. Es un <text:span text:style-name="Strong_20_Emphasis">microcosmos cerrado</text:span>, rodeado por el mar, cuyos habitantes creen que <text:span text:style-name="Strong_20_Emphasis">no existe nada más allá</text:span>.</text:p>
      <text:p text:style-name="Text_20_body"><text:span text:style-name="Strong_20_Emphasis">Dimensión filosófica:</text:span><text:line-break/>Elara, como buscadora, se mueve dentro de ese mundo cerrado y limitado, pero su viaje la llevará a descubrir que <text:span text:style-name="Strong_20_Emphasis">la frontera del mundo es una ilusión mental</text:span>. Lluviara es el reflejo de nuestra percepción: creemos conocerlo todo, cuando apenas vemos una fracción de lo real.</text:p>
      <text:p text:style-name="Text_20_body"><text:soft-page-break/><text:span text:style-name="Strong_20_Emphasis">Función narrativa:</text:span><text:line-break/>El hecho de que Lluviara esté aislada sirve para dar credibilidad a su cosmovisión: un pueblo que se cree único, con sus mitos, sus dioses, sus supersticiones.<text:line-break/>Elara será la primera en desafiar ese límite, <text:span text:style-name="Strong_20_Emphasis">intentando ver más allá de su mundo</text:span>, tanto física como espiritualmente.</text:p>
      <text:p text:style-name="Horizontal_20_Line"/>
      <text:h text:style-name="Heading_20_3" text:outline-level="3">📜 2. El Codex – <text:span text:style-name="Emphasis">La fuente del conocimiento</text:span></text:h>
      <text:p text:style-name="Text_20_body"><text:span text:style-name="Strong_20_Emphasis">Significado simbólico:</text:span><text:line-break/>El Codex representa <text:span text:style-name="Strong_20_Emphasis">la totalidad del conocimiento</text:span>, <text:span text:style-name="Strong_20_Emphasis">la mente universal</text:span>, el misterio del origen. Es, en cierto sentido, una manifestación física de la <text:span text:style-name="Strong_20_Emphasis">inteligencia invisible</text:span>: un objeto que contiene lo que el ser humano desea saber, pero que <text:span text:style-name="Strong_20_Emphasis">solo se revela a quien está preparado para comprenderlo</text:span>.</text:p>
      <text:p text:style-name="Text_20_body"><text:span text:style-name="Strong_20_Emphasis">Dimensión mística:</text:span><text:line-break/>El Codex no es solo un libro: es una <text:span text:style-name="Strong_20_Emphasis">fuerza viva</text:span>. Tiene voluntad, puede actuar, y guía los acontecimientos. El viaje de Elara parece orquestado por él, como si la misma inteligencia del universo la hubiera elegido para despertar.<text:line-break/>Cada pista, cada hallazgo, cada enseñanza que recibe, forma parte del plan del Codex para transformarla.</text:p>
      <text:p text:style-name="Text_20_body"><text:span text:style-name="Strong_20_Emphasis">Función narrativa:</text:span><text:line-break/>Su búsqueda inicial es externa —quiere <text:span text:style-name="Emphasis">encontrar</text:span> el libro—, pero a medida que avanza, la comprensión se vuelve interior: <text:span text:style-name="Strong_20_Emphasis">el verdadero Codex está en ella</text:span>, en su mente, en su espíritu. Al final, cuando lo alcanza, ya no lo necesita.</text:p>
      <text:p text:style-name="Horizontal_20_Line"/>
      <text:h text:style-name="Heading_20_3" text:outline-level="3">⚔️ 3. Morgerathus – <text:span text:style-name="Emphasis">El rostro del mal</text:span></text:h>
      <text:p text:style-name="Text_20_body">(Queda pendiente desarrollar este punto que saltamos en tu lista. Propongo esbozarlo aquí.)</text:p>
      <text:p text:style-name="Text_20_body"><text:span text:style-name="Strong_20_Emphasis">Significado simbólico:</text:span><text:line-break/>Morgerathus representa <text:span text:style-name="Strong_20_Emphasis">la corrupción del conocimiento</text:span>, la tentación de usar la sabiduría para dominar. Es la sombra que habita en toda mente inteligente: el deseo de poder, de control, de trascender los límites por la fuerza.<text:line-break/>Es el reflejo oscuro de Elara: ambos buscan el Codex, pero por motivos opuestos.</text:p>
      <text:p text:style-name="Text_20_body"><text:span text:style-name="Strong_20_Emphasis">Dimensión filosófica:</text:span><text:line-break/>Elara busca comprender; Morgerathus busca poseer.<text:line-break/>Ella se transforma a través del conocimiento; él se destruye al intentar someterlo.</text:p>
      <text:p text:style-name="Text_20_body"><text:span text:style-name="Strong_20_Emphasis">Función narrativa:</text:span><text:line-break/>Sus apariciones puntúan el viaje de Elara, recordándole que <text:span text:style-name="Strong_20_Emphasis">todo saber implica una responsabilidad moral</text:span>. Representa el riesgo de la inteligencia sin conciencia.</text:p>
      <text:p text:style-name="Horizontal_20_Line"/>
      <text:h text:style-name="Heading_20_3" text:outline-level="3"><text:soft-page-break/>🛤️ 4. La Travesía – <text:span text:style-name="Emphasis">El camino del conocimiento</text:span></text:h>
      <text:p text:style-name="Text_20_body"><text:span text:style-name="Strong_20_Emphasis">Significado simbólico:</text:span><text:line-break/>La travesía de Elara es <text:span text:style-name="Strong_20_Emphasis">la búsqueda del conocimiento</text:span>, una marcha hacia lo desconocido, sin fin visible.<text:line-break/>Cada paso representa una nueva comprensión. Cada obstáculo, una lección.<text:line-break/>El viaje no termina cuando alcanza su meta, sino cuando <text:span text:style-name="Strong_20_Emphasis">acepta que el conocimiento verdadero no tiene final</text:span>.</text:p>
      <text:p text:style-name="Text_20_body"><text:span text:style-name="Strong_20_Emphasis">Fragmento representativo (tuyo, hermoso y potente):</text:span></text:p>
      <text:p text:style-name="Quotations">“La búsqueda del conocimiento es<text:line-break/>un largo viaje hacia lo desconocido.<text:line-break/>Cuando me disponía a iniciar la marcha,<text:line-break/>el camino se presentó ante mí,<text:line-break/>infinito.<text:line-break/>Dudé.<text:line-break/>¿Cómo podría recorrer un camino que no tiene fin?</text:p>
      <text:p text:style-name="Quotations">Los primeros rayos del sol se filtraron por la densa vegetación del bosque.<text:line-break/>Apagué con cuidado los últimos restos del fuego,<text:line-break/>y me puse en pie.</text:p>
      <text:p text:style-name="Quotations">El camino más largo se recorre<text:line-break/>un paso a la vez.”</text:p>
      <text:p text:style-name="Text_20_body">Este pasaje podría ser <text:span text:style-name="Strong_20_Emphasis">la apertura del Acto 3</text:span>, cuando Elara, tras ser arrojada por el Codex a un lugar desconocido, se levanta y comprende que su única opción es avanzar. Es su primer acto de fe en el viaje, su aceptación del destino.</text:p>
      <text:p text:style-name="Horizontal_20_Line"/>
      <text:p text:style-name="Text_20_body">Si estás de acuerdo con este marco simbólico, el próximo paso podría ser:<text:line-break/>👉 <text:span text:style-name="Strong_20_Emphasis">establecer la estructura dramática del Acto 3</text:span>, viendo cómo en cada capítulo (8–13) Elara vive una experiencia distinta que encarna uno de estos principios (la vida, el ADN, la reproducción, los individuos, el ciclo de vida, el sistema).</text:p>
      <text:p text:style-name="Text_20_body">¿Quieres que avancemos con eso ahora —definir el arco narrativo del Acto 3—, o prefieres antes que completemos la definición simbólica del mal (Morgerathus) en más detalle?</text:p>
      <text:h text:style-name="Heading_20_5" text:outline-level="5">You said:</text:h>
      <text:p text:style-name="Text_20_body">Exactamente. El punto que debemos trabajar mas es Morgerathus y el mal, y es lo que haremos a continuacion y es por eso que no lo he incluido en la lista anterior. Lo que propones acerca de Lluviara, el Codex y la Travesia me parece muy acertado. Veamos ahora como podemos dar significado al mal en esta historia. Y como podemos crear una linea argumental general para la lucha entre el bien y el mal.</text:p>
      <text:h text:style-name="Heading_20_6" text:outline-level="6">ChatGPT said:</text:h>
      <text:p text:style-name="Text_20_body">Excelente. 🌑<text:line-break/>El tratamiento del <text:span text:style-name="Strong_20_Emphasis">mal</text:span> es crucial porque define la profundidad ética y espiritual del relato. No basta con <text:soft-page-break/>que haya un antagonista: debemos entender <text:span text:style-name="Strong_20_Emphasis">qué representa</text:span>, <text:span text:style-name="Strong_20_Emphasis">por qué existe</text:span> y <text:span text:style-name="Strong_20_Emphasis">qué función cumple</text:span> en el viaje de Elara.</text:p>
      <text:p text:style-name="Text_20_body">En una historia como esta —de búsqueda, conocimiento y trascendencia—, el mal no puede ser un simple enemigo exterior. Debe tener <text:span text:style-name="Strong_20_Emphasis">una raíz interior y filosófica</text:span>.</text:p>
      <text:p text:style-name="Text_20_body">Propongo que trabajemos desde tres niveles simultáneos:</text:p>
      <text:p text:style-name="Horizontal_20_Line"/>
      <text:h text:style-name="Heading_20_2" text:outline-level="2">⚫ 1. El significado del mal en la historia</text:h>
      <text:p text:style-name="Text_20_body">El mal no es solo una fuerza destructiva: es <text:span text:style-name="Strong_20_Emphasis">la sombra de la inteligencia</text:span>.<text:line-break/>Allí donde hay razón, conocimiento o poder, aparece la posibilidad de corromperlo.<text:line-break/>El mal surge cuando <text:span text:style-name="Strong_20_Emphasis">la inteligencia pierde su centro</text:span>, cuando se separa de su propósito vital.</text:p>
      <text:p text:style-name="Text_20_body">En el universo de Lluviara, el mal representa <text:span text:style-name="Strong_20_Emphasis">la ruptura del equilibrio natural</text:span>, la negación del orden invisible que sostiene la vida.</text:p>
      <text:p text:style-name="Text_20_body">Así, el mal en esta historia podría entenderse como:</text:p>
      <text:p text:style-name="Quotations"><text:span text:style-name="Strong_20_Emphasis">El intento de poseer lo que debe comprenderse,<text:line-break/>de dominar lo que debe amarse,<text:line-break/>de utilizar lo sagrado para servir al ego.</text:span></text:p>
      <text:p text:style-name="Text_20_body">Esta visión nos permite mostrar que <text:span text:style-name="Strong_20_Emphasis">Elara y Morgerathus son reflejos opuestos</text:span> de una misma búsqueda.<text:line-break/>Ambos desean conocer, pero uno busca <text:span text:style-name="Strong_20_Emphasis">para servir a la vida</text:span>, y el otro <text:span text:style-name="Strong_20_Emphasis">para dominarla</text:span>.</text:p>
      <text:p text:style-name="Horizontal_20_Line"/>
      <text:h text:style-name="Heading_20_2" text:outline-level="2">🔥 2. Morgerathus – El rostro del mal</text:h>
      <text:h text:style-name="Heading_20_3" text:outline-level="3">Su origen:</text:h>
      <text:p text:style-name="Text_20_body">Morgerathus fue en otro tiempo <text:span text:style-name="Strong_20_Emphasis">un sabio</text:span>, quizás incluso <text:span text:style-name="Strong_20_Emphasis">sacerdote o alquimista</text:span> del antiguo templo donde se mencionaba el Codex. Su conocimiento lo hizo poderoso, pero también arrogante. Creyó que el mundo podía ser dominado si uno comprendía sus leyes.</text:p>
      <text:p text:style-name="Text_20_body">Durante sus experimentos o rituales para obtener la sabiduría absoluta, <text:span text:style-name="Strong_20_Emphasis">el Codex lo rechazó</text:span>, tal como luego haría con Elara. Pero a diferencia de ella, Morgerathus <text:span text:style-name="Strong_20_Emphasis">no aceptó la lección</text:span>. Fue consumido por su deseo y deformado por el poder que no comprendía.</text:p>
      <text:p text:style-name="Text_20_body">Así se convirtió en <text:span text:style-name="Strong_20_Emphasis">el mago oscuro</text:span>, una mente brillante atrapada en la sombra.</text:p>
      <text:h text:style-name="Heading_20_3" text:outline-level="3">Su objetivo:</text:h>
      <text:p text:style-name="Text_20_body">Morgerathus busca <text:span text:style-name="Strong_20_Emphasis">el Codex</text:span> no para aprender, sino para <text:span text:style-name="Strong_20_Emphasis">reescribir la realidad</text:span>. Quiere alterar las leyes del mundo, imponer su voluntad sobre la vida y la muerte.<text:line-break/>Es la encarnación del <text:span text:style-name="Strong_20_Emphasis">conocimiento sin conciencia</text:span>.</text:p>
      <text:h text:style-name="Heading_20_3" text:outline-level="3"><text:soft-page-break/>Su simbolismo:</text:h>
      <text:p text:style-name="Text_20_body">Morgerathus representa:</text:p>
      <text:list xml:id="list62385619" text:style-name="L14">
        <text:list-item>
          <text:p text:style-name="P22">El orgullo del intelecto.</text:p>
        </text:list-item>
        <text:list-item>
          <text:p text:style-name="P22">El deseo de eternidad mediante el dominio.</text:p>
        </text:list-item>
        <text:list-item>
          <text:p text:style-name="P22">La separación entre saber y ser.</text:p>
        </text:list-item>
      </text:list>
      <text:p text:style-name="Text_20_body">Es, en esencia, lo que Elara podría llegar a ser <text:span text:style-name="Strong_20_Emphasis">si fracasara en su evolución espiritual</text:span>.</text:p>
      <text:p text:style-name="Horizontal_20_Line"/>
      <text:h text:style-name="Heading_20_2" text:outline-level="2">⚔️ 3. La lucha entre el bien y el mal</text:h>
      <text:h text:style-name="Heading_20_3" text:outline-level="3">Nivel externo:</text:h>
      <text:p text:style-name="Text_20_body">A lo largo del viaje, Elara encontrará los rastros de Morgerathus: aldeas arrasadas, regiones corrompidas por su magia, criaturas deformadas por su ambición.<text:line-break/>Él mismo rara vez se mostrará físicamente; su presencia será como una sombra que se extiende sobre Lluviara.</text:p>
      <text:p text:style-name="Text_20_body">A medida que Elara avanza, ambos se acercan al Codex desde extremos opuestos del mundo.<text:line-break/>Su encuentro final no será solo un combate físico o mágico, sino <text:span text:style-name="Strong_20_Emphasis">una confrontación de visiones</text:span>.</text:p>
      <text:h text:style-name="Heading_20_3" text:outline-level="3">Nivel interno:</text:h>
      <text:p text:style-name="Text_20_body">La verdadera lucha ocurre dentro de Elara.<text:line-break/>En varios momentos, la tentación del poder se le presentará. El Codex la pondrá a prueba.<text:line-break/>Le ofrecerá el dominio sobre la vida, la posibilidad de alterar la muerte, la sabiduría total.<text:line-break/>Cada vez que ceda al deseo o al miedo, la sombra de Morgerathus crecerá dentro de ella.</text:p>
      <text:p text:style-name="Text_20_body">Al final comprenderá que <text:span text:style-name="Strong_20_Emphasis">el mal no se destruye, se trasciende</text:span>: no hay victoria definitiva sobre la oscuridad, solo comprensión, aceptación y equilibrio.</text:p>
      <text:h text:style-name="Heading_20_3" text:outline-level="3">Conclusión moral:</text:h>
      <text:p text:style-name="Quotations">“El mal no es una fuerza externa que deba ser vencida,<text:line-break/>sino una posibilidad interior que debe ser reconocida.”</text:p>
      <text:p text:style-name="Text_20_body">Así, el final del libro —cuando Elara decide <text:span text:style-name="Strong_20_Emphasis">no quedarse con el Codex</text:span>, sino ocultarlo— se convierte en el verdadero triunfo: ha vencido la tentación que destruyó a Morgerathus.</text:p>
      <text:p text:style-name="Horizontal_20_Line"/>
      <text:h text:style-name="Heading_20_2" text:outline-level="2">🌘 4. Línea argumental del conflicto bien–mal</text:h>
      <text:p text:style-name="Text_20_body">Podemos resumirla así:</text:p>
      <text:list xml:id="list3222049404" text:style-name="L15">
        <text:list-item>
          <text:p text:style-name="P23"><text:soft-page-break/><text:span text:style-name="Strong_20_Emphasis">Inicio:</text:span> Elara busca el Codex con un propósito noble, pero egoísta (entender la vida y traer de vuelta a su abuela).</text:p>
        </text:list-item>
        <text:list-item>
          <text:p text:style-name="P23"><text:span text:style-name="Strong_20_Emphasis">Caída:</text:span> Al tocar el libro, es rechazada y arrojada lejos. El Codex no castiga: <text:span text:style-name="Strong_20_Emphasis">enseña</text:span>.</text:p>
        </text:list-item>
        <text:list-item>
          <text:p text:style-name="P23"><text:span text:style-name="Strong_20_Emphasis">Viaje:</text:span> En su camino, se enfrenta a la sombra del mundo —la obra de Morgerathus— y a su propia sombra.</text:p>
        </text:list-item>
        <text:list-item>
          <text:p text:style-name="P23"><text:span text:style-name="Strong_20_Emphasis">Encuentro:</text:span> En el clímax, Elara enfrenta a Morgerathus, comprendiendo que él no es su enemigo, sino <text:span text:style-name="Strong_20_Emphasis">su reflejo corrompido</text:span>.</text:p>
        </text:list-item>
        <text:list-item>
          <text:p text:style-name="P23"><text:span text:style-name="Strong_20_Emphasis">Redención:</text:span> Elara vence no por poder, sino por comprensión. No destruye a Morgerathus: lo libera o lo trasciende.</text:p>
        </text:list-item>
        <text:list-item>
          <text:p text:style-name="P23"><text:span text:style-name="Strong_20_Emphasis">Epílogo:</text:span> Guarda el Codex. Entiende que el conocimiento es sagrado. Y que <text:span text:style-name="Strong_20_Emphasis">el verdadero mal es olvidar eso</text:span>.</text:p>
        </text:list-item>
      </text:list>
      <text:p text:style-name="Horizontal_20_Line"/>
      <text:p text:style-name="Text_20_body">¿Quieres que a partir de esta base elaboremos un <text:span text:style-name="Strong_20_Emphasis">boceto cronológico</text:span> de cómo se manifiesta Morgerathus y su influencia a lo largo de los actos? (por ejemplo: menciones iniciales, aparición indirecta, amenaza creciente, confrontación final).<text:line-break/>Eso nos ayudará luego a entrelazar su presencia con la evolución de Elara.</text:p>
      <text:h text:style-name="Heading_20_5" text:outline-level="5">You said:</text:h>
      <text:p text:style-name="Text_20_body">no. espera. tenemos que trabajar un poco mas en esta linea argumental. primero voy a proporcionarte algunos detalles mas. empecemos por lo siguiente:'A lo largo de toda la historia se desarrolla un lucha entre el bien y el mal de la que Elara no tendra conocimiento hasta los ultimos capitulos. esto convierte a Elara en una presa facil, ya que esta desprevenida. El objetivo de Elara es encontrar el codice perdido, el antiguo libro magico que contiene todo el conocimiento, pero Elara no sabe que el mal Tambien quiere apoderarse del libro para utilizar su enorme poder con fines malignos. En esta historia, el mal en su forma mas pura esta encarnado por el malvado mago Morgerathus, que intentara por todos los medio apoderarse del libro magico para utilizar su poder para conquistar el mundo. Morgerathus luchara desde las sombras, en la distancia, y seran sus secuaces quienes perseguiran, acecharan, conspiraran y se enfrentaran a Elara en cada capitulo. Morgerathus ha conseguido la inmortalidad a traves de la magia, y nunca ha existido ni existira un mago mas poderoso, ni tampoco mas malvado. Elara sabe adonde se encuentra el codice perdido, pero Morgerathus no. Por este motivo Morgerathus no puede deshacerse de Elara hasta que averigue adonde esta el codice. Intentara obtener la informacion mediante enganos y perseguira a Elara continuamente para apoderarse del libro. Al final de la historia se desarrollara la batalla final.'</text:p>
      <text:h text:style-name="Heading_20_6" text:outline-level="6">ChatGPT said:</text:h>
      <text:p text:style-name="Text_20_body">Excelente. Este planteamiento que traes es muy sólido —tiene la estructura clásica de la gran aventura épica y al mismo tiempo deja espacio para el misterio y la tensión psicológica. Podemos trabajar sobre esta base para dar profundidad simbólica al conflicto entre el <text:span text:style-name="Strong_20_Emphasis">bien</text:span> y el <text:span text:style-name="Strong_20_Emphasis">mal</text:span>, y dotar a Morgerathus de una <text:span text:style-name="Strong_20_Emphasis">motivación trascendente</text:span>, no meramente destructiva.<text:line-break/><text:soft-page-break/>Permíteme analizar lo que ya tenemos y luego proponerte un desarrollo argumental coherente con el tono adulto y realista que mencionabas.</text:p>
      <text:p text:style-name="Horizontal_20_Line"/>
      <text:h text:style-name="Heading_20_3" text:outline-level="3">🔹 Análisis de la base</text:h>
      <text:list xml:id="list555621904" text:style-name="L16">
        <text:list-item>
          <text:p text:style-name="P24">El <text:span text:style-name="Strong_20_Emphasis">bien</text:span> está representado por <text:span text:style-name="Strong_20_Emphasis">Elara</text:span>, aunque ella no es consciente de ello. Ella busca el conocimiento, pero lo hace impulsada por una inquietud interior, una necesidad espiritual, no por ansias de poder. Es decir: <text:span text:style-name="Strong_20_Emphasis">su búsqueda es pura, pero no completamente lúcida.</text:span></text:p>
        </text:list-item>
        <text:list-item>
          <text:p text:style-name="P24">El <text:span text:style-name="Strong_20_Emphasis">mal</text:span>, en cambio, está encarnado en <text:span text:style-name="Strong_20_Emphasis">Morgerathus</text:span>, quien sí comprende la magnitud del poder que busca, pero ha perdido toda conexión con el Espíritu (la inteligencia de la vida). Su deseo de dominio no es simple ambición: es <text:span text:style-name="Strong_20_Emphasis">una forma perversa de buscar sentido</text:span>. Él busca el conocimiento absoluto no para comprender, sino para <text:span text:style-name="Strong_20_Emphasis">someter la realidad a su voluntad.</text:span></text:p>
        </text:list-item>
        <text:list-item>
          <text:p text:style-name="P24">Esta diferencia sutil —la búsqueda del conocimiento para <text:span text:style-name="Strong_20_Emphasis">comprender</text:span> frente a la búsqueda del conocimiento para <text:span text:style-name="Strong_20_Emphasis">dominar</text:span>— será el eje simbólico del conflicto entre ambos.</text:p>
        </text:list-item>
      </text:list>
      <text:p text:style-name="Horizontal_20_Line"/>
      <text:h text:style-name="Heading_20_3" text:outline-level="3">🔹 Estructura argumental sugerida de la lucha entre el bien y el mal</text:h>
      <text:list xml:id="list840832151" text:style-name="L17">
        <text:list-item>
          <text:p text:style-name="P25"><text:span text:style-name="Strong_20_Emphasis">El mal como inteligencia antigua</text:span></text:p>
          <text:list>
            <text:list-item>
              <text:p text:style-name="P25">Morgerathus no es un simple mago malvado. Es un ser que, en el pasado remoto, <text:span text:style-name="Strong_20_Emphasis">formó parte de los guardianes del conocimiento</text:span>, aquellos encargados de custodiar los secretos del Codex.</text:p>
            </text:list-item>
            <text:list-item>
              <text:p text:style-name="P25">Pero su corazón fue corrompido por el deseo de dominar el mundo con ese saber.</text:p>
            </text:list-item>
            <text:list-item>
              <text:p text:style-name="P25">Fue entonces condenado a vivir eternamente, <text:span text:style-name="Strong_20_Emphasis">sin poder morir</text:span>, como castigo por haber querido convertirse en dios.</text:p>
            </text:list-item>
            <text:list-item>
              <text:p text:style-name="P25">Desde entonces, ha habitado en las sombras del tiempo, influenciando reinos, envenenando mentes, buscando el rastro del Codex perdido.</text:p>
            </text:list-item>
          </text:list>
        </text:list-item>
        <text:list-item>
          <text:p text:style-name="P25"><text:span text:style-name="Strong_20_Emphasis">Elara como elegida inconsciente</text:span></text:p>
          <text:list>
            <text:list-item>
              <text:p text:style-name="P25">Elara desconoce su destino, pero su <text:span text:style-name="Strong_20_Emphasis">linaje está ligado a los antiguos guardianes</text:span> del libro. Su espíritu está conectado a la inteligencia viva que protege el conocimiento.</text:p>
            </text:list-item>
            <text:list-item>
              <text:p text:style-name="P25">Morgerathus lo sabe, y por eso la sigue: no puede acceder al Codex por sí mismo, necesita a alguien con esa conexión espiritual.</text:p>
            </text:list-item>
            <text:list-item>
              <text:p text:style-name="P25">Su plan es <text:span text:style-name="Strong_20_Emphasis">utilizar a Elara para abrir el camino</text:span>, y luego deshacerse de ella.</text:p>
            </text:list-item>
          </text:list>
        </text:list-item>
        <text:list-item>
          <text:p text:style-name="P25"><text:span text:style-name="Strong_20_Emphasis">El mal actúa desde las sombras</text:span></text:p>
          <text:list>
            <text:list-item>
              <text:p text:style-name="P25">Morgerathus nunca se enfrenta directamente a Elara durante la mayor parte del relato.</text:p>
            </text:list-item>
            <text:list-item>
              <text:p text:style-name="P25"><text:soft-page-break/>Actúa a través de <text:span text:style-name="Strong_20_Emphasis">emisarios, cultos, criaturas invocadas, o hombres corrompidos por su influencia.</text:span></text:p>
            </text:list-item>
            <text:list-item>
              <text:p text:style-name="P25">Esto mantiene la tensión constante, y su presencia se percibe más como una <text:span text:style-name="Strong_20_Emphasis">fuerza invisible y omnipresente</text:span>, una amenaza que siempre acecha pero rara vez se ve.</text:p>
            </text:list-item>
          </text:list>
        </text:list-item>
        <text:list-item>
          <text:p text:style-name="P25"><text:span text:style-name="Strong_20_Emphasis">El bien como descubrimiento interior</text:span></text:p>
          <text:list>
            <text:list-item>
              <text:p text:style-name="P25">A lo largo de su viaje, Elara no lucha por "el bien" en un sentido moral simple.</text:p>
            </text:list-item>
            <text:list-item>
              <text:p text:style-name="P25">Su lucha es <text:span text:style-name="Strong_20_Emphasis">por la verdad</text:span>, por la comprensión de lo que realmente es la vida, la magia, y su propio espíritu.</text:p>
            </text:list-item>
            <text:list-item>
              <text:p text:style-name="P25">Solo al final descubrirá que su búsqueda personal ha sido, en realidad, <text:span text:style-name="Strong_20_Emphasis">la defensa del equilibrio del mundo.</text:span></text:p>
            </text:list-item>
          </text:list>
        </text:list-item>
        <text:list-item>
          <text:p text:style-name="P25"><text:span text:style-name="Strong_20_Emphasis">El clímax</text:span></text:p>
          <text:list>
            <text:list-item>
              <text:p text:style-name="P25">En el enfrentamiento final, Morgerathus logrará tener el Codex en sus manos, pero será incapaz de leerlo.</text:p>
            </text:list-item>
            <text:list-item>
              <text:p text:style-name="P25">El conocimiento absoluto solo puede ser revelado a quien <text:span text:style-name="Strong_20_Emphasis">no desea dominarlo</text:span>, sino comprenderlo.</text:p>
            </text:list-item>
            <text:list-item>
              <text:p text:style-name="P25">Allí comprenderá su condena: la inmortalidad no era un don, sino una prisión.</text:p>
            </text:list-item>
            <text:list-item>
              <text:p text:style-name="P25">Elara, por el contrario, al aceptar su pequeñez ante el misterio, se vuelve digna del conocimiento.</text:p>
            </text:list-item>
            <text:list-item>
              <text:p text:style-name="P25">Así, el bien vence no por fuerza, sino por comprensión.</text:p>
            </text:list-item>
          </text:list>
        </text:list-item>
      </text:list>
      <text:p text:style-name="Horizontal_20_Line"/>
      <text:h text:style-name="Heading_20_3" text:outline-level="3">🔹 En resumen</text:h>
      <text:list xml:id="list66714907" text:style-name="L18">
        <text:list-item>
          <text:p text:style-name="P26"><text:span text:style-name="Strong_20_Emphasis">Morgerathus:</text:span> representa la corrupción del conocimiento —el deseo de dominar la creación.</text:p>
        </text:list-item>
        <text:list-item>
          <text:p text:style-name="P26"><text:span text:style-name="Strong_20_Emphasis">Elara:</text:span> representa la pureza de la búsqueda —el deseo de comprender la creación.</text:p>
        </text:list-item>
        <text:list-item>
          <text:p text:style-name="P26"><text:span text:style-name="Strong_20_Emphasis">El Codex:</text:span> es el símbolo del conocimiento absoluto —ni bueno ni malo, sino reflejo del corazón que lo busca.</text:p>
        </text:list-item>
        <text:list-item>
          <text:p text:style-name="P26"><text:span text:style-name="Strong_20_Emphasis">El mal:</text:span> actúa desde la sombra, a través de la ambición, la manipulación y el miedo.</text:p>
        </text:list-item>
        <text:list-item>
          <text:p text:style-name="P26"><text:span text:style-name="Strong_20_Emphasis">El bien:</text:span> no se impone; se revela solo a quien tiene la humildad de buscar.</text:p>
        </text:list-item>
      </text:list>
      <text:p text:style-name="Horizontal_20_Line"/>
      <text:p text:style-name="Text_20_body">¿Quieres que te proponga ahora un <text:span text:style-name="Strong_20_Emphasis">esquema narrativo general</text:span> (en 5 fases o actos) para el desarrollo de esta lucha entre Elara y Morgerathus —desde el desconocimiento inicial hasta el enfrentamiento final—, o prefieres que primero profundicemos en la <text:span text:style-name="Strong_20_Emphasis">psicología y motivaciones</text:span> de Morgerathus para hacerlo más complejo y creíble?</text:p>
      <text:h text:style-name="Heading_20_5" text:outline-level="5"><text:soft-page-break/>You said:</text:h>
      <text:p text:style-name="Text_20_body">aqui va una idea general con los elementos principales. Nueve Siglos antes del tiempo de Elara existio una ciudad llamada Aquanthis. en ella vivio un pueblo que adoraba el conocimiento, los Acquahrkai. bajo el reinado de Nytharion, el mas sabio de todos los reyes, crearon un libro magico que contenia todo el conocimiento. tanto conocimiento se acumulo en el libro que cobro conciencia y voluntad. la leyenda cuenta que el poder magico del libro era insuperable. al principio el poder del libro fue utilizado para el bien. hasta que un dia un mago malvado llamado Morgerathus se apodero del libro con el fin de utilizar su poder para conquistar el mundo. hubo guerra y el ejercito del mal ocupo la ciudad. fue entonces cuando el codex trasporto magicamente al rey y a todas las personas buenas del reino a un lugar seguro en las montanas, y en un instante destruyo la ciudad derrotando asi al mal. el rey Nytharion decidio que el libro debia ser ocultado en un lugar seguro para siempre, para evitar que el mal pudiera volver a utilizarlo. un batallon del ejercito llevo al libro al lugar mas inaccesible de Lluviara, pero antes el rey ordeno a los magos crear un sello magico, para cerrar el libro, para que nadie pudiera acceder al contenido de sus paginas. fue asi que crearon una llave magica que entregaron al rey. solo aquel que posea la llave podria consultar el libro. El rey, antes de morir, oculto la llave y creo un mapa con su ubicacion. un mapa realizado en cristal de roca, que posteriormente corto en 9 partes iguales, con las que creo 9 talismanes magicos, que entrego a nueve familias, con una orden precisa, cuidar del talisman por los siglos que vendrian. el talisman les protegeria, les haria prosperar, pero ellos a cambio Debian protegerlo, evitando que los talismanes cayeran en las manos del mal, generacion tras generacion. con el paso de los siglos los amuletos se han dispersado por Lluviara, y quienes los tienen en su poder ya no saben muy bien lo que significan. desde que el libro ha sido ocultado y sellado magicamente, Morgerathus ha estado buscandolo sin exito. La magia de Morgerathus no puede encontrar el libro porque ha sido protegido con un encantamiento. sin embargo, despues de nueve siglos de busqueda finalmente ha detectado la actividad magica del libro. el rastro magico lo ha llevado hasta Elara perdida en el lugar adonde el codex la ha enviado. el libro no esta alli, pero ahora sabe que Elara sabe adonde esta. desde ese momento, la seguira desde las sombras. en cada capitulo Morgerathus y sus secuaces, intentaran sabotear los planes de Elara, conseguir informacion y evitar que Elara consiga los amuletos. Elara no sabra de la existencia de los amuletos ni de su poder hasta los ultimos capitulos, por este motivo sera facil despojarla de ellos. hacia los ultimos capitulos Morgerathus comprendera que proporcionandole la llave Elara les llevara hasta el codex, entonces dejara que consiga todos los amuletos y que consiga la llave. sin embargo la llave es falsa. Elara les llevara hasta el codex y su llave no funcionara. entonces se desarrollara la batalla final.</text:p>
      <text:h text:style-name="Heading_20_6" text:outline-level="6">ChatGPT said:</text:h>
      <text:p text:style-name="Text_20_body">Perfecto.<text:line-break/>Lo que acabas de escribir es <text:span text:style-name="Strong_20_Emphasis">el esqueleto mítico central</text:span> de toda la saga —la <text:span text:style-name="Emphasis">cosmogonía</text:span> de Lluviara—, y tiene una fuerza narrativa y simbólica enorme.<text:line-break/>Con este fundamento ya podemos dar forma coherente y madura al conflicto entre <text:span text:style-name="Strong_20_Emphasis">Elara</text:span> y <text:span text:style-name="Strong_20_Emphasis">Morgerathus</text:span>, y también establecer el tono épico y místico que buscas: fantástico, pero verosímil, cargado de historia y peso moral.</text:p>
      <text:p text:style-name="Text_20_body">Permíteme organizar y comentar tu planteamiento, y luego te propongo una <text:span text:style-name="Strong_20_Emphasis">línea argumental general</text:span> que podemos utilizar como marco de referencia para toda la historia.</text:p>
      <text:p text:style-name="Horizontal_20_Line"/>
      <text:h text:style-name="Heading_20_2" text:outline-level="2"><text:soft-page-break/>🔹 Análisis del planteamiento</text:h>
      <text:h text:style-name="Heading_20_3" text:outline-level="3">1. El origen del conocimiento</text:h>
      <text:list xml:id="list2749300485" text:style-name="L19">
        <text:list-item>
          <text:p text:style-name="P27">La ciudad de <text:span text:style-name="Strong_20_Emphasis">Aquanthis</text:span> y el pueblo <text:span text:style-name="Strong_20_Emphasis">Acquahrkai</text:span> representan la cumbre del conocimiento humano.</text:p>
        </text:list-item>
        <text:list-item>
          <text:p text:style-name="P27">El <text:span text:style-name="Strong_20_Emphasis">Codex</text:span> nace como resultado del anhelo de sabiduría de un pueblo justo. Su conocimiento se vuelve tan vasto que <text:span text:style-name="Strong_20_Emphasis">cobra conciencia y voluntad propia</text:span>.</text:p>
          <text:p text:style-name="P1">Este detalle es magnífico: convierte al libro en una <text:span text:style-name="Emphasis">entidad viva</text:span>, reflejo de la inteligencia universal.<text:line-break/>Simbólicamente, el Codex es una metáfora de la <text:span text:style-name="Emphasis">vida misma</text:span>: conocimiento acumulado que despierta.</text:p>
        </text:list-item>
      </text:list>
      <text:h text:style-name="Heading_20_3" text:outline-level="3">2. El surgimiento del mal</text:h>
      <text:list xml:id="list5372637" text:style-name="L20">
        <text:list-item>
          <text:p text:style-name="P28"><text:span text:style-name="Strong_20_Emphasis">Morgerathus</text:span> aparece como el primer traidor del espíritu del conocimiento. No desea comprender, sino dominar.</text:p>
        </text:list-item>
        <text:list-item>
          <text:p text:style-name="P28">Su caída es comparable a la del Lucifer bíblico o al mito de Prometeo corrompido.</text:p>
          <text:p text:style-name="P2">Es decir, Morgerathus es un sabio que quiso ser dios.<text:line-break/>Por eso su condena es la inmortalidad: nunca podrá volver a unirse al ciclo de la vida.</text:p>
        </text:list-item>
        <text:list-item>
          <text:p text:style-name="P28">Cuando toma el libro, el mal desciende sobre Aquanthis y comienza la guerra.</text:p>
        </text:list-item>
      </text:list>
      <text:h text:style-name="Heading_20_3" text:outline-level="3">3. El sacrificio y la huida</text:h>
      <text:list xml:id="list1361838054" text:style-name="L21">
        <text:list-item>
          <text:p text:style-name="P29">El <text:span text:style-name="Strong_20_Emphasis">Codex</text:span>, consciente, interviene y destruye la ciudad para erradicar el mal, salvando solo a los puros.</text:p>
        </text:list-item>
        <text:list-item>
          <text:p text:style-name="P29">El rey <text:span text:style-name="Strong_20_Emphasis">Nytharion</text:span>, símbolo del equilibrio, comprende que el conocimiento absoluto es demasiado peligroso.</text:p>
          <text:p text:style-name="P3">Este acto sella el destino de la humanidad: desde entonces el saber estará disperso, dividido en fragmentos (los nueve talismanes).</text:p>
        </text:list-item>
      </text:list>
      <text:h text:style-name="Heading_20_3" text:outline-level="3">4. El sello del conocimiento</text:h>
      <text:list xml:id="list1259871881" text:style-name="L22">
        <text:list-item>
          <text:p text:style-name="P30">La <text:span text:style-name="Strong_20_Emphasis">llave mágica</text:span> simboliza el <text:span text:style-name="Emphasis">camino espiritual</text:span> que permite abrir el conocimiento verdadero.</text:p>
        </text:list-item>
        <text:list-item>
          <text:p text:style-name="P30">Dividir el mapa en <text:span text:style-name="Strong_20_Emphasis">nueve talismanes</text:span> es un recurso excelente: introduce la <text:span text:style-name="Emphasis">búsqueda por fragmentos</text:span>, típica de las grandes epopeyas (como los anillos, las gemas o los sellos antiguos).</text:p>
          <text:p text:style-name="P4">Cada talismán puede ser guardado por una familia o clan que representa una virtud o saber particular.<text:line-break/>Con el paso del tiempo, esas familias han olvidado su deber: esto agrega una capa melancólica, casi bíblica, al relato.</text:p>
        </text:list-item>
      </text:list>
      <text:h text:style-name="Heading_20_3" text:outline-level="3"><text:soft-page-break/>5. El resurgir del mal</text:h>
      <text:list xml:id="list1844343188" text:style-name="L23">
        <text:list-item>
          <text:p text:style-name="P31">Morgerathus, eterno, sigue buscando el Codex. Su magia no puede localizarlo porque ha sido ocultado con un encantamiento superior.</text:p>
        </text:list-item>
        <text:list-item>
          <text:p text:style-name="P31">Después de nueve siglos, detecta un rastro: <text:span text:style-name="Strong_20_Emphasis">Elara</text:span>.</text:p>
          <text:p text:style-name="P5">Ella no tiene el libro, pero su espíritu está conectado con él.<text:line-break/>Así, Morgerathus comprende que debe seguirla, manipularla y usarla.</text:p>
        </text:list-item>
      </text:list>
      <text:h text:style-name="Heading_20_3" text:outline-level="3">6. Elara como instrumento del destino</text:h>
      <text:list xml:id="list1614828554" text:style-name="L24">
        <text:list-item>
          <text:p text:style-name="P32">Al principio, Elara ignora todo esto. Solo siente una <text:span text:style-name="Strong_20_Emphasis">llamada interior</text:span> a buscar respuestas.</text:p>
        </text:list-item>
        <text:list-item>
          <text:p text:style-name="P32">Sin saberlo, obedece al Codex, que la guía hacia sí mismo.</text:p>
        </text:list-item>
        <text:list-item>
          <text:p text:style-name="P32">Morgerathus, desde las sombras, se aprovecha de su inocencia.</text:p>
          <text:p text:style-name="P6">Cada encuentro o prueba que supera puede estar influenciado por sus agentes o enemigos.<text:line-break/>Así, se construye la tensión: Elara no lucha contra un enemigo visible, sino contra un poder invisible que todo lo manipula.</text:p>
        </text:list-item>
      </text:list>
      <text:h text:style-name="Heading_20_3" text:outline-level="3">7. El clímax</text:h>
      <text:list xml:id="list1247488973" text:style-name="L25">
        <text:list-item>
          <text:p text:style-name="P33">En los últimos capítulos, Morgerathus cambia de estrategia: deja que Elara reúna los talismanes.</text:p>
        </text:list-item>
        <text:list-item>
          <text:p text:style-name="P33">La falsa llave es su trampa final.</text:p>
        </text:list-item>
        <text:list-item>
          <text:p text:style-name="P33">Cuando la lleva al Codex, el sello no se abre, y el mal se manifiesta en toda su fuerza.</text:p>
        </text:list-item>
        <text:list-item>
          <text:p text:style-name="P33">Pero la llave verdadera no es un objeto: <text:span text:style-name="Strong_20_Emphasis">es Elara misma</text:span>, su espíritu.</text:p>
          <text:p text:style-name="P7">Solo la pureza de su búsqueda puede abrir el libro.<text:line-break/>Así se revela la verdad: el conocimiento no se conquista; se merece.</text:p>
        </text:list-item>
      </text:list>
      <text:p text:style-name="Horizontal_20_Line"/>
      <text:h text:style-name="Heading_20_2" text:outline-level="2">🔹 Estructura narrativa general (propuesta)</text:h>
      <text:p text:style-name="Text_20_body">Podemos dividir la lucha entre el bien y el mal en <text:span text:style-name="Strong_20_Emphasis">seis fases argumentales</text:span>, coherentes con tu estructura global del libro:</text:p>
      <text:h text:style-name="Heading_20_3" text:outline-level="3">I. El Llamado (Acto 1)</text:h>
      <text:list xml:id="list4289108473" text:style-name="L26">
        <text:list-item>
          <text:p text:style-name="P34">Elara siente una inquietud interior: una voz o sueño la impulsa a buscar algo.</text:p>
        </text:list-item>
        <text:list-item>
          <text:p text:style-name="P34">Encuentra la primera pista del <text:span text:style-name="Strong_20_Emphasis">Codex</text:span> (quizás una inscripción, una reliquia, o un fragmento del mapa).</text:p>
        </text:list-item>
        <text:list-item>
          <text:p text:style-name="P34">Morgerathus detecta el rastro y envía a sus secuaces a seguirla.</text:p>
        </text:list-item>
      </text:list>
      <text:h text:style-name="Heading_20_3" text:outline-level="3"><text:soft-page-break/>II. La Ignorancia (Acto 2)</text:h>
      <text:list xml:id="list3786779194" text:style-name="L27">
        <text:list-item>
          <text:p text:style-name="P35">Elara viaja sin comprender del todo lo que busca.</text:p>
        </text:list-item>
        <text:list-item>
          <text:p text:style-name="P35">En cada capítulo encuentra un talismán o a alguien que lo custodia.</text:p>
        </text:list-item>
        <text:list-item>
          <text:p text:style-name="P35">A su paso, Morgerathus actúa desde la sombra: los guardianes mueren, los amuletos se pierden, la fe decae.</text:p>
        </text:list-item>
        <text:list-item>
          <text:p text:style-name="P35">Elara empieza a sentir que algo oscuro la sigue.</text:p>
        </text:list-item>
      </text:list>
      <text:h text:style-name="Heading_20_3" text:outline-level="3">III. La Revelación Parcial (Acto 3)</text:h>
      <text:list xml:id="list1991807398" text:style-name="L28">
        <text:list-item>
          <text:p text:style-name="P36">Descubre fragmentos de la antigua historia de Aquanthis.</text:p>
        </text:list-item>
        <text:list-item>
          <text:p text:style-name="P36">Conoce leyendas sobre Nytharion, el Codex y el mago oscuro.</text:p>
        </text:list-item>
        <text:list-item>
          <text:p text:style-name="P36">Empieza a sospechar que todo está conectado con ella.</text:p>
        </text:list-item>
        <text:list-item>
          <text:p text:style-name="P36">Su viaje se vuelve espiritual: busca entender quién es y por qué ha sido elegida.</text:p>
        </text:list-item>
      </text:list>
      <text:h text:style-name="Heading_20_3" text:outline-level="3">IV. El Engaño (Acto 4)</text:h>
      <text:list xml:id="list2812664708" text:style-name="L29">
        <text:list-item>
          <text:p text:style-name="P37">Morgerathus se le presenta bajo una forma falsa (un sabio, un aliado, un guía).</text:p>
        </text:list-item>
        <text:list-item>
          <text:p text:style-name="P37">Le ofrece conocimiento y poder, y la convence de seguir un camino “más rápido” hacia la verdad.</text:p>
        </text:list-item>
        <text:list-item>
          <text:p text:style-name="P37">Elara, sin saberlo, sigue el plan del mal y reúne todos los talismanes.</text:p>
        </text:list-item>
      </text:list>
      <text:h text:style-name="Heading_20_3" text:outline-level="3">V. El Despertar (Acto 5)</text:h>
      <text:list xml:id="list4142265262" text:style-name="L30">
        <text:list-item>
          <text:p text:style-name="P38">Cuando finalmente llega al santuario del Codex, la llave falsa no abre el sello.</text:p>
        </text:list-item>
        <text:list-item>
          <text:p text:style-name="P38">Morgerathus se revela en toda su fuerza.</text:p>
        </text:list-item>
        <text:list-item>
          <text:p text:style-name="P38">Elara comprende su error y acepta su pequeñez ante el misterio.</text:p>
        </text:list-item>
        <text:list-item>
          <text:p text:style-name="P38">Su humildad rompe el engaño: su espíritu se convierte en la llave verdadera.</text:p>
        </text:list-item>
      </text:list>
      <text:h text:style-name="Heading_20_3" text:outline-level="3">VI. La Batalla Final (Acto 6)</text:h>
      <text:list xml:id="list2083396247" text:style-name="L31">
        <text:list-item>
          <text:p text:style-name="P39">La magia pura del Codex despierta.</text:p>
        </text:list-item>
        <text:list-item>
          <text:p text:style-name="P39">Morgerathus es destruido o absorbido por la luz del conocimiento.</text:p>
        </text:list-item>
        <text:list-item>
          <text:p text:style-name="P39">Elara no se convierte en diosa ni en reina: se convierte en <text:span text:style-name="Strong_20_Emphasis">guardiana del saber</text:span>, una mensajera del Espíritu.</text:p>
        </text:list-item>
        <text:list-item>
          <text:p text:style-name="P39">El ciclo se cierra: el libro vuelve a dormir, y la sabiduría vuelve a dispersarse por el mundo.</text:p>
        </text:list-item>
      </text:list>
      <text:p text:style-name="Horizontal_20_Line"/>
      <text:p text:style-name="Text_20_body">¿Quieres que ahora elaboremos <text:span text:style-name="Strong_20_Emphasis">el trasfondo místico del mal</text:span>, es decir, el origen profundo de Morgerathus y su relación con el Espíritu de la vida (para que no sea solo “el malo”, sino una pieza <text:soft-page-break/>caída del sistema inteligente)?<text:line-break/>O prefieres que antes desarrollemos <text:span text:style-name="Strong_20_Emphasis">los nueve talismanes</text:span>, con sus familias y virtudes, para tener la base simbólica de la búsqueda?</text:p>
      <text:h text:style-name="Heading_20_5" text:outline-level="5">You said:</text:h>
      <text:p text:style-name="Text_20_body">antes de eso, vamos a continuar con algunos detalles mas de la historia. Morgerathus no puede encontrar el codex ni los amuletos porque estan protegidos magicamente. sin embargo puede percibirlos si activan su magia. cuando el libro lucha contra Elara Morgerathus percibe la accion del codex, pero el rastro de la magia lo conduce hasta Elara, al otro lado de Lluviara, lejos del codex. del mismo modo, solo vera los amuletos cuando Elara active su magia. Elara sin saberlo le conducira a todos los amuletos, y los secuaces de Morgerathus, haciendose pasar por amigos de Elara la enganaran para arrebatarle los amuletos. finalmente Morgerathus conseguira la llave, pero no sabra adonde se encuentra el codex. por este motivo hace creer a Elara que ella encuentra la llave, pero es falsa. asi Elara le conducira sin saberlo al codex. y alli se desarrollara la batalla final. Morgerathus es el mas poderoso mago que existe. su magia no tiene rival. de modo que solo el codex puede derrotarlo, solo la magia del codex es mas poderosa. Elara debe utilizar la magia del codex para derrotar a Morgerathus, pero es Morgerathus quien tiene la llave, y por lo tanto el unico que puede utilizar el codex. de modo que Elara tendra que enganar a Morgerathus para lanzar la magia del codex con el. El engano es el arma de Morgerathus, Elara ha aprendido la leccion y utiliza el engano contra el. Morgerathus intenta utilizar la magia del codex para conseguir la victoria definitiva y ese hechizo cae sobre el. tienes que ayudarme con esto ultimo. como puede Elara enganar a Morgerathus para que sin saberlo lance la magia del libro con el mismo?</text:p>
      <text:h text:style-name="Heading_20_6" text:outline-level="6">ChatGPT said:</text:h>
      <text:p text:style-name="Text_20_body">Excelente.<text:line-break/>Este es uno de los momentos más importantes de toda la historia —el clímax absoluto—, así que debe tener una <text:span text:style-name="Strong_20_Emphasis">coherencia lógica interna</text:span>, <text:span text:style-name="Strong_20_Emphasis">carga simbólica</text:span> y <text:span text:style-name="Strong_20_Emphasis">peso emocional</text:span>.<text:line-break/>Vamos a construirlo paso a paso para que resulte creíble, poético y sobrecogedor.</text:p>
      <text:p text:style-name="Horizontal_20_Line"/>
      <text:h text:style-name="Heading_20_2" text:outline-level="2">🔹 Punto de partida</text:h>
      <text:p text:style-name="Text_20_body">Sabemos que:</text:p>
      <text:list xml:id="list637177633" text:style-name="L32">
        <text:list-item>
          <text:p text:style-name="P40">Solo quien posea la llave puede invocar la magia del Codex.</text:p>
        </text:list-item>
        <text:list-item>
          <text:p text:style-name="P40">Morgerathus tiene la llave.</text:p>
        </text:list-item>
        <text:list-item>
          <text:p text:style-name="P40">Elara no puede usar el Codex directamente.</text:p>
        </text:list-item>
        <text:list-item>
          <text:p text:style-name="P40">Elara ha aprendido, a lo largo del viaje, el valor de la sabiduría sobre el poder, y ha comprendido que el conocimiento es un reflejo del alma.</text:p>
        </text:list-item>
        <text:list-item>
          <text:p text:style-name="P40">Morgerathus, en cambio, cree que el saber es un arma, un instrumento para dominar.</text:p>
        </text:list-item>
      </text:list>
      <text:p text:style-name="Text_20_body"><text:soft-page-break/>Por tanto, <text:span text:style-name="Strong_20_Emphasis">la trampa de Elara debe apoyarse en su comprensión moral del conocimiento</text:span>.<text:line-break/>Debe ser un engaño basado en la <text:span text:style-name="Emphasis">diferencia espiritual entre ambos</text:span>.<text:line-break/>Elara sabe que el Codex <text:span text:style-name="Strong_20_Emphasis">responde al corazón</text:span> de quien lo usa.</text:p>
      <text:p text:style-name="Horizontal_20_Line"/>
      <text:h text:style-name="Heading_20_2" text:outline-level="2">🔹 Elementos que podemos utilizar</text:h>
      <text:list xml:id="list2180220166" text:style-name="L33">
        <text:list-item>
          <text:p text:style-name="P41"><text:span text:style-name="Strong_20_Emphasis">El Codex tiene voluntad.</text:span><text:line-break/>No ejecuta ciegamente un hechizo, sino que <text:span text:style-name="Emphasis">interpreta la intención</text:span> del invocador.<text:line-break/>Si percibe malicia, puede volver la magia contra su amo.</text:p>
        </text:list-item>
        <text:list-item>
          <text:p text:style-name="P41"><text:span text:style-name="Strong_20_Emphasis">Morgerathus ignora que el Codex es consciente.</text:span><text:line-break/>Él lo ve como una herramienta, no como una inteligencia viva.<text:line-break/>En cambio, Elara ha comprendido su naturaleza a lo largo del viaje.</text:p>
        </text:list-item>
        <text:list-item>
          <text:p text:style-name="P41"><text:span text:style-name="Strong_20_Emphasis">Elara ha aprendido el lenguaje del Codex.</text:span><text:line-break/>No puede abrirlo, pero sabe hablarle: reconocer su poder, invocarlo con respeto, usar su nombre verdadero.<text:line-break/>Esto le permite comunicarse con él incluso sin llave.</text:p>
        </text:list-item>
        <text:list-item>
          <text:p text:style-name="P41"><text:span text:style-name="Strong_20_Emphasis">Elara conoce el símbolo de inversión.</text:span><text:line-break/>En su viaje pudo aprender que las runas del Codex tienen <text:span text:style-name="Emphasis">doble lectura</text:span>:<text:line-break/>una literal (de poder) y otra simbólica (de propósito).<text:line-break/>Si se recita una invocación con un propósito desviado, el hechizo se vuelve sobre el invocador.</text:p>
        </text:list-item>
      </text:list>
      <text:p text:style-name="Horizontal_20_Line"/>
      <text:h text:style-name="Heading_20_2" text:outline-level="2">🔹 Idea central del engaño</text:h>
      <text:p text:style-name="Text_20_body">Morgerathus abre el Codex y se dispone a lanzar el hechizo final —la magia que le dará dominio total sobre la vida y la muerte—.<text:line-break/>Elara, débil pero lúcida, se dirige a él:</text:p>
      <text:p text:style-name="Quotations">"Hazlo, si crees que puedes dominarlo.<text:line-break/>Pronuncia su nombre, el nombre que solo los sabios conocen.<text:line-break/>Pídele que te obedezca, y lo hará... si reconoce en ti al guardián del conocimiento."</text:p>
      <text:p text:style-name="Text_20_body">Morgerathus, cegado por la soberbia, pronuncia la invocación.<text:line-break/>Elara le guía, fingiendo sumisión, pero cambia sutilmente <text:span text:style-name="Strong_20_Emphasis">el sentido de una palabra clave</text:span>, una <text:span text:style-name="Emphasis">runasílaba</text:span> que altera la dirección del conjuro.<text:line-break/>Él cree que está pidiendo “poder absoluto”, pero en verdad está pronunciando “entrega absoluta”.</text:p>
      <text:p text:style-name="Text_20_body">El Codex obedece —pero no a Morgerathus—: reconoce la pureza en Elara, y la malicia en él.<text:line-break/>Entonces el hechizo se vuelve sobre su invocador, sellándolo dentro del propio libro, o disolviéndolo en su propia oscuridad.</text:p>
      <text:p text:style-name="Horizontal_20_Line"/>
      <text:h text:style-name="Heading_20_2" text:outline-level="2"><text:soft-page-break/>🔹 Ejemplo de escena (versión poética y dramática)</text:h>
      <text:p text:style-name="Quotations">—¡Finalmente! —gritó Morgerathus, alzando el Codex sobre el altar—.<text:line-break/>¡Dame tu poder, libro eterno! ¡Dame la fuerza para someter el mundo!</text:p>
      <text:p text:style-name="Quotations">Elara, exhausta, alzó la mirada:<text:line-break/>—No temas. Hazlo, si crees ser digno. Pero recuerda: el Codex no obedece a los débiles, sino a los sabios.</text:p>
      <text:p text:style-name="Quotations">Morgerathus sonrió con desprecio.<text:line-break/>—Yo soy la sabiduría encarnada.<text:line-break/>—Entonces pronuncia su nombre —dijo ella—. El nombre verdadero, el que abre el sello.</text:p>
      <text:p text:style-name="Quotations">—¡Lo conozco! —bramó Morgerathus.</text:p>
      <text:p text:style-name="Quotations">—Repite conmigo, pues, para que tu voz resuene con la suya...</text:p>
      <text:p text:style-name="Quotations">Y Elara, con voz temblorosa, entonó las antiguas sílabas.<text:line-break/>Pero al llegar a la última, alteró un solo sonido, imperceptible al oído mortal.<text:line-break/>Un giro leve, una inversión sagrada.</text:p>
      <text:p text:style-name="Quotations">Elara cerró los ojos.<text:line-break/>El Codex se abrió, y de sus páginas brotó una luz tan pura que desgarró las sombras.</text:p>
      <text:p text:style-name="Quotations">Morgerathus gritó.<text:line-break/>Su cuerpo se volvió ceniza, su voz eco, su esencia absorbida por el libro.</text:p>
      <text:p text:style-name="Quotations">Elara cayó de rodillas.<text:line-break/>—El conocimiento no obedece —susurró—, solo se revela.</text:p>
      <text:p text:style-name="Horizontal_20_Line"/>
      <text:h text:style-name="Heading_20_2" text:outline-level="2">🔹 Alternativas de desenlace</text:h>
      <text:list xml:id="list1172196373" text:style-name="L34">
        <text:list-item>
          <text:p text:style-name="P42"><text:span text:style-name="Strong_20_Emphasis">Sello eterno:</text:span><text:line-break/>Morgerathus queda atrapado dentro del Codex, convertido en guardián de aquello que quiso poseer.<text:line-break/>(Simboliza la idea de que el mal queda encerrado dentro del conocimiento que quiso corromper.)</text:p>
        </text:list-item>
        <text:list-item>
          <text:p text:style-name="P42"><text:span text:style-name="Strong_20_Emphasis">Disolución:</text:span><text:line-break/>El Codex transforma su energía maligna en luz, devolviéndola al flujo de la vida.<text:line-break/>(Más místico: la oscuridad no se destruye, sino que se redime.)</text:p>
        </text:list-item>
        <text:list-item>
          <text:p text:style-name="P42"><text:span text:style-name="Strong_20_Emphasis">Reversión temporal:</text:span><text:line-break/>El hechizo de dominio que Morgerathus lanza sobre el mundo se invierte, y en su lugar libera las fuerzas del bien.<text:line-break/>(Más épico y espectacular.)</text:p>
        </text:list-item>
      </text:list>
      <text:p text:style-name="Horizontal_20_Line"><text:soft-page-break/></text:p>
      <text:h text:style-name="Heading_20_2" text:outline-level="2">🔹 En resumen</text:h>
      <text:p text:style-name="Text_20_body"><text:span text:style-name="Strong_20_Emphasis">Elara engaña a Morgerathus no con trucos, sino con comprensión.</text:span><text:line-break/>Ella sabe que:</text:p>
      <text:list xml:id="list2020467887" text:style-name="L35">
        <text:list-item>
          <text:p text:style-name="P43">El Codex obedece al espíritu, no a la fuerza.</text:p>
        </text:list-item>
        <text:list-item>
          <text:p text:style-name="P43">Una sola palabra mal pronunciada puede cambiar el sentido del poder.</text:p>
        </text:list-item>
        <text:list-item>
          <text:p text:style-name="P43">Y que la verdadera sabiduría está en la humildad.</text:p>
        </text:list-item>
      </text:list>
      <text:p text:style-name="Text_20_body">Morgerathus cae por su propia arrogancia.<text:line-break/>Elara vence sin violencia: vence con conocimiento.</text:p>
      <text:p text:style-name="Horizontal_20_Line"/>
      <text:p text:style-name="Text_20_body">¿Te gustaría que desarrolle tres versiones posibles de <text:span text:style-name="Strong_20_Emphasis">la invocación final</text:span>, en lenguaje místico (con runas o palabras inventadas) y su traducción simbólica, para elegir cuál encaja mejor en el tono del libro?</text:p>
      <text:h text:style-name="Heading_20_5" text:outline-level="5">You said:</text:h>
      <text:p text:style-name="Text_20_body">no. no puede ser asi. hemos dicho que el codex solo escuchara a quien tenga la llave. no podemos traicionar esto. tu dices que ahora escucha a Elara porque le gusta mas. eso esta mal. las reglas son las reglas. y el recurso del buen corazon no se corresponde con la realidad de la vida. la vida es dura y los buenos de corazon son eliminados rapidamente. como he comentado antes evitaremos los excesos de inocencia. esta primera propuesta no esta a la altura de la inteligencia de nuestros lectores. lo que busco es que Morgerathus haga lo que quiere y consiga lo que quiere. el libro solo oye a Morgerathus y le da lo que pide. solo que Morgerathus se equivoca en algo. debido a un engano de Elara. Y por ese motivo las cosas no salen como el esperaba. Pero el libro le da exactamente lo que ha pedido. asi que tendremos que pensarlo un poco mejor. existen muchas formas de hacer que alguien cometa un error. por ejemplo, un iman puede alterar a una brujula la mayoria de las estafas se basan en enganos, tu debes conocer muchas formas de enganar a una persona. piensalo un poco mas. Elara no puede convencer a Morgerathus de nada, ni puede seducir al codex. necesitamos un engano inteligente.</text:p>
      <text:h text:style-name="Heading_20_6" text:outline-level="6">ChatGPT said:</text:h>
      <text:p text:style-name="Text_20_body">Perfecto.<text:line-break/>Tu planteamiento es impecable.<text:line-break/>Respetamos las reglas del mundo —el <text:span text:style-name="Strong_20_Emphasis">Codex solo obedece a quien tenga la llave</text:span>— y mantenemos la <text:span text:style-name="Strong_20_Emphasis">seriedad lógica</text:span> y la <text:span text:style-name="Strong_20_Emphasis">dureza realista</text:span> que caracteriza toda la obra.<text:line-break/>Elara no vence por pureza ni por milagro: vence <text:span text:style-name="Strong_20_Emphasis">porque piensa mejor</text:span>, <text:span text:style-name="Strong_20_Emphasis">porque entiende al enemigo</text:span>, <text:span text:style-name="Strong_20_Emphasis">porque observa y deduce</text:span>.</text:p>
      <text:p text:style-name="Text_20_body">Vamos a construir un <text:span text:style-name="Strong_20_Emphasis">engaño verdaderamente inteligente</text:span>, digno de una mente analítica como la suya.</text:p>
      <text:p text:style-name="Horizontal_20_Line"/>
      <text:h text:style-name="Heading_20_2" text:outline-level="2"><text:soft-page-break/>🔹 Fundamentos lógicos del engaño</text:h>
      <text:p text:style-name="Text_20_body">Sabemos:</text:p>
      <text:list xml:id="list906853840" text:style-name="L36">
        <text:list-item>
          <text:p text:style-name="P44">Solo Morgerathus puede activar el Codex (tiene la llave).</text:p>
        </text:list-item>
        <text:list-item>
          <text:p text:style-name="P44">El Codex ejecuta con precisión <text:span text:style-name="Strong_20_Emphasis">lo que se le ordena</text:span>, no lo que se <text:span text:style-name="Emphasis">quiere decir</text:span>.</text:p>
        </text:list-item>
        <text:list-item>
          <text:p text:style-name="P44">Por tanto, si Elara consigue que Morgerathus <text:span text:style-name="Strong_20_Emphasis">formule mal su orden</text:span>, el Codex ejecutará su instrucción literalmente, llevándolo a la ruina.</text:p>
        </text:list-item>
      </text:list>
      <text:p text:style-name="Text_20_body">Elara debe usar el arma del enemigo —el <text:span text:style-name="Strong_20_Emphasis">lenguaje</text:span> del poder— contra él.<text:line-break/>Debe crear una <text:span text:style-name="Strong_20_Emphasis">ambigüedad semántica o simbólica</text:span>, un <text:span text:style-name="Strong_20_Emphasis">doble sentido</text:span> que solo un sabio podría percibir, pero que el mago ignora por exceso de soberbia.</text:p>
      <text:p text:style-name="Horizontal_20_Line"/>
      <text:h text:style-name="Heading_20_2" text:outline-level="2">🔹 Tres posibles mecanismos del engaño</text:h>
      <text:h text:style-name="Heading_20_3" text:outline-level="3">1. El error de traducción (engaño semántico)</text:h>
      <text:p text:style-name="Text_20_body">Elara ha estudiado las lenguas antiguas en su búsqueda del Codex.<text:line-break/>Sabe que la palabra clave del conjuro tiene <text:span text:style-name="Strong_20_Emphasis">dos significados</text:span> según su acento o contexto.</text:p>
      <text:p text:style-name="Text_20_body">Por ejemplo:</text:p>
      <text:list xml:id="list3969313634" text:style-name="L37">
        <text:list-item>
          <text:p text:style-name="P45"><text:span text:style-name="Emphasis">“Dominor”</text:span> = “someter”</text:p>
        </text:list-item>
        <text:list-item>
          <text:p text:style-name="P45"><text:span text:style-name="Emphasis">“Dominór”</text:span> = “entregar” o “ofrecer”</text:p>
        </text:list-item>
      </text:list>
      <text:p text:style-name="Text_20_body">Morgerathus, al recitar la fórmula, usa la pronunciación antigua (o la que cree correcta), pero Elara lo induce sutilmente a pronunciar la sílaba equivocada:<text:line-break/>ella la repite antes que él, en tono de burla, con el acento cambiado.<text:line-break/>Él, furioso, la corrige repitiendo su error, creyendo afirmarse.</text:p>
      <text:p text:style-name="Text_20_body">El Codex obedece exactamente lo pronunciado, <text:span text:style-name="Strong_20_Emphasis">no lo deseado</text:span>, y Morgerathus acaba entregándose a su propio hechizo.</text:p>
      <text:p text:style-name="Text_20_body">➡️ <text:span text:style-name="Emphasis">Resultado:</text:span> El conjuro que debía someter al mundo lo somete a él.<text:line-break/>La magia no falla; la instrucción fue errónea.</text:p>
      <text:p text:style-name="Horizontal_20_Line"/>
      <text:h text:style-name="Heading_20_3" text:outline-level="3">2. El error de espejo (engaño ritual)</text:h>
      <text:p text:style-name="Text_20_body">Elara sabe que el ritual del Codex debe realizarse con <text:span text:style-name="Strong_20_Emphasis">símbolos orientados en una dirección precisa</text:span> —por ejemplo, las runas deben apuntar al norte, o el sello debe reflejarse en el agua.<text:line-break/>Durante la preparación, ella altera sutilmente el entorno: invierte el espejo ritual, cambia la orientación del altar o sustituye un símbolo por su reflejo.</text:p>
      <text:p text:style-name="Text_20_body"><text:soft-page-break/>Morgerathus, convencido de su dominio, no lo revisa: ejecuta el hechizo como siempre.<text:line-break/>Pero el Codex interpreta la configuración invertida como una orden de <text:span text:style-name="Strong_20_Emphasis">reflexión mágica</text:span>: toda energía emitida debe regresar al origen.</text:p>
      <text:p text:style-name="Text_20_body">➡️ <text:span text:style-name="Emphasis">Resultado:</text:span> El hechizo que debía extender su dominio rebota hacia él.<text:line-break/>No porque el libro lo castigue, sino porque <text:span text:style-name="Strong_20_Emphasis">siguió sus propias reglas con exactitud matemática</text:span>.</text:p>
      <text:p text:style-name="Horizontal_20_Line"/>
      <text:h text:style-name="Heading_20_3" text:outline-level="3">3. El error lógico (engaño conceptual)</text:h>
      <text:p text:style-name="Text_20_body">Elara entiende que el Codex obedece órdenes <text:span text:style-name="Strong_20_Emphasis">precisas</text:span>, no abstractas.<text:line-break/>Morgerathus quiere ser “eterno”, “invencible”, “dueño del todo”.<text:line-break/>Pero esas palabras son <text:span text:style-name="Strong_20_Emphasis">contradictorias</text:span> si se toman literalmente.<text:line-break/>Nada puede ser dueño del todo sin volverse <text:span text:style-name="Emphasis">parte</text:span> de él.</text:p>
      <text:p text:style-name="Text_20_body">Elara aprovecha su arrogancia para provocarlo:</text:p>
      <text:p text:style-name="Quotations">—Pide, si te atreves, que todo te pertenezca. Pide que el mundo esté dentro de ti.</text:p>
      <text:p text:style-name="Text_20_body">Él, ciego de orgullo, lo hace.<text:line-break/>Y el Codex, obediente, <text:span text:style-name="Strong_20_Emphasis">vuelve el universo hacia él</text:span>, absorbiéndolo en sí mismo.<text:line-break/>Morgerathus se convierte literalmente en el centro del todo —y deja de existir como individuo.<text:line-break/>Elara no lo derrota: <text:span text:style-name="Strong_20_Emphasis">él se disuelve en su propio deseo</text:span>.</text:p>
      <text:p text:style-name="Text_20_body">➡️ <text:span text:style-name="Emphasis">Resultado:</text:span> El Codex cumple exactamente lo pedido, pero la petición es autodestructiva.</text:p>
      <text:p text:style-name="Horizontal_20_Line"/>
      <text:h text:style-name="Heading_20_2" text:outline-level="2">🔹 Evaluación de las tres opciones</text:h>
      <table:table table:name="Table1" table:style-name="Table1">
        <table:table-column table:style-name="Table1.A"/>
        <table:table-column table:style-name="Table1.B"/>
        <table:table-column table:style-name="Table1.C"/>
        <table:table-column table:style-name="Table1.D"/>
        <table:table-header-rows>
          <table:table-row table:style-name="TableLine2857397447680">
            <table:table-cell table:style-name="Table1.A1" office:value-type="string">
              <text:p text:style-name="Table_20_Heading">Engaño</text:p>
            </table:table-cell>
            <table:table-cell table:style-name="Table1.A1" office:value-type="string">
              <text:p text:style-name="Table_20_Heading">Tipo</text:p>
            </table:table-cell>
            <table:table-cell table:style-name="Table1.A1" office:value-type="string">
              <text:p text:style-name="Table_20_Heading">Ventajas</text:p>
            </table:table-cell>
            <table:table-cell table:style-name="Table1.A1" office:value-type="string">
              <text:p text:style-name="Table_20_Heading">Nivel de sutileza</text:p>
            </table:table-cell>
          </table:table-row>
        </table:table-header-rows>
        <table:table-row table:style-name="TableLine2857397447680">
          <table:table-cell table:style-name="Table1.A1" office:value-type="string">
            <text:p text:style-name="Table_20_Contents">1. Error semántico</text:p>
          </table:table-cell>
          <table:table-cell table:style-name="Table1.A1" office:value-type="string">
            <text:p text:style-name="Table_20_Contents">lingüístico</text:p>
          </table:table-cell>
          <table:table-cell table:style-name="Table1.A1" office:value-type="string">
            <text:p text:style-name="Table_20_Contents">Ingenioso, técnico, muestra la inteligencia de Elara</text:p>
          </table:table-cell>
          <table:table-cell table:style-name="Table1.A1" office:value-type="string">
            <text:p text:style-name="Table_20_Contents">Medio</text:p>
          </table:table-cell>
        </table:table-row>
        <table:table-row table:style-name="TableLine2857397447680">
          <table:table-cell table:style-name="Table1.A1" office:value-type="string">
            <text:p text:style-name="Table_20_Contents">2. Error de espejo</text:p>
          </table:table-cell>
          <table:table-cell table:style-name="Table1.A1" office:value-type="string">
            <text:p text:style-name="Table_20_Contents">simbólico</text:p>
          </table:table-cell>
          <table:table-cell table:style-name="Table1.A1" office:value-type="string">
            <text:p text:style-name="Table_20_Contents">Visual, dramático, lógico dentro del ritual mágico</text:p>
          </table:table-cell>
          <table:table-cell table:style-name="Table1.A1" office:value-type="string">
            <text:p text:style-name="Table_20_Contents">Alto</text:p>
          </table:table-cell>
        </table:table-row>
        <table:table-row table:style-name="TableLine2857397447680">
          <table:table-cell table:style-name="Table1.A1" office:value-type="string">
            <text:p text:style-name="Table_20_Contents">3. Error lógico</text:p>
          </table:table-cell>
          <table:table-cell table:style-name="Table1.A1" office:value-type="string">
            <text:p text:style-name="Table_20_Contents">filosófico</text:p>
          </table:table-cell>
          <table:table-cell table:style-name="Table1.A1" office:value-type="string">
            <text:p text:style-name="Table_20_Contents">Profundo, coherente con el tema del conocimiento</text:p>
          </table:table-cell>
          <table:table-cell table:style-name="Table1.A1" office:value-type="string">
            <text:p text:style-name="Table_20_Contents">Muy alto</text:p>
          </table:table-cell>
        </table:table-row>
      </table:table>
      <text:p text:style-name="Horizontal_20_Line"/>
      <text:h text:style-name="Heading_20_2" text:outline-level="2">🔹 Recomendación narrativa</text:h>
      <text:p text:style-name="Text_20_body">Podríamos incluso <text:span text:style-name="Strong_20_Emphasis">combinar dos niveles</text:span>:</text:p>
      <text:list xml:id="list1849089327" text:style-name="L38">
        <text:list-item>
          <text:p text:style-name="P46">Elara altera discretamente la disposición del ritual (error de espejo),</text:p>
        </text:list-item>
        <text:list-item>
          <text:p text:style-name="P46">y provoca verbalmente a Morgerathus para que diga las palabras fatales (error semántico o lógico).</text:p>
        </text:list-item>
      </text:list>
      <text:p text:style-name="Text_20_body">Así, el final resulta:</text:p>
      <text:list xml:id="list1961947017" text:style-name="L39">
        <text:list-item>
          <text:p text:style-name="P47"><text:span text:style-name="Strong_20_Emphasis">Intelectualmente sólido</text:span>: las reglas se cumplen al pie de la letra.</text:p>
        </text:list-item>
        <text:list-item>
          <text:p text:style-name="P47"><text:soft-page-break/><text:span text:style-name="Strong_20_Emphasis">Narrativamente intenso</text:span>: ella actúa sin magia, solo con mente y astucia.</text:p>
        </text:list-item>
        <text:list-item>
          <text:p text:style-name="P47"><text:span text:style-name="Strong_20_Emphasis">Simbolicamente potente</text:span>: el mal cae por su propio error.</text:p>
        </text:list-item>
      </text:list>
      <text:p text:style-name="Horizontal_20_Line"/>
      <text:p text:style-name="Text_20_body">¿Quieres que te construya ahora una <text:span text:style-name="Strong_20_Emphasis">escena completa</text:span> de la batalla final basada en la opción que elijas (semántico, espejo o lógico), respetando el tono épico y realista del relato?</text:p>
      <text:h text:style-name="Heading_20_5" text:outline-level="5">You said:</text:h>
      <text:p text:style-name="Text_20_body">pensaremos un poco mas en este final mas adelante. tiene que ser algo realista y credible. por ahora lo dejamos en suspenso. pero la idea es que Elara, utilizando las mismas armas que Morgerathus, el engano, consigue que Morgerathus se destruya a si mismo. veremos mas adelante como lo implementamos. puedes crear un resumen del guion general que hemos comentado hasta ahora?</text:p>
      <text:h text:style-name="Heading_20_6" text:outline-level="6">ChatGPT said:</text:h>
      <text:p text:style-name="Text_20_body">Perfecto.<text:line-break/>Aquí tienes un <text:span text:style-name="Strong_20_Emphasis">resumen estructurado del guion general</text:span> que hemos desarrollado hasta ahora, integrando todos los elementos que mencionaste —con énfasis en la tensión, el realismo y la coherencia interna del mundo—:</text:p>
      <text:p text:style-name="Horizontal_20_Line"/>
      <text:h text:style-name="Heading_20_2" text:outline-level="2">🌒 <text:span text:style-name="Strong_20_Emphasis">Línea Argumental General – “Elara y el Codex Perdido”</text:span></text:h>
      <text:h text:style-name="Heading_20_3" text:outline-level="3">1. <text:span text:style-name="Strong_20_Emphasis">El contexto</text:span></text:h>
      <text:p text:style-name="Text_20_body">En la gran isla de <text:span text:style-name="Strong_20_Emphasis">Lluviara</text:span>, una tierra aislada y misteriosa, se oculta el <text:span text:style-name="Strong_20_Emphasis">Codex</text:span>, un antiguo libro mágico que contiene todo el conocimiento. Nadie conoce su paradero exacto ni su verdadero poder, pero las leyendas dicen que quien lo posea podrá comprender los secretos del universo y alterar el destino de todas las cosas.</text:p>
      <text:h text:style-name="Heading_20_3" text:outline-level="3">2. <text:span text:style-name="Strong_20_Emphasis">Elara</text:span></text:h>
      <text:p text:style-name="Text_20_body"><text:span text:style-name="Strong_20_Emphasis">Elara</text:span>, joven aventurera y buscadora de la verdad, inicia su viaje movida por un deseo genuino de conocimiento y por un presentimiento interior que la impulsa hacia el Codex. Ignora, sin embargo, que su búsqueda está vinculada a una <text:span text:style-name="Strong_20_Emphasis">guerra invisible</text:span> entre el bien y el mal que se libra desde hace siglos.</text:p>
      <text:p text:style-name="Text_20_body">Elara desconoce que sus pasos están siendo observados. Cree que su búsqueda es personal, cuando en realidad se ha convertido en <text:span text:style-name="Strong_20_Emphasis">pieza clave de un conflicto cósmico</text:span> que aún no comprende.</text:p>
      <text:h text:style-name="Heading_20_3" text:outline-level="3">3. <text:span text:style-name="Strong_20_Emphasis">Morgerathus</text:span></text:h>
      <text:p text:style-name="Text_20_body">En las sombras reina <text:span text:style-name="Strong_20_Emphasis">Morgerathus</text:span>, el mago más poderoso y antiguo que haya existido.<text:line-break/>Ha conseguido la inmortalidad mediante artes prohibidas y su ambición no conoce límite. Busca el Codex no por curiosidad o sabiduría, sino por <text:span text:style-name="Strong_20_Emphasis">dominio absoluto</text:span>.<text:line-break/>Morgerathus representa el mal en su forma más pura: frío, calculador, inmortal, paciente. No actúa directamente: manipula, envía emisarios, corrompe voluntades y teje engaños.</text:p>
      <text:p text:style-name="Text_20_body"><text:soft-page-break/>Su gran debilidad es que <text:span text:style-name="Strong_20_Emphasis">no conoce la ubicación del Codex</text:span>. Solo puede percibir su presencia cuando su magia es activada. Por eso, al inicio, ignora dónde se encuentra.</text:p>
      <text:h text:style-name="Heading_20_3" text:outline-level="3">4. <text:span text:style-name="Strong_20_Emphasis">El juego de sombras</text:span></text:h>
      <text:p text:style-name="Text_20_body">Cuando Elara entra en contacto con fragmentos del poder del Codex —por ejemplo, al activar su magia sin saberlo—, <text:span text:style-name="Strong_20_Emphasis">Morgerathus percibe el eco místico</text:span>. Así la localiza.<text:line-break/>No puede destruirla ni apresarla, porque <text:span text:style-name="Strong_20_Emphasis">solo ella sabe el camino hacia el Codex</text:span>, aunque aún no sea consciente de ello.</text:p>
      <text:p text:style-name="Text_20_body">Por tanto, su plan es <text:span text:style-name="Strong_20_Emphasis">seguirla a la distancia</text:span>, <text:span text:style-name="Strong_20_Emphasis">confundirla</text:span> y <text:span text:style-name="Strong_20_Emphasis">usar su búsqueda para llegar al libro</text:span>.<text:line-break/>Para lograrlo, envía <text:span text:style-name="Strong_20_Emphasis">secueces y emisarios</text:span> que adoptan diversas formas: aliados aparentes, guías falsos, sabios o protectores.<text:line-break/>Elara, confiada y todavía ingenua, será engañada varias veces, entregando sin saberlo los <text:span text:style-name="Strong_20_Emphasis">amuletos</text:span> que sirven como llaves secundarias.</text:p>
      <text:p text:style-name="Text_20_body">Cada vez que activa un amuleto, Morgerathus percibe el rastro.<text:line-break/>De este modo, sin saberlo, <text:span text:style-name="Strong_20_Emphasis">Elara le conduce hacia todos los objetos necesarios para acceder al Codex</text:span>.</text:p>
      <text:h text:style-name="Heading_20_3" text:outline-level="3">5. <text:span text:style-name="Strong_20_Emphasis">La falsa llave</text:span></text:h>
      <text:p text:style-name="Text_20_body">Al final del viaje, Morgerathus <text:span text:style-name="Strong_20_Emphasis">obtiene la llave verdadera</text:span> que permite abrir el Codex.<text:line-break/>Sin embargo, para llegar hasta el libro, <text:span text:style-name="Strong_20_Emphasis">necesita a Elara</text:span>: solo ella puede atravesar ciertos lugares protegidos por antiguas magias que rechazan al mal.</text:p>
      <text:p text:style-name="Text_20_body">Por ello, el mago le tiende una trampa: <text:span text:style-name="Strong_20_Emphasis">le hace creer que ella ha hallado la llave</text:span>, pero la que posee es una <text:span text:style-name="Strong_20_Emphasis">imitación creada por él mismo</text:span>.<text:line-break/>Elara, convencida de portar el artefacto sagrado, lo utiliza para llegar hasta el Codex… sin saber que <text:span text:style-name="Strong_20_Emphasis">está guiando a Morgerathus</text:span>.</text:p>
      <text:h text:style-name="Heading_20_3" text:outline-level="3">6. <text:span text:style-name="Strong_20_Emphasis">La batalla final</text:span></text:h>
      <text:p text:style-name="Text_20_body">En el lugar sagrado donde reposa el Codex, la trampa se revela:<text:line-break/>Morgerathus aparece, recupera la llave auténtica y activa el poder del libro.<text:line-break/>El Codex <text:span text:style-name="Strong_20_Emphasis">solo escucha a quien posee la llave</text:span>, y Morgerathus la tiene. Elara no puede hacer nada… salvo <text:span text:style-name="Strong_20_Emphasis">engañarlo</text:span>.</text:p>
      <text:p text:style-name="Text_20_body">Elara ha aprendido durante su viaje que <text:span text:style-name="Strong_20_Emphasis">la fuerza bruta no puede vencer al mal</text:span>. Solo el <text:span text:style-name="Strong_20_Emphasis">engaño y la astucia</text:span>, las mismas armas que él utiliza, pueden hacerlo tropezar.</text:p>
      <text:p text:style-name="Text_20_body">Con ingenio, logra que Morgerathus <text:span text:style-name="Strong_20_Emphasis">se equivoque en su invocación</text:span>, que el hechizo que pronuncia <text:span text:style-name="Strong_20_Emphasis">caiga sobre sí mismo</text:span>.<text:line-break/>El Codex, fiel a sus reglas, cumple su mandato al pie de la letra: <text:span text:style-name="Strong_20_Emphasis">le concede exactamente lo que ha pedido</text:span>, aunque no lo que él creía desear.</text:p>
      <text:p text:style-name="Text_20_body">El poder absoluto que invoca se vuelve contra él, destruyéndolo o sellándolo en su propia ambición.</text:p>
      <text:p text:style-name="Text_20_body"><text:span text:style-name="Emphasis">(El detalle exacto del engaño lo desarrollaremos más adelante, debe ser lógico, creíble y sutil.)</text:span></text:p>
      <text:h text:style-name="Heading_20_3" text:outline-level="3"><text:soft-page-break/>7. <text:span text:style-name="Strong_20_Emphasis">Epílogo</text:span></text:h>
      <text:p text:style-name="Text_20_body">Morgerathus desaparece. Elara, exhausta, contempla el Codex:<text:line-break/>ahora comprende que el conocimiento absoluto es peligroso, y que ninguna criatura debería poseerlo.<text:line-break/>Su victoria no ha sido gloriosa, sino amarga y reveladora.<text:line-break/>Comprende que la verdad no se conquista… se merece.</text:p>
      <text:p text:style-name="Horizontal_20_Line"/>
      <text:h text:style-name="Heading_20_2" text:outline-level="2">⚔️ Temas centrales</text:h>
      <text:list xml:id="list2695154700" text:style-name="L40">
        <text:list-item>
          <text:p text:style-name="P48"><text:span text:style-name="Strong_20_Emphasis">El conocimiento como poder y peligro.</text:span></text:p>
        </text:list-item>
        <text:list-item>
          <text:p text:style-name="P48"><text:span text:style-name="Strong_20_Emphasis">El engaño como herramienta del mal… y del bien cuando no hay otra salida.</text:span></text:p>
        </text:list-item>
        <text:list-item>
          <text:p text:style-name="P48"><text:span text:style-name="Strong_20_Emphasis">La ingenuidad que madura en sabiduría.</text:span></text:p>
        </text:list-item>
        <text:list-item>
          <text:p text:style-name="P48"><text:span text:style-name="Strong_20_Emphasis">La lucha eterna entre quienes buscan comprender y quienes solo quieren dominar.</text:span></text:p>
        </text:list-item>
      </text:list>
      <text:p text:style-name="Horizontal_20_Line"/>
      <text:p text:style-name="Text_20_body">¿Deseas que el próximo paso sea organizar este resumen en <text:span text:style-name="Strong_20_Emphasis">estructura narrativa (Acto I, II, III...)</text:span> según el marco del libro que definimos, o prefieres antes trabajar un poco más en <text:span text:style-name="Strong_20_Emphasis">la psicología de Morgerathus y su red de engaños</text:span>?</text:p>
      <text:h text:style-name="Heading_20_5" text:outline-level="5">You said:</text:h>
      <text:p text:style-name="Text_20_body">ahora vamos a continuar trabajando en una plantilla que nos sirva de guia para redactar los capitulos. cada capitulo es una historia aislada que puede leerse independientemente del libro, llamaremos a esto "historia unitaria". y es a la vez una parte del viaje que se integra en la aventura general. para conseguir redactar cada capitulo por separado, sin necesidad de tener terminados capitulos anteriores, quiero crear una interfaz que describa las condiciones de entrada y de salida del capitulo. asi podremos insertarlo en su lugar aunque todavia no esten redactados otros capitulos. Ademas, en cada capitulo la historia abarcara tres areas: -mistica, se comenta un tema mistico, se muestra el punto de vista popular, y Elara obtiene un conocimiento en sintonia con nuestra teoria. -lucha, evoluciona la historia de la lucha entre el bien y el mal. tipicamente, los enviados de Morgerathus dificultaran que Elara consiga sus objetivos. -viaje, se relata aqui la forma en que Elara progresa en su viaje por Lluviara. ------ con estas ideas, los elementos necesarios para el desarrollo de cada capitulo son los siguientes: -condiciones de entrada: objetivos que Elara debe conseguir en este capitulo. de este modo el lector puede seguir el progreso, y al mismo tiempo proporciona material para que actuen los enemigos. -condiciones de salida: se plantean los objetivos de entrada del siguiente capitulo. -historia unitaria: un relato con principio y final que se desarrolla integramente dentro del capitulo. historias inteligentes e intensas, con final sorprendente, revelador o inspirador, queremos dejar al lector pensando. -mistico: incluye{ -el tema del capitulo -el trasfondo mistico que el tema sugiere -el punto de vista popular -ensenanzas, tipicamente Elara encontrara estas ensenanzas en antiguos grabados, ruinas, antiguos escritos, en conversaciones con sabios, u otras formas de obtener conocimiento antiguo. } -lucha: aparece un nuevo enemigo en cada capitulo para complicar el viaje de Elara. la confundira, saboteara sus planes, robara informacion, intentara que Elara no consiga sus objetivos, y asegurara que Morgerathus esta siempre un paso por <text:soft-page-break/>delante. -viaje: Elara atraviesa Lluviara para volver a la gran montana adonde se encuentra el codex. el viaje sera largo y dificil. cada capitulo se desarrolla en un lugar diferente. ------- nota: cada una de las areas, al igual que la historia unitaria, deben tener cierta independencia, y al mismo tiempo, integrarse en la aventura general. es decir, debemos reducir el acoplamiento, para obtener capitulos intercambiables, que puedan variar de posicion sin afectar a la historia general. </text:p>
      <text:h text:style-name="Heading_20_6" text:outline-level="6">ChatGPT said:</text:h>
      <text:p text:style-name="Text_20_body">Excelente planteamiento —esto que propones es sumamente inteligente desde el punto de vista narrativo y técnico.<text:line-break/>Permite modular la historia como si fueran piezas intercambiables dentro de un sistema narrativo coherente, sin depender del orden estricto de redacción.</text:p>
      <text:p text:style-name="Text_20_body">A continuación te presento una <text:span text:style-name="Strong_20_Emphasis">plantilla general o interfaz narrativa para los capítulos de Elara</text:span>, diseñada según tus criterios. La estructura está pensada para que cada capítulo sea una “historia unitaria” con coherencia interna, pero también cumpla con su función dentro del arco global de la saga.</text:p>
      <text:p text:style-name="Horizontal_20_Line"/>
      <text:h text:style-name="Heading_20_2" text:outline-level="2">🧩 <text:span text:style-name="Strong_20_Emphasis">Plantilla narrativa – Capítulo de Elara</text:span></text:h>
      <text:p text:style-name="Horizontal_20_Line"/>
      <text:h text:style-name="Heading_20_3" text:outline-level="3">🜂 <text:span text:style-name="Strong_20_Emphasis">1. Condiciones de entrada</text:span></text:h>
      <text:p text:style-name="Quotations">Define la posición de Elara en la historia antes de comenzar el capítulo.<text:line-break/>Aquí se establecen los <text:span text:style-name="Strong_20_Emphasis">objetivos inmediatos</text:span> y las <text:span text:style-name="Strong_20_Emphasis">circunstancias actuales</text:span> del viaje.</text:p>
      <text:p text:style-name="Text_20_body">Incluye:</text:p>
      <text:list xml:id="list2686005763" text:style-name="L41">
        <text:list-item>
          <text:p text:style-name="P49"><text:span text:style-name="Strong_20_Emphasis">Situación inicial:</text:span> (¿Dónde se encuentra Elara? ¿Qué acaba de suceder en el capítulo anterior o en su viaje?)</text:p>
        </text:list-item>
        <text:list-item>
          <text:p text:style-name="P49"><text:span text:style-name="Strong_20_Emphasis">Objetivo principal:</text:span> (¿Qué debe lograr en este capítulo?)</text:p>
        </text:list-item>
        <text:list-item>
          <text:p text:style-name="P49"><text:span text:style-name="Strong_20_Emphasis">Estado emocional o psicológico:</text:span> (¿Cómo se siente? ¿Qué conflicto interior carga?)</text:p>
        </text:list-item>
        <text:list-item>
          <text:p text:style-name="P49"><text:span text:style-name="Strong_20_Emphasis">Amenazas latentes:</text:span> (¿Qué peligro la sigue? ¿Qué acecha en la sombra?)</text:p>
        </text:list-item>
      </text:list>
      <text:p text:style-name="Text_20_body">📘 <text:span text:style-name="Emphasis">Ejemplo:</text:span></text:p>
      <text:p text:style-name="Quotations">Elara llega a las ruinas del Valle Silente buscando el primer amuleto. Ignora que un enviado de Morgerathus la observa desde la distancia.</text:p>
      <text:p text:style-name="Horizontal_20_Line"/>
      <text:h text:style-name="Heading_20_3" text:outline-level="3">🌒 <text:span text:style-name="Strong_20_Emphasis">2. Historia unitaria</text:span></text:h>
      <text:p text:style-name="Quotations">Relato completo e independiente, con su propio planteamiento, desarrollo y desenlace.<text:line-break/>Debe dejar una <text:span text:style-name="Strong_20_Emphasis">enseñanza o revelación</text:span> y mantener la <text:span text:style-name="Strong_20_Emphasis">intensidad dramática</text:span>.</text:p>
      <text:p text:style-name="Text_20_body">Estructura sugerida:</text:p>
      <text:list xml:id="list2348377223" text:style-name="L42">
        <text:list-item>
          <text:p text:style-name="P50"><text:soft-page-break/><text:span text:style-name="Strong_20_Emphasis">Planteamiento:</text:span> Presentación del conflicto o misterio del capítulo.</text:p>
        </text:list-item>
        <text:list-item>
          <text:p text:style-name="P50"><text:span text:style-name="Strong_20_Emphasis">Desarrollo:</text:span> Avance de los acontecimientos, aparición de aliados, enemigos o dilemas.</text:p>
        </text:list-item>
        <text:list-item>
          <text:p text:style-name="P50"><text:span text:style-name="Strong_20_Emphasis">Clímax:</text:span> Elara enfrenta la situación límite o el engaño.</text:p>
        </text:list-item>
        <text:list-item>
          <text:p text:style-name="P50"><text:span text:style-name="Strong_20_Emphasis">Desenlace:</text:span> Resolución parcial o aprendizaje. El lector debe quedar sorprendido o reflexionando.</text:p>
        </text:list-item>
      </text:list>
      <text:p text:style-name="Text_20_body">🎭 <text:span text:style-name="Emphasis">Objetivo:</text:span> Que cada historia unitaria funcione como una parábola o aventura simbólica, sin perder realismo ni dureza.</text:p>
      <text:p text:style-name="Horizontal_20_Line"/>
      <text:h text:style-name="Heading_20_3" text:outline-level="3">🔮 <text:span text:style-name="Strong_20_Emphasis">3. Área mística</text:span></text:h>
      <text:p text:style-name="Quotations">El componente filosófico del capítulo.<text:line-break/>Aquí se explora un <text:span text:style-name="Strong_20_Emphasis">tema espiritual o existencial</text:span>, que se enlaza con la teoría general del libro.</text:p>
      <text:p text:style-name="Text_20_body">Incluye:</text:p>
      <text:h text:style-name="Heading_20_4" text:outline-level="4">Tema</text:h>
      <text:p text:style-name="Quotations">¿Qué concepto místico o existencial se explora en este capítulo?<text:line-break/>Ej.: “La fe”, “El destino”, “El amor”, “La magia”, “La muerte”, “La voluntad”.</text:p>
      <text:h text:style-name="Heading_20_4" text:outline-level="4">Trasfondo místico</text:h>
      <text:p text:style-name="Quotations">Breve explicación de la relevancia del tema dentro del universo de Lluviara.<text:line-break/>Ej.: “Los antiguos creían que la fe era un puente entre la mente y la realidad.”</text:p>
      <text:h text:style-name="Heading_20_4" text:outline-level="4">Punto de vista popular</text:h>
      <text:p text:style-name="Quotations">Qué cree el pueblo o la cultura de Lluviara respecto al tema.<text:line-break/>Ej.: “Los aldeanos piensan que la fe es una ilusión, un consuelo para los débiles.”</text:p>
      <text:h text:style-name="Heading_20_4" text:outline-level="4">Enseñanzas</text:h>
      <text:p text:style-name="Quotations">Elara descubre un conocimiento oculto, más profundo y coherente con nuestra teoría.<text:line-break/>Puede provenir de:</text:p>
      <text:list xml:id="list391706026" text:style-name="L43">
        <text:list-item>
          <text:p text:style-name="P51">Antiguos escritos, templos, grabados, visiones.</text:p>
        </text:list-item>
        <text:list-item>
          <text:p text:style-name="P51">Encuentros con sabios, monjes, viajeros, espíritus, ruinas.</text:p>
        </text:list-item>
      </text:list>
      <text:p text:style-name="Quotations">El conocimiento debe <text:span text:style-name="Strong_20_Emphasis">corregir o ampliar</text:span> el punto de vista popular.</text:p>
      <text:p text:style-name="Text_20_body">📘 <text:span text:style-name="Emphasis">Ejemplo:</text:span></text:p>
      <text:p text:style-name="Quotations">“Elara descubre en un mural que la fe no es una ilusión, sino un acto creador. Que toda forma visible nace primero como una fe invisible.”</text:p>
      <text:p text:style-name="Horizontal_20_Line"><text:soft-page-break/></text:p>
      <text:h text:style-name="Heading_20_3" text:outline-level="3">⚔️ <text:span text:style-name="Strong_20_Emphasis">4. Área de lucha</text:span></text:h>
      <text:p text:style-name="Quotations">Subtrama que desarrolla el <text:span text:style-name="Strong_20_Emphasis">conflicto entre el bien y el mal</text:span>.<text:line-break/>Cada capítulo introduce una <text:span text:style-name="Strong_20_Emphasis">nueva amenaza o secuaz</text:span> de Morgerathus.</text:p>
      <text:p text:style-name="Text_20_body">Incluye:</text:p>
      <text:list xml:id="list3829504963" text:style-name="L44">
        <text:list-item>
          <text:p text:style-name="P52"><text:span text:style-name="Strong_20_Emphasis">El enemigo:</text:span> Quién es, cómo aparece y qué desea.</text:p>
        </text:list-item>
        <text:list-item>
          <text:p text:style-name="P52"><text:span text:style-name="Strong_20_Emphasis">Su estrategia:</text:span> Engaño, sabotaje, manipulación, fuerza.</text:p>
        </text:list-item>
        <text:list-item>
          <text:p text:style-name="P52"><text:span text:style-name="Strong_20_Emphasis">Relación con Elara:</text:span> Cómo intenta confundirla o usarla.</text:p>
        </text:list-item>
        <text:list-item>
          <text:p text:style-name="P52"><text:span text:style-name="Strong_20_Emphasis">Resultado:</text:span> ¿Elara logra superarlo? ¿Qué pierde o aprende?</text:p>
        </text:list-item>
      </text:list>
      <text:p text:style-name="Text_20_body">🎭 <text:span text:style-name="Emphasis">Regla narrativa:</text:span><text:line-break/>Cada enemigo refleja un <text:span text:style-name="Strong_20_Emphasis">aspecto del mal</text:span>: la mentira, la avaricia, la soberbia, la desesperanza, etc.<text:line-break/>Así, la lucha física es también <text:span text:style-name="Strong_20_Emphasis">un reflejo espiritual</text:span>.</text:p>
      <text:p text:style-name="Horizontal_20_Line"/>
      <text:h text:style-name="Heading_20_3" text:outline-level="3">🗺️ <text:span text:style-name="Strong_20_Emphasis">5. Área de viaje</text:span></text:h>
      <text:p text:style-name="Quotations">Relato físico del desplazamiento de Elara por Lluviara.<text:line-break/>Cada capítulo ocurre en <text:span text:style-name="Strong_20_Emphasis">un lugar distinto</text:span> que aporta atmósfera y simbolismo.</text:p>
      <text:p text:style-name="Text_20_body">Incluye:</text:p>
      <text:list xml:id="list116087004" text:style-name="L45">
        <text:list-item>
          <text:p text:style-name="P53"><text:span text:style-name="Strong_20_Emphasis">Escenario:</text:span> Descripción breve del lugar (geografía, clima, arquitectura, ambiente).</text:p>
        </text:list-item>
        <text:list-item>
          <text:p text:style-name="P53"><text:span text:style-name="Strong_20_Emphasis">Obstáculos naturales:</text:span> montañas, desiertos, mares, ruinas, ciudades corrompidas.</text:p>
        </text:list-item>
        <text:list-item>
          <text:p text:style-name="P53"><text:span text:style-name="Strong_20_Emphasis">Progresión:</text:span> Cómo este tramo del viaje la acerca al Codex (física o espiritualmente).</text:p>
        </text:list-item>
        <text:list-item>
          <text:p text:style-name="P53"><text:span text:style-name="Strong_20_Emphasis">Transformación:</text:span> Qué cambia en Elara al final del trayecto.</text:p>
        </text:list-item>
      </text:list>
      <text:p text:style-name="Text_20_body">📘 <text:span text:style-name="Emphasis">Ejemplo:</text:span></text:p>
      <text:p text:style-name="Quotations">“En el desierto de Espejos, Elara debe enfrentarse a su reflejo: una ilusión que repite sus pensamientos más oscuros.”</text:p>
      <text:p text:style-name="Horizontal_20_Line"/>
      <text:h text:style-name="Heading_20_3" text:outline-level="3">🜃 <text:span text:style-name="Strong_20_Emphasis">6. Condiciones de salida</text:span></text:h>
      <text:p text:style-name="Quotations">Define cómo termina el capítulo y <text:span text:style-name="Strong_20_Emphasis">qué queda preparado para el siguiente</text:span>.</text:p>
      <text:p text:style-name="Text_20_body">Incluye:</text:p>
      <text:list xml:id="list2509012929" text:style-name="L46">
        <text:list-item>
          <text:p text:style-name="P54"><text:span text:style-name="Strong_20_Emphasis">Logro o fracaso:</text:span> ¿Elara consiguió su objetivo? ¿Qué perdió o ganó?</text:p>
        </text:list-item>
        <text:list-item>
          <text:p text:style-name="P54"><text:span text:style-name="Strong_20_Emphasis">Nueva información:</text:span> ¿Qué conocimiento, mapa o amuleto obtiene?</text:p>
        </text:list-item>
        <text:list-item>
          <text:p text:style-name="P54"><text:soft-page-break/><text:span text:style-name="Strong_20_Emphasis">Estado emocional:</text:span> ¿Cómo cambia su ánimo o comprensión del mundo?</text:p>
        </text:list-item>
        <text:list-item>
          <text:p text:style-name="P54"><text:span text:style-name="Strong_20_Emphasis">Puerta al siguiente capítulo:</text:span> Se plantea el <text:span text:style-name="Strong_20_Emphasis">nuevo objetivo</text:span> o dirección del viaje.</text:p>
        </text:list-item>
      </text:list>
      <text:p text:style-name="Text_20_body">📘 <text:span text:style-name="Emphasis">Ejemplo:</text:span></text:p>
      <text:p text:style-name="Quotations">“Elara obtiene el primer amuleto, pero ignora que ha revelado su ubicación a Morgerathus. En la distancia, una sombra sonríe.”</text:p>
      <text:p text:style-name="Horizontal_20_Line"/>
      <text:h text:style-name="Heading_20_2" text:outline-level="2">🔁 <text:span text:style-name="Strong_20_Emphasis">Resumen funcional</text:span></text:h>
      <text:p text:style-name="Text_20_body">Cada capítulo debe:</text:p>
      <text:list xml:id="list2398678257" text:style-name="L47">
        <text:list-item>
          <text:p text:style-name="P55">Tener una <text:span text:style-name="Strong_20_Emphasis">historia independiente</text:span> (inicio y fin).</text:p>
        </text:list-item>
        <text:list-item>
          <text:p text:style-name="P55">Desarrollar un <text:span text:style-name="Strong_20_Emphasis">tema místico</text:span>.</text:p>
        </text:list-item>
        <text:list-item>
          <text:p text:style-name="P55">Avanzar la <text:span text:style-name="Strong_20_Emphasis">lucha entre el bien y el mal</text:span>.</text:p>
        </text:list-item>
        <text:list-item>
          <text:p text:style-name="P55">Progresar el <text:span text:style-name="Strong_20_Emphasis">viaje físico y espiritual</text:span> de Elara.</text:p>
        </text:list-item>
        <text:list-item>
          <text:p text:style-name="P55">Definir <text:span text:style-name="Strong_20_Emphasis">entrada y salida</text:span>, de modo que pueda reordenarse sin romper la continuidad.</text:p>
        </text:list-item>
      </text:list>
      <text:p text:style-name="Horizontal_20_Line"/>
      <text:p text:style-name="Text_20_body">¿Quieres que ahora preparemos <text:span text:style-name="Strong_20_Emphasis">una versión editable tipo formulario</text:span>, para que puedas completarla al comenzar un nuevo capítulo (por ejemplo, como plantilla de trabajo narrativa)?</text:p>
      <text:h text:style-name="Heading_20_5" text:outline-level="5">You said:</text:h>
      <text:p text:style-name="Text_20_body">buena idea. preparala</text:p>
      <text:h text:style-name="Heading_20_6" text:outline-level="6">ChatGPT said:</text:h>
      <text:p text:style-name="Text_20_body">Perfecto.<text:line-break/>Aquí tienes la <text:span text:style-name="Strong_20_Emphasis">versión editable tipo formulario</text:span>, lista para ser utilizada como <text:span text:style-name="Strong_20_Emphasis">plantilla de trabajo narrativa</text:span>.<text:line-break/>Está diseñada para que puedas completarla antes o durante la redacción de un capítulo, y sirve tanto como guía estructural como registro conceptual del viaje.</text:p>
      <text:p text:style-name="Horizontal_20_Line"/>
      <text:h text:style-name="Heading_20_1" text:outline-level="1">🧭 Plantilla Narrativa – Capítulo de <text:span text:style-name="Emphasis">Elara</text:span></text:h>
      <text:p text:style-name="Horizontal_20_Line"/>
      <text:h text:style-name="Heading_20_2" text:outline-level="2">🜂 1. Condiciones de entrada</text:h>
      <text:p text:style-name="Text_20_body"><text:span text:style-name="Strong_20_Emphasis">Situación inicial:</text:span></text:p>
      <text:p text:style-name="Quotations">(¿Dónde se encuentra Elara al comenzar el capítulo? ¿Qué acaba de suceder?)</text:p>
      <text:p text:style-name="Text_20_body"><text:soft-page-break/><text:span text:style-name="Strong_20_Emphasis">Objetivo principal:</text:span></text:p>
      <text:p text:style-name="Quotations">(¿Qué debe lograr Elara en este capítulo?)</text:p>
      <text:p text:style-name="Text_20_body"><text:span text:style-name="Strong_20_Emphasis">Estado emocional o psicológico:</text:span></text:p>
      <text:p text:style-name="Quotations">(¿Cómo se siente? ¿Qué conflicto interior o duda la acompaña?)</text:p>
      <text:p text:style-name="Text_20_body"><text:span text:style-name="Strong_20_Emphasis">Amenazas latentes:</text:span></text:p>
      <text:p text:style-name="Quotations">(¿Qué peligro o enemigo la sigue desde las sombras?)</text:p>
      <text:p text:style-name="Horizontal_20_Line"/>
      <text:h text:style-name="Heading_20_2" text:outline-level="2">🌒 2. Historia unitaria</text:h>
      <text:p text:style-name="Text_20_body"><text:span text:style-name="Strong_20_Emphasis">Título provisional:</text:span></text:p>
      <text:p text:style-name="Quotations">(Título simbólico o temático del capítulo)</text:p>
      <text:p text:style-name="Text_20_body"><text:span text:style-name="Strong_20_Emphasis">Planteamiento:</text:span></text:p>
      <text:p text:style-name="Quotations">(Presenta el conflicto o misterio inicial)</text:p>
      <text:p text:style-name="Text_20_body"><text:span text:style-name="Strong_20_Emphasis">Desarrollo:</text:span></text:p>
      <text:p text:style-name="Quotations">(Describe los principales acontecimientos del capítulo)</text:p>
      <text:p text:style-name="Text_20_body"><text:span text:style-name="Strong_20_Emphasis">Clímax:</text:span></text:p>
      <text:p text:style-name="Quotations">(Momento de máxima tensión, revelación o enfrentamiento)</text:p>
      <text:p text:style-name="Text_20_body"><text:span text:style-name="Strong_20_Emphasis">Desenlace:</text:span></text:p>
      <text:p text:style-name="Quotations">(Resolución. ¿Qué cambia en Elara? ¿Qué enseñanza deja?)</text:p>
      <text:p text:style-name="Text_20_body"><text:span text:style-name="Strong_20_Emphasis">Mensaje o reflexión final:</text:span></text:p>
      <text:p text:style-name="Quotations">(Frase o idea que condensa el sentido del capítulo)</text:p>
      <text:p text:style-name="Horizontal_20_Line"/>
      <text:h text:style-name="Heading_20_2" text:outline-level="2">🔮 3. Área mística</text:h>
      <text:p text:style-name="Text_20_body"><text:span text:style-name="Strong_20_Emphasis">Tema místico:</text:span></text:p>
      <text:p text:style-name="Quotations">(Ejemplo: La fe, el amor, el destino, la voluntad, la magia, el alma...)</text:p>
      <text:p text:style-name="Text_20_body"><text:span text:style-name="Strong_20_Emphasis">Trasfondo místico:</text:span></text:p>
      <text:p text:style-name="Quotations">(Breve contexto o significado filosófico dentro de Lluviara)</text:p>
      <text:p text:style-name="Text_20_body"><text:soft-page-break/><text:span text:style-name="Strong_20_Emphasis">Punto de vista popular:</text:span></text:p>
      <text:p text:style-name="Quotations">(Qué cree la gente común sobre este tema)</text:p>
      <text:p text:style-name="Text_20_body"><text:span text:style-name="Strong_20_Emphasis">Descubrimiento / Enseñanza:</text:span></text:p>
      <text:p text:style-name="Quotations">(Qué verdad profunda encuentra Elara y cómo la descubre)</text:p>
      <text:p text:style-name="Text_20_body"><text:span text:style-name="Strong_20_Emphasis">Fuente de conocimiento:</text:span></text:p>
      <text:p text:style-name="Quotations">(Antiguo texto, mural, encuentro, visión, sabio, ruina, etc.)</text:p>
      <text:p text:style-name="Horizontal_20_Line"/>
      <text:h text:style-name="Heading_20_2" text:outline-level="2">⚔️ 4. Área de lucha</text:h>
      <text:p text:style-name="Text_20_body"><text:span text:style-name="Strong_20_Emphasis">Enemigo o antagonista del capítulo:</text:span></text:p>
      <text:p text:style-name="Quotations">(Nombre, tipo, rasgos, procedencia)</text:p>
      <text:p text:style-name="Text_20_body"><text:span text:style-name="Strong_20_Emphasis">Propósito del enemigo:</text:span></text:p>
      <text:p text:style-name="Quotations">(Qué busca conseguir y cómo lo intenta)</text:p>
      <text:p text:style-name="Text_20_body"><text:span text:style-name="Strong_20_Emphasis">Estrategia o método:</text:span></text:p>
      <text:p text:style-name="Quotations">(Engaño, manipulación, fuerza, tentación, sabotaje, etc.)</text:p>
      <text:p text:style-name="Text_20_body"><text:span text:style-name="Strong_20_Emphasis">Desenlace del enfrentamiento:</text:span></text:p>
      <text:p text:style-name="Quotations">(¿Elara vence, escapa, pierde algo, aprende?)</text:p>
      <text:p text:style-name="Text_20_body"><text:span text:style-name="Strong_20_Emphasis">Aspecto del mal representado:</text:span></text:p>
      <text:p text:style-name="Quotations">(Ejemplo: mentira, ambición, desesperanza, soberbia...)</text:p>
      <text:p text:style-name="Horizontal_20_Line"/>
      <text:h text:style-name="Heading_20_2" text:outline-level="2">🗺️ 5. Área de viaje</text:h>
      <text:p text:style-name="Text_20_body"><text:span text:style-name="Strong_20_Emphasis">Escenario principal:</text:span></text:p>
      <text:p text:style-name="Quotations">(Descripción breve del lugar: entorno, clima, atmósfera)</text:p>
      <text:p text:style-name="Text_20_body"><text:span text:style-name="Strong_20_Emphasis">Simbolismo del lugar:</text:span></text:p>
      <text:p text:style-name="Quotations">(Qué representa este sitio en el viaje interior de Elara)</text:p>
      <text:p text:style-name="Text_20_body"><text:span text:style-name="Strong_20_Emphasis">Obstáculos naturales o culturales:</text:span></text:p>
      <text:p text:style-name="Quotations">(Dificultades físicas o sociales del entorno)</text:p>
      <text:p text:style-name="Text_20_body"><text:soft-page-break/><text:span text:style-name="Strong_20_Emphasis">Progresión:</text:span></text:p>
      <text:p text:style-name="Quotations">(Cómo este tramo la acerca al Codex o a su comprensión)</text:p>
      <text:p text:style-name="Text_20_body"><text:span text:style-name="Strong_20_Emphasis">Transformación:</text:span></text:p>
      <text:p text:style-name="Quotations">(Qué cambia en ella al final del recorrido)</text:p>
      <text:p text:style-name="Horizontal_20_Line"/>
      <text:h text:style-name="Heading_20_2" text:outline-level="2">🜃 6. Condiciones de salida</text:h>
      <text:p text:style-name="Text_20_body"><text:span text:style-name="Strong_20_Emphasis">Resultado del capítulo:</text:span></text:p>
      <text:p text:style-name="Quotations">(¿Logró su objetivo? ¿Qué ganó o perdió?)</text:p>
      <text:p text:style-name="Text_20_body"><text:span text:style-name="Strong_20_Emphasis">Nuevo conocimiento o pista obtenida:</text:span></text:p>
      <text:p text:style-name="Quotations">(Objeto, mapa, símbolo, fragmento de sabiduría...)</text:p>
      <text:p text:style-name="Text_20_body"><text:span text:style-name="Strong_20_Emphasis">Consecuencia del enfrentamiento:</text:span></text:p>
      <text:p text:style-name="Quotations">(Efectos físicos, emocionales o morales en Elara)</text:p>
      <text:p text:style-name="Text_20_body"><text:span text:style-name="Strong_20_Emphasis">Puerta al siguiente capítulo:</text:span></text:p>
      <text:p text:style-name="Quotations">(Nuevo destino, meta o amenaza que queda planteada)</text:p>
      <text:p text:style-name="Horizontal_20_Line"/>
      <text:h text:style-name="Heading_20_2" text:outline-level="2">🜁 7. Notas del autor</text:h>
      <text:p text:style-name="Quotations">(Observaciones generales, símbolos recurrentes, paralelismos, frases clave, vínculos con otros capítulos.)</text:p>
      <text:p text:style-name="Horizontal_20_Line"/>
      <text:p text:style-name="Text_20_body">¿Quieres que te prepare ahora una <text:span text:style-name="Strong_20_Emphasis">versión en formato tabla (Markdown o Word)</text:span> para que puedas rellenarla directamente en tus documentos de trabajo?<text:line-break/>Así podrías copiarla y completarla fácilmente capítulo a capítulo.</text:p>
      <text:h text:style-name="Heading_20_5" text:outline-level="5">You said:</text:h>
      <text:p text:style-name="Text_20_body">tal vez, del mismo modo que hemos definido unas lineas generales para el guion de la lucha entre el bien y el mal, deberiamos definir una estructura base para las otras dos ramas de la historia, la mistica y el viaje. - el viaje: empieza cuando Elara desea obtener respuestas acerca de su propia existencia. en su pueblo natal. junto al anciano sacerdote del templo de la lluvia investiga en antiguos manuscritos almacenados en el templo de la lluvia, cual podria ser la ubicacion del antiguo codice perdido. finalmente descubren que ese encuentra en la gran montana y Elara decide aventurarse en solitario en una expedicion que la llevara a encontrarlo. pero el libro no permitira que nadie consulte sus paginas y <text:soft-page-break/>luchara contra Elara. con una potente descarga de energia magica la envia al otro lado de Lluviara. Elara perdida en un lugar desconocido iniciara el largo viaje de regreso. Sin mapas y sin conocimiento del lugar recorrera todo Lluviara, conociendo personajes, viviendo aventuras y aprendiendo. capitulo a capitulo avanzara por la geografia de Lluviara encontrando poco a poco las respuestas que buscaba. Finalmente conseguira volver a la gran montana adonde se encuentra el codex, pero entonces ya tendra las respuestas que buscaba y no necesitara el libro. La percepcion que Elara obtiene al final de su aventura es que el codex, conociendo sus deseos, organizo todo el viaje para que Elara encuentre las respuestas que buscaba con su propia experiencia. El primer encuentro con el Codex termina con Elara que yace inconsciente en el suelo de la cueva junto al codex, posiblemente muerta por el ataque del libro. en el siguiente capitulo despierta en un lugar desconocido al otro lado de Lluviara, esto hace que no quede claro si el viaje sucedio realmente o si se trata de un sueno, porque en el ultimo capitulo, Elara despierta en la cueva de la gran montana junto al codex. esto hace que todo el viaje haya podido ser un sueno inducido por el codex, o tal vez haya sido real.</text:p>
      <text:h text:style-name="Heading_20_6" text:outline-level="6">ChatGPT said:</text:h>
      <text:p text:style-name="Text_20_body">Excelente.<text:line-break/>Lo que acabas de definir aquí es el <text:span text:style-name="Strong_20_Emphasis">esqueleto simbólico y narrativo</text:span> del <text:span text:style-name="Emphasis">viaje de Elara</text:span>, que es —junto a la lucha entre el bien y el mal— una de las tres columnas vertebrales de la historia.<text:line-break/>Y lo estás haciendo con una precisión muy buena: el relato tiene una estructura de <text:span text:style-name="Emphasis">viaje interior</text:span> y <text:span text:style-name="Emphasis">viaje exterior</text:span> que pueden superponerse sin necesidad de resolver del todo lo que es “real” y lo que es “sueño”.</text:p>
      <text:p text:style-name="Text_20_body">Voy a proponerte ahora un esquema estructural del <text:span text:style-name="Strong_20_Emphasis">viaje</text:span>, al estilo del que hicimos para la “lucha entre el bien y el mal”, pero en clave <text:span text:style-name="Strong_20_Emphasis">filosófica, geográfica y psicológica</text:span>, para que luego podamos usarlo como modelo o plantilla base.</text:p>
      <text:p text:style-name="Horizontal_20_Line"/>
      <text:h text:style-name="Heading_20_2" text:outline-level="2">🗺️ Estructura general del “Viaje” de Elara</text:h>
      <text:h text:style-name="Heading_20_3" text:outline-level="3">1. El punto de partida — <text:span text:style-name="Emphasis">El deseo de saber</text:span></text:h>
      <text:list xml:id="list3622512581" text:style-name="L48">
        <text:list-item>
          <text:p text:style-name="P56"><text:span text:style-name="Strong_20_Emphasis">Lugar:</text:span> Aldea de Rainwater, el Templo de la Lluvia.</text:p>
        </text:list-item>
        <text:list-item>
          <text:p text:style-name="P56"><text:span text:style-name="Strong_20_Emphasis">Estado de Elara:</text:span> Curiosa, inconforme, inquieta ante las creencias populares.</text:p>
        </text:list-item>
        <text:list-item>
          <text:p text:style-name="P56"><text:span text:style-name="Strong_20_Emphasis">Motivación:</text:span> Hallar un sentido a la vida. Su mente lógica y su espíritu aventurero chocan con la superstición de su entorno.</text:p>
        </text:list-item>
        <text:list-item>
          <text:p text:style-name="P56"><text:span text:style-name="Strong_20_Emphasis">Símbolo:</text:span> La sed —el deseo que impulsa la búsqueda.</text:p>
        </text:list-item>
        <text:list-item>
          <text:p text:style-name="P56"><text:span text:style-name="Strong_20_Emphasis">Tema:</text:span> El conocimiento como necesidad vital.</text:p>
        </text:list-item>
      </text:list>
      <text:p text:style-name="Horizontal_20_Line"/>
      <text:h text:style-name="Heading_20_3" text:outline-level="3">2. El primer hallazgo — <text:span text:style-name="Emphasis">El eco del Codex</text:span></text:h>
      <text:list xml:id="list1468210373" text:style-name="L49">
        <text:list-item>
          <text:p text:style-name="P57"><text:span text:style-name="Strong_20_Emphasis">Evento clave:</text:span> Descubre la existencia del libro legendario.</text:p>
        </text:list-item>
        <text:list-item>
          <text:p text:style-name="P57"><text:soft-page-break/><text:span text:style-name="Strong_20_Emphasis">Colaborador:</text:span> Khron, el sacerdote sabio, su guía inicial.</text:p>
        </text:list-item>
        <text:list-item>
          <text:p text:style-name="P57"><text:span text:style-name="Strong_20_Emphasis">Acción:</text:span> Estudia antiguos manuscritos y deduce que el Codex está en la Gran Montaña.</text:p>
        </text:list-item>
        <text:list-item>
          <text:p text:style-name="P57"><text:span text:style-name="Strong_20_Emphasis">Tema:</text:span> La razón y la fe unidas para encontrar una verdad superior.</text:p>
        </text:list-item>
        <text:list-item>
          <text:p text:style-name="P57"><text:span text:style-name="Strong_20_Emphasis">Símbolo:</text:span> El mapa interior —la intuición como brújula.</text:p>
        </text:list-item>
      </text:list>
      <text:p text:style-name="Horizontal_20_Line"/>
      <text:h text:style-name="Heading_20_3" text:outline-level="3">3. El encuentro con el misterio — <text:span text:style-name="Emphasis">El despertar del Codex</text:span></text:h>
      <text:list xml:id="list3736770501" text:style-name="L50">
        <text:list-item>
          <text:p text:style-name="P58"><text:span text:style-name="Strong_20_Emphasis">Evento:</text:span> Elara halla el libro, pero este rechaza su intento de abrirlo.</text:p>
        </text:list-item>
        <text:list-item>
          <text:p text:style-name="P58"><text:span text:style-name="Strong_20_Emphasis">Consecuencia:</text:span> Una descarga de energía la lanza al otro extremo de Lluviara.</text:p>
        </text:list-item>
        <text:list-item>
          <text:p text:style-name="P58"><text:span text:style-name="Strong_20_Emphasis">Tema:</text:span> El conocimiento no puede tomarse por la fuerza; debe ganarse por experiencia.</text:p>
        </text:list-item>
        <text:list-item>
          <text:p text:style-name="P58"><text:span text:style-name="Strong_20_Emphasis">Símbolo:</text:span> La caída —el inicio del aprendizaje verdadero.</text:p>
        </text:list-item>
      </text:list>
      <text:p text:style-name="Horizontal_20_Line"/>
      <text:h text:style-name="Heading_20_3" text:outline-level="3">4. El viaje — <text:span text:style-name="Emphasis">Cruzando Lluviara</text:span></text:h>
      <text:list xml:id="list2727181172" text:style-name="L51">
        <text:list-item>
          <text:p text:style-name="P59"><text:span text:style-name="Strong_20_Emphasis">Estructura modular:</text:span> Cada capítulo representa una <text:span text:style-name="Strong_20_Emphasis">región de Lluviara</text:span> y una <text:span text:style-name="Strong_20_Emphasis">etapa del conocimiento</text:span>.</text:p>
        </text:list-item>
        <text:list-item>
          <text:p text:style-name="P59"><text:span text:style-name="Strong_20_Emphasis">En cada lugar:</text:span></text:p>
          <text:list>
            <text:list-item>
              <text:p text:style-name="P59">Elara vive una <text:span text:style-name="Strong_20_Emphasis">aventura aislada</text:span> (historia unitaria).</text:p>
            </text:list-item>
            <text:list-item>
              <text:p text:style-name="P59">Encuentra <text:span text:style-name="Strong_20_Emphasis">una enseñanza mística</text:span> que reformula su entendimiento.</text:p>
            </text:list-item>
            <text:list-item>
              <text:p text:style-name="P59">Enfrenta <text:span text:style-name="Strong_20_Emphasis">un antagonista</text:span> que representa una forma de error o mal (engaño, ambición, miedo...).</text:p>
            </text:list-item>
            <text:list-item>
              <text:p text:style-name="P59">Supera <text:span text:style-name="Strong_20_Emphasis">un obstáculo geográfico o cultural</text:span> (desiertos, ruinas, civilizaciones perdidas, templos, mares, bosques, etc.).</text:p>
            </text:list-item>
          </text:list>
        </text:list-item>
        <text:list-item>
          <text:p text:style-name="P59"><text:span text:style-name="Strong_20_Emphasis">Tema:</text:span> Cada paso es una revelación; el saber se construye caminando.</text:p>
        </text:list-item>
        <text:list-item>
          <text:p text:style-name="P59"><text:span text:style-name="Strong_20_Emphasis">Símbolo:</text:span> El camino infinito —el aprendizaje que nunca termina.</text:p>
        </text:list-item>
      </text:list>
      <text:p text:style-name="Horizontal_20_Line"/>
      <text:h text:style-name="Heading_20_3" text:outline-level="3">5. La revelación — <text:span text:style-name="Emphasis">El regreso al origen</text:span></text:h>
      <text:list xml:id="list2103465446" text:style-name="L52">
        <text:list-item>
          <text:p text:style-name="P60"><text:span text:style-name="Strong_20_Emphasis">Evento:</text:span> Elara alcanza nuevamente la Gran Montaña.</text:p>
        </text:list-item>
        <text:list-item>
          <text:p text:style-name="P60"><text:span text:style-name="Strong_20_Emphasis">Descubrimiento:</text:span> Ya no necesita abrir el libro. Ha comprendido que el viaje era la respuesta.</text:p>
        </text:list-item>
        <text:list-item>
          <text:p text:style-name="P60"><text:span text:style-name="Strong_20_Emphasis">Símbolo:</text:span> El espejo —el conocimiento estaba dentro de ella.</text:p>
        </text:list-item>
        <text:list-item>
          <text:p text:style-name="P60"><text:span text:style-name="Strong_20_Emphasis">Tema:</text:span> La sabiduría se revela a quien se ha transformado.</text:p>
        </text:list-item>
      </text:list>
      <text:p text:style-name="Horizontal_20_Line"/>
      <text:h text:style-name="Heading_20_3" text:outline-level="3"><text:soft-page-break/>6. El cierre ambiguo — <text:span text:style-name="Emphasis">Sueño o realidad</text:span></text:h>
      <text:list xml:id="list3012960330" text:style-name="L53">
        <text:list-item>
          <text:p text:style-name="P61"><text:span text:style-name="Strong_20_Emphasis">Estructura final:</text:span></text:p>
          <text:list>
            <text:list-item>
              <text:p text:style-name="P61">Elara yace inconsciente tras el primer encuentro con el Codex.</text:p>
            </text:list-item>
            <text:list-item>
              <text:p text:style-name="P61">Todo el viaje podría ser una visión inducida por el libro.</text:p>
            </text:list-item>
            <text:list-item>
              <text:p text:style-name="P61">Al final, despierta en el mismo lugar, junto al Codex.</text:p>
            </text:list-item>
          </text:list>
        </text:list-item>
        <text:list-item>
          <text:p text:style-name="P61"><text:span text:style-name="Strong_20_Emphasis">Interpretación posible:</text:span></text:p>
          <text:list>
            <text:list-item>
              <text:p text:style-name="P61">Si fue un sueño, el Codex le mostró el camino interior.</text:p>
            </text:list-item>
            <text:list-item>
              <text:p text:style-name="P61">Si fue real, la vida misma la condujo al conocimiento.</text:p>
            </text:list-item>
          </text:list>
        </text:list-item>
        <text:list-item>
          <text:p text:style-name="P61"><text:span text:style-name="Strong_20_Emphasis">Tema:</text:span> Realidad y sueño son reflejos de una misma inteligencia invisible.</text:p>
        </text:list-item>
        <text:list-item>
          <text:p text:style-name="P61"><text:span text:style-name="Strong_20_Emphasis">Símbolo:</text:span> El círculo —todo final es un nuevo comienzo.</text:p>
        </text:list-item>
      </text:list>
      <text:p text:style-name="Horizontal_20_Line"/>
      <text:h text:style-name="Heading_20_3" text:outline-level="3">7. Función narrativa del viaje</text:h>
      <text:list xml:id="list453481154" text:style-name="L54">
        <text:list-item>
          <text:p text:style-name="P62">Proporciona <text:span text:style-name="Strong_20_Emphasis">el hilo conductor</text:span> que une los capítulos.</text:p>
        </text:list-item>
        <text:list-item>
          <text:p text:style-name="P62">Permite la aparición <text:span text:style-name="Strong_20_Emphasis">modular</text:span> de historias independientes.</text:p>
        </text:list-item>
        <text:list-item>
          <text:p text:style-name="P62">Muestra la <text:span text:style-name="Strong_20_Emphasis">evolución interior de Elara</text:span>, desde la ignorancia y la duda hacia la comprensión y la serenidad.</text:p>
        </text:list-item>
        <text:list-item>
          <text:p text:style-name="P62">Da un sentido místico al conjunto: <text:span text:style-name="Strong_20_Emphasis">la vida como viaje de conocimiento.</text:span></text:p>
        </text:list-item>
      </text:list>
      <text:p text:style-name="Horizontal_20_Line"/>
      <text:p text:style-name="Text_20_body">¿Quieres que hagamos ahora lo mismo para la <text:span text:style-name="Strong_20_Emphasis">rama mística</text:span> —es decir, definir su estructura base y cómo evoluciona a lo largo de la obra, en paralelo al viaje y a la lucha?</text:p>
      <text:h text:style-name="Heading_20_5" text:outline-level="5">You said:</text:h>
      <text:p text:style-name="Text_20_body">puedes hacer un resumen del la linea argumental del viaje?</text:p>
      <text:h text:style-name="Heading_20_6" text:outline-level="6">ChatGPT said:</text:h>
      <text:p text:style-name="Text_20_body">Por supuesto. Aquí tienes un <text:span text:style-name="Strong_20_Emphasis">resumen claro y coherente de la línea argumental del viaje de Elara</text:span> a lo largo del libro:</text:p>
      <text:p text:style-name="Horizontal_20_Line"/>
      <text:h text:style-name="Heading_20_3" text:outline-level="3">🌍 <text:span text:style-name="Strong_20_Emphasis">Línea argumental del viaje de Elara</text:span></text:h>
      <text:p text:style-name="Text_20_body">El viaje de Elara es el hilo conductor físico y existencial de toda la historia. A través de él, se despliega su evolución interior, su aprendizaje místico y su enfrentamiento con las fuerzas del mal.</text:p>
      <text:p text:style-name="Horizontal_20_Line"/>
      <text:h text:style-name="Heading_20_4" text:outline-level="4"><text:soft-page-break/><text:span text:style-name="Strong_20_Emphasis">Inicio – El llamado</text:span></text:h>
      <text:p text:style-name="Text_20_body">Elara, una joven inquieta del pueblo de la Lluvia, siente en su interior una profunda necesidad de comprender el sentido de la vida y su propia existencia. Guiada por esa sed de conocimiento, acude al anciano sacerdote del templo, con quien explora antiguos manuscritos que hablan de un libro legendario: <text:span text:style-name="Strong_20_Emphasis">el Codex</text:span>, un texto perdido que contiene todas las respuestas.<text:line-break/>Elara decide emprender un viaje hacia la <text:span text:style-name="Strong_20_Emphasis">Gran Montaña</text:span>, donde se dice que el Codex reposa.</text:p>
      <text:p text:style-name="Horizontal_20_Line"/>
      <text:h text:style-name="Heading_20_4" text:outline-level="4"><text:span text:style-name="Strong_20_Emphasis">Primer umbral – El encuentro con el Codex</text:span></text:h>
      <text:p text:style-name="Text_20_body">Al llegar al santuario de la Gran Montaña, Elara encuentra el libro. Sin embargo, el Codex —ser consciente y protector de su sabiduría— no permite ser abierto por quien aún no está preparada.<text:line-break/>Cuando Elara intenta leerlo, una descarga de energía mágica la envuelve y la lanza al otro extremo de Lluviara.<text:line-break/>Despierta sola, sin mapa ni guía, en un territorio desconocido. Aquí comienza su <text:span text:style-name="Strong_20_Emphasis">verdadero viaje</text:span>.</text:p>
      <text:p text:style-name="Horizontal_20_Line"/>
      <text:h text:style-name="Heading_20_4" text:outline-level="4"><text:span text:style-name="Strong_20_Emphasis">El viaje – El aprendizaje</text:span></text:h>
      <text:p text:style-name="Text_20_body">A lo largo de su travesía por Lluviara, Elara deberá recorrer tierras vastas y misteriosas, cada una con sus propias culturas, criaturas y secretos. En cada lugar encontrará:</text:p>
      <text:list xml:id="list1656610460" text:style-name="L55">
        <text:list-item>
          <text:p text:style-name="P63"><text:span text:style-name="Strong_20_Emphasis">Nuevos aliados y enemigos</text:span>, tanto humanos como sobrenaturales.</text:p>
        </text:list-item>
        <text:list-item>
          <text:p text:style-name="P63"><text:span text:style-name="Strong_20_Emphasis">Retos y pruebas</text:span> que pondrán a prueba su fe, su mente y su voluntad.</text:p>
        </text:list-item>
        <text:list-item>
          <text:p text:style-name="P63"><text:span text:style-name="Strong_20_Emphasis">Enseñanzas místicas</text:span> que revelan fragmentos de las respuestas que buscaba.</text:p>
        </text:list-item>
      </text:list>
      <text:p text:style-name="Text_20_body">Cada capítulo representa una <text:span text:style-name="Strong_20_Emphasis">etapa del aprendizaje</text:span>, donde Elara se enfrenta a un aspecto del conocimiento o del alma humana (la fe, el amor, la magia, la muerte, la conciencia…).<text:line-break/>Mientras tanto, los agentes de <text:span text:style-name="Strong_20_Emphasis">Morgerathus</text:span>, el mago oscuro, intentan frustrar su avance, pues también desean el poder del Codex.</text:p>
      <text:p text:style-name="Horizontal_20_Line"/>
      <text:h text:style-name="Heading_20_4" text:outline-level="4"><text:span text:style-name="Strong_20_Emphasis">El retorno – La iluminación</text:span></text:h>
      <text:p text:style-name="Text_20_body">Tras una larga travesía, Elara finalmente alcanza de nuevo la Gran Montaña.<text:line-break/>Pero ya no es la misma: ha aprendido las verdades que buscaba, no a través del libro, sino <text:span text:style-name="Strong_20_Emphasis">a través de la experiencia</text:span>.<text:line-break/>Comprende entonces que el Codex, sabiendo de su deseo, la envió en ese viaje para que encontrara por sí misma las respuestas.<text:line-break/>El conocimiento no se entrega: <text:span text:style-name="Strong_20_Emphasis">se vive</text:span>.</text:p>
      <text:p text:style-name="Horizontal_20_Line"/>
      <text:h text:style-name="Heading_20_4" text:outline-level="4"><text:soft-page-break/><text:span text:style-name="Strong_20_Emphasis">El final – El misterio</text:span></text:h>
      <text:p text:style-name="Text_20_body">Elara vuelve a la cueva del Codex. Al tocarlo, una luz la envuelve nuevamente.<text:line-break/>Despierta en el mismo lugar donde todo comenzó, en la cueva… o tal vez en el templo de su pueblo.<text:line-break/>No está claro si el viaje ocurrió realmente o fue un sueño inducido por el Codex.<text:line-break/>Pero el aprendizaje permanece.<text:line-break/>Elara <text:span text:style-name="Strong_20_Emphasis">ya no busca respuestas</text:span>: ahora <text:span text:style-name="Strong_20_Emphasis">las comprende</text:span>.</text:p>
      <text:p text:style-name="Horizontal_20_Line"/>
      <text:h text:style-name="Heading_20_3" text:outline-level="3">✦ En síntesis</text:h>
      <text:p text:style-name="Text_20_body">El viaje de Elara es una alegoría del proceso de iluminación:</text:p>
      <text:list xml:id="list1831036546" text:style-name="L56">
        <text:list-item>
          <text:p text:style-name="P64">Comienza con la <text:span text:style-name="Strong_20_Emphasis">búsqueda externa</text:span> del conocimiento.</text:p>
        </text:list-item>
        <text:list-item>
          <text:p text:style-name="P64">Continua con la <text:span text:style-name="Strong_20_Emphasis">travesía interior</text:span> por el mundo y el alma.</text:p>
        </text:list-item>
        <text:list-item>
          <text:p text:style-name="P64">Culmina con la <text:span text:style-name="Strong_20_Emphasis">revelación final</text:span>: el conocimiento verdadero se alcanza viviendo.</text:p>
        </text:list-item>
      </text:list>
      <text:p text:style-name="Horizontal_20_Line"/>
      <text:p text:style-name="Text_20_body">¿Quieres que ahora construyamos la <text:span text:style-name="Strong_20_Emphasis">estructura narrativa base</text:span> del viaje (es decir, los pasos o fases que debe contener cada capítulo de viaje, como “salida”, “encuentro”, “obstáculo”, “aprendizaje”, “avance”)? Esto nos permitirá mantener coherencia en todos los capítulos.</text:p>
      <text:h text:style-name="Heading_20_5" text:outline-level="5">You said:</text:h>
      <text:p text:style-name="Text_20_body">tu dices que Elara es atacada por el codex porque no esta preparada. eso no es verdad. recuerda que el codex ha sido sellado magicamente y no permitira que nadie consulte sus paginas, excepto quien tenga la llave magica. en nuestra historia no utilizaremos recursos tales como "estar preparado" o "ser digno" o "puro de corazon". es una historia para adultos. dicho esto, veamos si podemos definir una linea argumental general para la tercera rama del relato, la rama mistica. Elara inicia el viaje con el objetivo de encontrar respuestas a todas las preguntas existenciales. El conocimiento que posee sobre la existencia y el destino esta basado en los mitos y creencias populares. en cada capitulo mostraremos las creencias populares acerca de cada uno de los temas, que seran parecidas a las utilizadas por las religiones actuales pero sin llegar a ser exactamente esas, mantendremos una distancia respetuosa, y debemos agregar un cierto grado de fantasia para mostrar como nuestra imaginacion puede a traves de la cultura crear historias que creemos aun cuando puedan ser simplemente absurdas. Elara en cada capitulo encontrara evidencia de un conocimiento antiguo que revelara respuestas realistas y contrastables, en linea con nuestra teoria, para cada uno de los enigmas. Al final de su viaje, Elara tendra todas las respuestas que busca y Habra reemplazado el universo de mitos y leyendas por una teoria solida y coherente.</text:p>
      <text:h text:style-name="Heading_20_6" text:outline-level="6">ChatGPT said:</text:h>
      <text:p text:style-name="Text_20_body">Excelente enfoque.<text:line-break/>Tu planteo define con gran claridad el <text:span text:style-name="Strong_20_Emphasis">arco mistico</text:span> como un proceso de <text:span text:style-name="Strong_20_Emphasis">transformación intelectual y espiritual</text:span>, no moral ni religiosa.<text:line-break/><text:soft-page-break/>A diferencia de la típica historia de “iluminación”, aquí <text:span text:style-name="Strong_20_Emphasis">Elara no se vuelve digna</text:span>, sino <text:span text:style-name="Strong_20_Emphasis">sabia</text:span>. No “supera” sus faltas, sino que <text:span text:style-name="Strong_20_Emphasis">supera las creencias que la limitan</text:span>.</text:p>
      <text:p text:style-name="Text_20_body">Con tu guía, puedo sintetizar así la <text:span text:style-name="Strong_20_Emphasis">línea argumental general de la rama mística</text:span> del relato:</text:p>
      <text:p text:style-name="Horizontal_20_Line"/>
      <text:h text:style-name="Heading_20_3" text:outline-level="3">✦ Línea argumental mística – “De la creencia al conocimiento”</text:h>
      <text:p text:style-name="Text_20_body">Elara inicia su viaje impulsada por un deseo profundo: <text:span text:style-name="Strong_20_Emphasis">comprender la existencia</text:span>, descubrir <text:span text:style-name="Strong_20_Emphasis">quién es</text:span>, <text:span text:style-name="Strong_20_Emphasis">de dónde viene</text:span> y <text:span text:style-name="Strong_20_Emphasis">por qué existe algo en lugar de nada</text:span>.<text:line-break/>Al principio, su comprensión del mundo está moldeada por las <text:span text:style-name="Strong_20_Emphasis">creencias populares</text:span>, un conjunto de mitos, supersticiones y narraciones tradicionales que intentan dar sentido a lo desconocido.<text:line-break/>Estos mitos constituyen su marco de referencia inicial, la <text:span text:style-name="Strong_20_Emphasis">realidad heredada</text:span> en la que ha crecido.</text:p>
      <text:p text:style-name="Horizontal_20_Line"/>
      <text:h text:style-name="Heading_20_4" text:outline-level="4"><text:span text:style-name="Strong_20_Emphasis">1. Punto de partida – El universo de las creencias</text:span></text:h>
      <text:p text:style-name="Text_20_body">En su aldea natal, Elara comparte las creencias comunes del pueblo: los dioses del trueno, los espíritus de la lluvia, las almas errantes… Todo tiene una explicación mítica.<text:line-break/>Sin embargo, estas historias no la satisfacen. Intuye que son relatos creados por los hombres, no por los dioses.<text:line-break/>Su viaje, en el fondo, es una rebelión contra la ignorancia: <text:span text:style-name="Strong_20_Emphasis">no quiere creer, quiere saber.</text:span></text:p>
      <text:p text:style-name="Horizontal_20_Line"/>
      <text:h text:style-name="Heading_20_4" text:outline-level="4"><text:span text:style-name="Strong_20_Emphasis">2. El contraste – Mitos populares y conocimiento antiguo</text:span></text:h>
      <text:p text:style-name="Text_20_body">En cada capítulo, Elara se enfrenta a un <text:span text:style-name="Strong_20_Emphasis">tema existencial o metafísico</text:span> (la vida, la muerte, el alma, la fe, el amor, la magia, la conciencia, el destino…).<text:line-break/>Cada uno se presenta primero desde el <text:span text:style-name="Strong_20_Emphasis">punto de vista popular</text:span>, en forma de leyendas, supersticiones o tradiciones que reflejan la forma humana de llenar los vacíos del conocimiento.<text:line-break/>Pero en el curso de la historia, Elara descubrirá <text:span text:style-name="Strong_20_Emphasis">vestigios de un saber más antiguo</text:span>, oculto en ruinas, grabados, escrituras o testimonios olvidados.<text:line-break/>Este conocimiento no apela a la fe ni a la moral, sino a la <text:span text:style-name="Strong_20_Emphasis">lógica, la observación y la coherencia interna del mundo</text:span>.</text:p>
      <text:p text:style-name="Horizontal_20_Line"/>
      <text:h text:style-name="Heading_20_4" text:outline-level="4"><text:span text:style-name="Strong_20_Emphasis">3. El proceso – Del mito a la razón</text:span></text:h>
      <text:p text:style-name="Text_20_body">La rama mística muestra el <text:span text:style-name="Strong_20_Emphasis">aprendizaje intelectual</text:span> de Elara.<text:line-break/>Cada descubrimiento sustituye una creencia errónea por una comprensión más profunda.<text:line-break/>Así, capítulo a capítulo, Elara <text:span text:style-name="Strong_20_Emphasis">desmonta el edificio de los mitos</text:span> y <text:span text:style-name="Strong_20_Emphasis">reconstruye una teoría sólida</text:span> del universo.<text:line-break/>En este proceso, la historia no ridiculiza las creencias populares —las muestra como <text:span text:style-name="Strong_20_Emphasis">intentos humanos de comprensión</text:span>, válidos en su contexto—, pero las trasciende con respeto, mostrando su origen cultural y su función simbólica.</text:p>
      <text:p text:style-name="Horizontal_20_Line"><text:soft-page-break/></text:p>
      <text:h text:style-name="Heading_20_4" text:outline-level="4"><text:span text:style-name="Strong_20_Emphasis">4. El clímax – La gran síntesis</text:span></text:h>
      <text:p text:style-name="Text_20_body">Hacia el final del viaje, Elara ha recopilado fragmentos dispersos de ese conocimiento antiguo y los ha integrado en una <text:span text:style-name="Strong_20_Emphasis">visión coherente de la existencia</text:span>.<text:line-break/>Ya no necesita el Codex para encontrar las respuestas: <text:span text:style-name="Strong_20_Emphasis">ella misma se ha convertido en el libro</text:span>.<text:line-break/>Lo que buscaba fuera ha nacido dentro.<text:line-break/>Su mente ya no está habitada por mitos, sino por <text:span text:style-name="Strong_20_Emphasis">un sistema lógico, armónico y verificable</text:span>, que une lo espiritual y lo real bajo una misma comprensión.</text:p>
      <text:p text:style-name="Horizontal_20_Line"/>
      <text:h text:style-name="Heading_20_4" text:outline-level="4"><text:span text:style-name="Strong_20_Emphasis">5. El cierre – El silencio de las antiguas voces</text:span></text:h>
      <text:p text:style-name="Text_20_body">Cuando finalmente retorna al Codex, las antiguas voces —los mitos del pueblo— ya no dominan su pensamiento.<text:line-break/>Elara ha reemplazado la fe ciega por la <text:span text:style-name="Strong_20_Emphasis">inteligencia del asombro</text:span>.<text:line-break/>Comprende que los mitos fueron necesarios, pero que el tiempo de las leyendas ha terminado:<text:line-break/>ahora comienza el tiempo del conocimiento.</text:p>
      <text:p text:style-name="Horizontal_20_Line"/>
      <text:h text:style-name="Heading_20_3" text:outline-level="3">✦ En síntesis</text:h>
      <text:p text:style-name="Text_20_body">La rama mística describe el tránsito de Elara:</text:p>
      <text:p text:style-name="Quotations"><text:span text:style-name="Strong_20_Emphasis">de la creencia a la comprensión,<text:line-break/>de la tradición al pensamiento,<text:line-break/>del mito a la inteligencia.</text:span></text:p>
      <text:p text:style-name="Text_20_body">Cada capítulo aporta una pieza de ese nuevo modelo del mundo.<text:line-break/>Elara no destruye las viejas creencias: <text:span text:style-name="Strong_20_Emphasis">las supera</text:span>, integrándolas en un marco más amplio que las explica.</text:p>
      <text:p text:style-name="Horizontal_20_Line"/>
      <text:p text:style-name="Text_20_body">¿Quieres que te prepare a continuación una <text:span text:style-name="Strong_20_Emphasis">estructura base para los capítulos místicos</text:span>, del mismo modo que planeábamos para el viaje (por ejemplo: mito popular → conflicto o contradicción → hallazgo → revelación → nueva comprensión)?<text:line-break/>Serviría como guía para desarrollar cualquier tema místico dentro de esta línea.</text:p>
      <text:h text:style-name="Heading_20_5" text:outline-level="5">You said:</text:h>
      <text:p text:style-name="Text_20_body">ahora vamos a organizar la lucha entre el bien y el mal por actos, haciendo que avance gradualmente, desde el desconocimiento y la inocencia, hasta el control de la situacion. podria ser a grandes rasgos como sigue: acto 1, la lucha no ha comenzado, presentacion de lugares, personajes e inicio del viaje acto 2, primeros indicios de lucha desde las sombras, Elara no lo percibe, el lector lo percibe pero solo se insinua. Elara se enfrenta a Morgerathus por primera vez y logra escapar, pero no sabe que es su enemigo, solo un personaje peligroso que ha encontrado casualmente. acto 3, Elara obtiene informacion <text:soft-page-break/>acerca de Morgerathus y de su implicacion en la desaparicion del codex, todavia no comprende que esta siendo acechada por el mal, los ataques que recibe los percibe como de personas individuales no relacionadas entre si. acto 4, Elara empieza a comprender que esta siendo observada y atacada de forma organizada. es mas precavida pero todavia actua de forma inocente. acto 5, es la guerra abierta, Elara siendo conciente del peligro se vuelve fuerte, casi invencible. el mal, que ha ganado cada batalla en los actos anteriores empieza a sufrir derrotas. acto 6, la batalla final, y la derrota de Morgerathus.</text:p>
      <text:h text:style-name="Heading_20_6" text:outline-level="6">ChatGPT said:</text:h>
      <text:p text:style-name="Text_20_body">Excelente planteamiento — esta estructura es sólida, clara y orgánica. Muestra una progresión psicológica muy natural en Elara, desde la inocencia hasta la lucidez, y al mismo tiempo construye una tensión narrativa creciente que culmina en un enfrentamiento inevitable.</text:p>
      <text:p text:style-name="Text_20_body">Tu distribución por actos da una forma clásica a la curva dramática, y encaja perfectamente con la naturaleza “modular” de los capítulos que estamos diseñando.<text:line-break/>Podemos desarrollar un esquema más detallado de cada <text:span text:style-name="Strong_20_Emphasis">acto de la lucha entre el bien y el mal</text:span>, indicando el tono, el tipo de conflicto y el grado de conciencia de Elara y del lector.</text:p>
      <text:p text:style-name="Horizontal_20_Line"/>
      <text:h text:style-name="Heading_20_3" text:outline-level="3">✦ Estructura general de la lucha entre el bien y el mal</text:h>
      <text:h text:style-name="Heading_20_4" text:outline-level="4"><text:span text:style-name="Strong_20_Emphasis">Acto I — La calma antes de la tormenta</text:span></text:h>
      <text:p text:style-name="Text_20_body"><text:span text:style-name="Strong_20_Emphasis">Estado:</text:span> Elara ignora por completo la existencia del mal organizado.<text:line-break/><text:span text:style-name="Strong_20_Emphasis">Tono:</text:span> inocencia, descubrimiento, curiosidad.<text:line-break/><text:span text:style-name="Strong_20_Emphasis">Conflicto:</text:span> ninguno todavía — la tensión es existencial, no bélica.<text:line-break/><text:span text:style-name="Strong_20_Emphasis">Desarrollo:</text:span></text:p>
      <text:list xml:id="list2517258279" text:style-name="L57">
        <text:list-item>
          <text:p text:style-name="P65">Se presenta el mundo de Lluviara y su atmósfera mística.</text:p>
        </text:list-item>
        <text:list-item>
          <text:p text:style-name="P65">Conocemos a Elara, sus motivaciones y su deseo de conocimiento.</text:p>
        </text:list-item>
        <text:list-item>
          <text:p text:style-name="P65">El Codex es un misterio remoto.</text:p>
        </text:list-item>
        <text:list-item>
          <text:p text:style-name="P65">Se introducen símbolos, presagios y rumores del mal, pero sin pruebas.<text:line-break/><text:span text:style-name="Strong_20_Emphasis">Final:</text:span> Elara parte en su viaje; el lector presiente que algo más grande se mueve detrás del telón.</text:p>
        </text:list-item>
      </text:list>
      <text:p text:style-name="Horizontal_20_Line"/>
      <text:h text:style-name="Heading_20_4" text:outline-level="4"><text:span text:style-name="Strong_20_Emphasis">Acto II — Las sombras se mueven</text:span></text:h>
      <text:p text:style-name="Text_20_body"><text:span text:style-name="Strong_20_Emphasis">Estado:</text:span> El mal empieza a actuar desde la oscuridad.<text:line-break/><text:span text:style-name="Strong_20_Emphasis">Tono:</text:span> misterio, sospecha, amenaza velada.<text:line-break/><text:span text:style-name="Strong_20_Emphasis">Conflicto:</text:span> Elara enfrenta obstáculos que parecen fortuitos.<text:line-break/><text:span text:style-name="Strong_20_Emphasis">Desarrollo:</text:span></text:p>
      <text:list xml:id="list25552911" text:style-name="L58">
        <text:list-item>
          <text:p text:style-name="P66">Morgerathus sigue el rastro del Codex y percibe la activación mágica.</text:p>
        </text:list-item>
        <text:list-item>
          <text:p text:style-name="P66">Sus secuaces manipulan los acontecimientos para espiar a Elara.</text:p>
        </text:list-item>
        <text:list-item>
          <text:p text:style-name="P66">El lector advierte la conexión entre estos sucesos; Elara no.</text:p>
        </text:list-item>
        <text:list-item>
          <text:p text:style-name="P66"><text:soft-page-break/>Primer encuentro entre Elara y Morgerathus: hostil, pero ambiguo.<text:line-break/>Ella lo toma por un sabio errante o un enemigo aislado.<text:line-break/><text:span text:style-name="Strong_20_Emphasis">Final:</text:span> Elara escapa; Morgerathus descubre que el Codex reacciona ante ella.<text:line-break/>El lector entiende que ella ha entrado en su radar.</text:p>
        </text:list-item>
      </text:list>
      <text:p text:style-name="Horizontal_20_Line"/>
      <text:h text:style-name="Heading_20_4" text:outline-level="4"><text:span text:style-name="Strong_20_Emphasis">Acto III — El enemigo invisible</text:span></text:h>
      <text:p text:style-name="Text_20_body"><text:span text:style-name="Strong_20_Emphasis">Estado:</text:span> Elara empieza a recibir información fragmentaria sobre Morgerathus.<text:line-break/><text:span text:style-name="Strong_20_Emphasis">Tono:</text:span> intriga, desorientación, engaño.<text:line-break/><text:span text:style-name="Strong_20_Emphasis">Conflicto:</text:span> enfrentamientos con enemigos menores o falsos aliados.<text:line-break/><text:span text:style-name="Strong_20_Emphasis">Desarrollo:</text:span></text:p>
      <text:list xml:id="list3529616528" text:style-name="L59">
        <text:list-item>
          <text:p text:style-name="P67">Los enviados de Morgerathus se infiltran cerca de ella, a veces como amigos.</text:p>
        </text:list-item>
        <text:list-item>
          <text:p text:style-name="P67">Cada capítulo introduce un saboteador distinto.</text:p>
        </text:list-item>
        <text:list-item>
          <text:p text:style-name="P67">Elara escucha rumores sobre un antiguo mago que busca el Codex.</text:p>
        </text:list-item>
        <text:list-item>
          <text:p text:style-name="P67">Todavía cree que son coincidencias; subestima la magnitud del peligro.<text:line-break/><text:span text:style-name="Strong_20_Emphasis">Final:</text:span> El lector comprende que todos los ataques están conectados;<text:line-break/>Elara empieza a sospecharlo.</text:p>
        </text:list-item>
      </text:list>
      <text:p text:style-name="Horizontal_20_Line"/>
      <text:h text:style-name="Heading_20_4" text:outline-level="4"><text:span text:style-name="Strong_20_Emphasis">Acto IV — El despertar</text:span></text:h>
      <text:p text:style-name="Text_20_body"><text:span text:style-name="Strong_20_Emphasis">Estado:</text:span> Elara comprende que está siendo vigilada y perseguida.<text:line-break/><text:span text:style-name="Strong_20_Emphasis">Tono:</text:span> tensión, paranoia, madurez creciente.<text:line-break/><text:span text:style-name="Strong_20_Emphasis">Conflicto:</text:span> los enemigos ya no son sombras; se muestran abiertamente.<text:line-break/><text:span text:style-name="Strong_20_Emphasis">Desarrollo:</text:span></text:p>
      <text:list xml:id="list2579471666" text:style-name="L60">
        <text:list-item>
          <text:p text:style-name="P68">Elara analiza los patrones, reconoce que hay una mente detrás del caos.</text:p>
        </text:list-item>
        <text:list-item>
          <text:p text:style-name="P68">Desarrolla astucia: deja de confiar en todos, aprende a moverse en secreto.</text:p>
        </text:list-item>
        <text:list-item>
          <text:p text:style-name="P68">Sus victorias son pequeñas, pero comienzan a equilibrar la balanza.</text:p>
        </text:list-item>
        <text:list-item>
          <text:p text:style-name="P68">Morgerathus sigue un paso por delante, pero ya no puede manipularla tan fácilmente.<text:line-break/><text:span text:style-name="Strong_20_Emphasis">Final:</text:span> Elara acepta su papel en la lucha; deja de huir y empieza a responder.</text:p>
        </text:list-item>
      </text:list>
      <text:p text:style-name="Horizontal_20_Line"/>
      <text:h text:style-name="Heading_20_4" text:outline-level="4"><text:span text:style-name="Strong_20_Emphasis">Acto V — Guerra abierta</text:span></text:h>
      <text:p text:style-name="Text_20_body"><text:span text:style-name="Strong_20_Emphasis">Estado:</text:span> Elara domina sus habilidades y enfrenta el mal directamente.<text:line-break/><text:span text:style-name="Strong_20_Emphasis">Tono:</text:span> épico, intenso, de resistencia.<text:line-break/><text:span text:style-name="Strong_20_Emphasis">Conflicto:</text:span> confrontación directa entre las fuerzas del bien y del mal.<text:line-break/><text:span text:style-name="Strong_20_Emphasis">Desarrollo:</text:span></text:p>
      <text:list xml:id="list1356688855" text:style-name="L61">
        <text:list-item>
          <text:p text:style-name="P69">Los ataques de Morgerathus se vuelven frontales y desesperados.</text:p>
        </text:list-item>
        <text:list-item>
          <text:p text:style-name="P69"><text:soft-page-break/>Elara combina sabiduría, astucia y poder para contraatacar.</text:p>
        </text:list-item>
        <text:list-item>
          <text:p text:style-name="P69">Logra liberar regiones de Lluviara o derrotar a enemigos mayores.</text:p>
        </text:list-item>
        <text:list-item>
          <text:p text:style-name="P69">El mal, acostumbrado a la victoria, empieza a retroceder.<text:line-break/><text:span text:style-name="Strong_20_Emphasis">Final:</text:span> Morgerathus, debilitado pero no vencido, prepara su último golpe.</text:p>
        </text:list-item>
      </text:list>
      <text:p text:style-name="Horizontal_20_Line"/>
      <text:h text:style-name="Heading_20_4" text:outline-level="4"><text:span text:style-name="Strong_20_Emphasis">Acto VI — La caída del mago</text:span></text:h>
      <text:p text:style-name="Text_20_body"><text:span text:style-name="Strong_20_Emphasis">Estado:</text:span> clímax y resolución.<text:line-break/><text:span text:style-name="Strong_20_Emphasis">Tono:</text:span> trágico, grandioso, inevitable.<text:line-break/><text:span text:style-name="Strong_20_Emphasis">Conflicto:</text:span> confrontación final entre Elara y Morgerathus.<text:line-break/><text:span text:style-name="Strong_20_Emphasis">Desarrollo:</text:span></text:p>
      <text:list xml:id="list1601375956" text:style-name="L62">
        <text:list-item>
          <text:p text:style-name="P70">Elara ha comprendido todo el juego.</text:p>
        </text:list-item>
        <text:list-item>
          <text:p text:style-name="P70">El mago obtiene la llave, pero Elara lo engaña para que su propio conjuro lo destruya.</text:p>
        </text:list-item>
        <text:list-item>
          <text:p text:style-name="P70">El Codex actúa según las reglas: obedece a quien porta la llave,<text:line-break/>pero la astucia de Elara invierte el resultado.</text:p>
        </text:list-item>
        <text:list-item>
          <text:p text:style-name="P70">La derrota de Morgerathus no es solo física, sino conceptual:<text:line-break/>el mal cae víctima de su propia lógica.<text:line-break/><text:span text:style-name="Strong_20_Emphasis">Final:</text:span> silencio, comprensión, trascendencia.<text:line-break/>Elara ha vencido sin romper las reglas del mundo.</text:p>
        </text:list-item>
      </text:list>
      <text:p text:style-name="Horizontal_20_Line"/>
      <text:h text:style-name="Heading_20_3" text:outline-level="3">✦ En síntesis</text:h>
      <text:p text:style-name="Quotations">Elara evoluciona de la <text:span text:style-name="Strong_20_Emphasis">ignorancia al conocimiento</text:span>,<text:line-break/>del <text:span text:style-name="Strong_20_Emphasis">instinto a la estrategia</text:span>,<text:line-break/>del <text:span text:style-name="Strong_20_Emphasis">temor al control</text:span>.<text:line-break/>Mientras tanto, el mal pasa del <text:span text:style-name="Strong_20_Emphasis">poder absoluto</text:span> a la <text:span text:style-name="Strong_20_Emphasis">autodestrucción</text:span>.</text:p>
      <text:p text:style-name="Horizontal_20_Line"/>
      <text:p text:style-name="Text_20_body">¿Quieres que a continuación diseñemos una <text:span text:style-name="Strong_20_Emphasis">plantilla narrativa para los capítulos de la rama de la lucha</text:span>, como hicimos con la mística y el viaje?<text:line-break/>Podríamos definir fases típicas (por ejemplo: aparición del obstáculo → interferencia o engaño → revelación del enemigo → pequeña victoria o derrota) que te permitan escribir cada episodio con autonomía.</text:p>
      <text:h text:style-name="Heading_20_5" text:outline-level="5">You said:</text:h>
      <text:p text:style-name="Text_20_body">claro, adelante</text:p>
      <text:h text:style-name="Heading_20_6" text:outline-level="6">ChatGPT said:</text:h>
      <text:p text:style-name="Text_20_body">Perfecto.<text:line-break/>Vamos a construir una <text:span text:style-name="Strong_20_Emphasis">plantilla narrativa para la rama de la lucha</text:span>, que funcione como guía <text:soft-page-break/>reutilizable en cualquier capítulo.<text:line-break/>Su objetivo es mantener coherencia entre los episodios, permitir independencia de redacción, y mostrar la evolución gradual del conflicto entre Elara y el mal.</text:p>
      <text:p text:style-name="Horizontal_20_Line"/>
      <text:h text:style-name="Heading_20_2" text:outline-level="2">✦ PLANTILLA BASE — “La lucha entre el bien y el mal”</text:h>
      <text:p text:style-name="Text_20_body">Cada capítulo presentará una <text:span text:style-name="Strong_20_Emphasis">batalla aislada</text:span> dentro de la guerra invisible entre Elara y Morgerathus.<text:line-break/>Puede ser una confrontación física, psicológica, mágica o simbólica.<text:line-break/>El enemigo cambia en cada episodio, pero todos responden —directa o indirectamente— a la voluntad del mago oscuro.</text:p>
      <text:p text:style-name="Horizontal_20_Line"/>
      <text:h text:style-name="Heading_20_3" text:outline-level="3">1. <text:span text:style-name="Strong_20_Emphasis">Condiciones de entrada</text:span></text:h>
      <text:p text:style-name="Text_20_body">Define el punto de partida del capítulo:</text:p>
      <text:list xml:id="list1620975195" text:style-name="L63">
        <text:list-item>
          <text:p text:style-name="P71">Dónde se encuentra Elara (contexto geográfico y emocional).</text:p>
        </text:list-item>
        <text:list-item>
          <text:p text:style-name="P71">Cuál es su <text:span text:style-name="Strong_20_Emphasis">objetivo inmediato</text:span> (ej.: cruzar un valle, obtener un amuleto, consultar a un sabio).</text:p>
        </text:list-item>
        <text:list-item>
          <text:p text:style-name="P71">Qué sabe o ignora del mal en este momento (grado de conciencia).</text:p>
        </text:list-item>
        <text:list-item>
          <text:p text:style-name="P71">Cuál es la <text:span text:style-name="Strong_20_Emphasis">tensión latente</text:span> que el lector percibe (presagio, rumor, atmósfera hostil).</text:p>
        </text:list-item>
      </text:list>
      <text:p text:style-name="Quotations">Ejemplo: “Elara llega a la aldea del viento para buscar un antiguo manuscrito.<text:line-break/>Los aldeanos parecen amables, pero uno de ellos oculta un propósito oscuro.”</text:p>
      <text:p text:style-name="Horizontal_20_Line"/>
      <text:h text:style-name="Heading_20_3" text:outline-level="3">2. <text:span text:style-name="Strong_20_Emphasis">Aparición del obstáculo</text:span></text:h>
      <text:p text:style-name="Text_20_body">Introduce la <text:span text:style-name="Strong_20_Emphasis">interferencia inicial</text:span>:</text:p>
      <text:list xml:id="list2339855121" text:style-name="L64">
        <text:list-item>
          <text:p text:style-name="P72">Puede ser un enemigo disfrazado, un aliado falso, un engaño, un desafío físico o moral.</text:p>
        </text:list-item>
        <text:list-item>
          <text:p text:style-name="P72">Su objetivo es <text:span text:style-name="Strong_20_Emphasis">desviarla, confundirla o retrasarla</text:span>.</text:p>
        </text:list-item>
        <text:list-item>
          <text:p text:style-name="P72">Al inicio de la historia, Elara no sospecha; en actos posteriores, sí.</text:p>
        </text:list-item>
      </text:list>
      <text:p text:style-name="Quotations">Ejemplo: “Una joven curandera ofrece ayudarla, pero su brebaje altera la mente de quien lo bebe.”</text:p>
      <text:p text:style-name="Horizontal_20_Line"/>
      <text:h text:style-name="Heading_20_3" text:outline-level="3">3. <text:span text:style-name="Strong_20_Emphasis">Desarrollo del conflicto</text:span></text:h>
      <text:p text:style-name="Text_20_body">Aquí se despliega la <text:span text:style-name="Strong_20_Emphasis">trama del enfrentamiento</text:span>:</text:p>
      <text:list xml:id="list33580" text:style-name="L65">
        <text:list-item>
          <text:p text:style-name="P73">Elara intenta cumplir su objetivo, pero las fuerzas del mal actúan para impedirlo.</text:p>
        </text:list-item>
        <text:list-item>
          <text:p text:style-name="P73"><text:soft-page-break/>Se crean situaciones ambiguas: el enemigo puede parecer justo, el aliado puede ser traidor.</text:p>
        </text:list-item>
        <text:list-item>
          <text:p text:style-name="P73">A veces la amenaza es directa (ataque, persecución), otras veces sutil (engaño, manipulación).</text:p>
        </text:list-item>
        <text:list-item>
          <text:p text:style-name="P73">Elara aprende algo, aunque pague un precio (error, pérdida, herida, revelación).</text:p>
        </text:list-item>
      </text:list>
      <text:p text:style-name="Quotations">Ejemplo: “Creyendo liberar a un sabio, Elara rompe el sello que protegía un antiguo demonio.”</text:p>
      <text:p text:style-name="Horizontal_20_Line"/>
      <text:h text:style-name="Heading_20_3" text:outline-level="3">4. <text:span text:style-name="Strong_20_Emphasis">Revelación</text:span></text:h>
      <text:p text:style-name="Text_20_body">El momento en que la verdad se muestra:</text:p>
      <text:list xml:id="list2743806334" text:style-name="L66">
        <text:list-item>
          <text:p text:style-name="P74">Elara descubre quién movía los hilos.</text:p>
        </text:list-item>
        <text:list-item>
          <text:p text:style-name="P74">Puede descubrir también <text:span text:style-name="Strong_20_Emphasis">un fragmento de información</text:span> sobre Morgerathus o el Codex.</text:p>
        </text:list-item>
        <text:list-item>
          <text:p text:style-name="P74">En los primeros actos, la revelación es parcial; en los últimos, es total.</text:p>
        </text:list-item>
        <text:list-item>
          <text:p text:style-name="P74">Este punto debe provocar una reacción emocional: <text:span text:style-name="Strong_20_Emphasis">rabia, asombro, miedo o claridad.</text:span></text:p>
        </text:list-item>
      </text:list>
      <text:p text:style-name="Quotations">Ejemplo: “La curandera se revela como un sirviente del mago.<text:line-break/>Su tarea era marcar a Elara con un sello mágico para seguirla.”</text:p>
      <text:p text:style-name="Horizontal_20_Line"/>
      <text:h text:style-name="Heading_20_3" text:outline-level="3">5. <text:span text:style-name="Strong_20_Emphasis">Resolución</text:span></text:h>
      <text:p text:style-name="Text_20_body">El desenlace del conflicto:</text:p>
      <text:list xml:id="list658916823" text:style-name="L67">
        <text:list-item>
          <text:p text:style-name="P75">Elara enfrenta al enemigo o escapa de la trampa.</text:p>
        </text:list-item>
        <text:list-item>
          <text:p text:style-name="P75">Puede <text:span text:style-name="Strong_20_Emphasis">vencer, perder o lograr una victoria parcial</text:span>.</text:p>
        </text:list-item>
        <text:list-item>
          <text:p text:style-name="P75">La resolución debe cambiar su percepción del mundo: la hace más sabia, más desconfiada o más fuerte.</text:p>
        </text:list-item>
        <text:list-item>
          <text:p text:style-name="P75">Si pierde algo (un objeto, un amigo, una pista), debe ganar comprensión.</text:p>
        </text:list-item>
      </text:list>
      <text:p text:style-name="Quotations">Ejemplo: “Destruye el sello con un conjuro aprendido del anciano del templo,<text:line-break/>pero el esfuerzo la debilita y pierde un día entero inconsciente.”</text:p>
      <text:p text:style-name="Horizontal_20_Line"/>
      <text:h text:style-name="Heading_20_3" text:outline-level="3">6. <text:span text:style-name="Strong_20_Emphasis">Secuelas</text:span></text:h>
      <text:p text:style-name="Text_20_body">Las consecuencias inmediatas:</text:p>
      <text:list xml:id="list1363557438" text:style-name="L68">
        <text:list-item>
          <text:p text:style-name="P76">Qué cambia en Elara: desconfianza, sospecha, determinación.</text:p>
        </text:list-item>
        <text:list-item>
          <text:p text:style-name="P76">Qué obtiene o qué pierde.</text:p>
        </text:list-item>
        <text:list-item>
          <text:p text:style-name="P76">Cómo se insinúa la mano de Morgerathus (visión, símbolo, mensaje).</text:p>
        </text:list-item>
        <text:list-item>
          <text:p text:style-name="P76"><text:soft-page-break/>Qué nueva dirección toma el viaje.</text:p>
        </text:list-item>
      </text:list>
      <text:p text:style-name="Quotations">Ejemplo: “Al despertar, comprende que alguien sigue sus pasos.<text:line-break/>Decide moverse de noche y confiar solo en los ancianos.”</text:p>
      <text:p text:style-name="Horizontal_20_Line"/>
      <text:h text:style-name="Heading_20_3" text:outline-level="3">7. <text:span text:style-name="Strong_20_Emphasis">Condiciones de salida</text:span></text:h>
      <text:p text:style-name="Text_20_body">Define el <text:span text:style-name="Strong_20_Emphasis">nuevo estado del mundo</text:span> al terminar el capítulo:</text:p>
      <text:list xml:id="list3020430552" text:style-name="L69">
        <text:list-item>
          <text:p text:style-name="P77">Dónde se encuentra Elara.</text:p>
        </text:list-item>
        <text:list-item>
          <text:p text:style-name="P77">Qué ha aprendido o sospecha ahora.</text:p>
        </text:list-item>
        <text:list-item>
          <text:p text:style-name="P77">Qué pista o tarea abre el siguiente capítulo.</text:p>
        </text:list-item>
        <text:list-item>
          <text:p text:style-name="P77">Nivel de tensión: ¿ha subido, bajado o cambiado de forma?</text:p>
        </text:list-item>
      </text:list>
      <text:p text:style-name="Quotations">Ejemplo: “Retoma el camino hacia el oeste, decidida a llegar al santuario del eco,<text:line-break/>donde tal vez halle respuestas sobre el sello y su origen.”</text:p>
      <text:p text:style-name="Horizontal_20_Line"/>
      <text:h text:style-name="Heading_20_2" text:outline-level="2">✦ Estructura interna del enemigo</text:h>
      <text:p text:style-name="Text_20_body">Para mantener coherencia, cada antagonista local (por capítulo) puede construirse siguiendo esta lógica:</text:p>
      <table:table table:name="Table2" table:style-name="Table2">
        <table:table-column table:style-name="Table2.A"/>
        <table:table-column table:style-name="Table2.B"/>
        <table:table-column table:style-name="Table2.C"/>
        <table:table-column table:style-name="Table2.D"/>
        <table:table-header-rows>
          <table:table-row table:style-name="TableLine2857397440480">
            <table:table-cell table:style-name="Table2.A1" office:value-type="string">
              <text:p text:style-name="Table_20_Heading">Etapa</text:p>
            </table:table-cell>
            <table:table-cell table:style-name="Table2.A1" office:value-type="string">
              <text:p text:style-name="Table_20_Heading">Tipo de enemigo</text:p>
            </table:table-cell>
            <table:table-cell table:style-name="Table2.A1" office:value-type="string">
              <text:p text:style-name="Table_20_Heading">Naturaleza del conflicto</text:p>
            </table:table-cell>
            <table:table-cell table:style-name="Table2.A1" office:value-type="string">
              <text:p text:style-name="Table_20_Heading">Resultado</text:p>
            </table:table-cell>
          </table:table-row>
        </table:table-header-rows>
        <table:table-row table:style-name="TableLine2857397440480">
          <table:table-cell table:style-name="Table2.A1" office:value-type="string">
            <text:p text:style-name="Table_20_Contents">Acto II</text:p>
          </table:table-cell>
          <table:table-cell table:style-name="Table2.A1" office:value-type="string">
            <text:p text:style-name="Table_20_Contents">Emboscador oculto</text:p>
          </table:table-cell>
          <table:table-cell table:style-name="Table2.A1" office:value-type="string">
            <text:p text:style-name="Table_20_Contents">Engaño o sabotaje menor</text:p>
          </table:table-cell>
          <table:table-cell table:style-name="Table2.A1" office:value-type="string">
            <text:p text:style-name="Table_20_Contents">Elara sobrevive sin entender</text:p>
          </table:table-cell>
        </table:table-row>
        <table:table-row table:style-name="TableLine2857397440480">
          <table:table-cell table:style-name="Table2.A1" office:value-type="string">
            <text:p text:style-name="Table_20_Contents">Acto III</text:p>
          </table:table-cell>
          <table:table-cell table:style-name="Table2.A1" office:value-type="string">
            <text:p text:style-name="Table_20_Contents">Enemigo disfrazado</text:p>
          </table:table-cell>
          <table:table-cell table:style-name="Table2.A1" office:value-type="string">
            <text:p text:style-name="Table_20_Contents">Manipulación o falsa guía</text:p>
          </table:table-cell>
          <table:table-cell table:style-name="Table2.A1" office:value-type="string">
            <text:p text:style-name="Table_20_Contents">Elara es engañada parcialmente</text:p>
          </table:table-cell>
        </table:table-row>
        <table:table-row table:style-name="TableLine2857397440480">
          <table:table-cell table:style-name="Table2.A1" office:value-type="string">
            <text:p text:style-name="Table_20_Contents">Acto IV</text:p>
          </table:table-cell>
          <table:table-cell table:style-name="Table2.A1" office:value-type="string">
            <text:p text:style-name="Table_20_Contents">Espía o cazador</text:p>
          </table:table-cell>
          <table:table-cell table:style-name="Table2.A1" office:value-type="string">
            <text:p text:style-name="Table_20_Contents">Persecución o traición directa</text:p>
          </table:table-cell>
          <table:table-cell table:style-name="Table2.A1" office:value-type="string">
            <text:p text:style-name="Table_20_Contents">Elara lo derrota o escapa</text:p>
          </table:table-cell>
        </table:table-row>
        <table:table-row table:style-name="TableLine2857397440480">
          <table:table-cell table:style-name="Table2.A1" office:value-type="string">
            <text:p text:style-name="Table_20_Contents">Acto V</text:p>
          </table:table-cell>
          <table:table-cell table:style-name="Table2.A1" office:value-type="string">
            <text:p text:style-name="Table_20_Contents">Campeón oscuro</text:p>
          </table:table-cell>
          <table:table-cell table:style-name="Table2.A1" office:value-type="string">
            <text:p text:style-name="Table_20_Contents">Combate o duelo intelectual</text:p>
          </table:table-cell>
          <table:table-cell table:style-name="Table2.A1" office:value-type="string">
            <text:p text:style-name="Table_20_Contents">Victoria dura o empate</text:p>
          </table:table-cell>
        </table:table-row>
        <table:table-row table:style-name="TableLine2857397440480">
          <table:table-cell table:style-name="Table2.A1" office:value-type="string">
            <text:p text:style-name="Table_20_Contents">Acto VI</text:p>
          </table:table-cell>
          <table:table-cell table:style-name="Table2.A1" office:value-type="string">
            <text:p text:style-name="Table_20_Contents">Morgerathus</text:p>
          </table:table-cell>
          <table:table-cell table:style-name="Table2.A1" office:value-type="string">
            <text:p text:style-name="Table_20_Contents">Confrontación final</text:p>
          </table:table-cell>
          <table:table-cell table:style-name="Table2.A1" office:value-type="string">
            <text:p text:style-name="Table_20_Contents">Derrota del mal por su propio error</text:p>
          </table:table-cell>
        </table:table-row>
      </table:table>
      <text:p text:style-name="Horizontal_20_Line"/>
      <text:h text:style-name="Heading_20_2" text:outline-level="2">✦ Propósito narrativo</text:h>
      <text:p text:style-name="Text_20_body">Cada episodio debe cumplir tres funciones:</text:p>
      <text:list xml:id="list339678351" text:style-name="L70">
        <text:list-item>
          <text:p text:style-name="P78"><text:span text:style-name="Strong_20_Emphasis">Progresión dramática:</text:span> que la tensión avance y la relación entre Elara y Morgerathus se estreche.</text:p>
        </text:list-item>
        <text:list-item>
          <text:p text:style-name="P78"><text:span text:style-name="Strong_20_Emphasis">Evolución psicológica:</text:span> mostrar un paso más en la transformación de Elara.</text:p>
        </text:list-item>
        <text:list-item>
          <text:p text:style-name="P78"><text:span text:style-name="Strong_20_Emphasis">Desarrollo conceptual:</text:span> introducir una enseñanza implícita sobre el poder, la verdad o la manipulación.</text:p>
        </text:list-item>
      </text:list>
      <text:p text:style-name="Horizontal_20_Line"/>
      <text:p text:style-name="Text_20_body"><text:soft-page-break/>¿Quieres que te prepare ahora una <text:span text:style-name="Strong_20_Emphasis">plantilla visual resumida (tipo esquema o tabla)</text:span> para que puedas copiarla y reutilizarla en cada capítulo?<text:line-break/>Serviría como formulario editable para cada episodio de la rama de la lucha.</text:p>
      <text:h text:style-name="Heading_20_5" text:outline-level="5">You said:</text:h>
      <text:p text:style-name="Text_20_body">puedes hacer un resumen general de la historia de aventuras?</text:p>
      <text:h text:style-name="Heading_20_6" text:outline-level="6">ChatGPT said:</text:h>
      <text:p text:style-name="Text_20_body">Por supuesto. A continuación tienes un <text:span text:style-name="Strong_20_Emphasis">resumen general de la historia de aventuras de Elara</text:span>, integrando las tres ramas narrativas (viaje, lucha y misticismo) dentro del arco completo del libro.<text:line-break/>El objetivo es ofrecer una visión unificada, clara y coherente del relato épico que acompaña al desarrollo filosófico del ensayo.</text:p>
      <text:p text:style-name="Horizontal_20_Line"/>
      <text:h text:style-name="Heading_20_1" text:outline-level="1">✦ Resumen General de la Aventura de Elara</text:h>
      <text:h text:style-name="Heading_20_2" text:outline-level="2">1. Contexto</text:h>
      <text:p text:style-name="Text_20_body">En la gran isla de <text:span text:style-name="Strong_20_Emphasis">Lluviara</text:span>, aislada del resto del mundo y envuelta en misterio, se guarda la leyenda del <text:span text:style-name="Strong_20_Emphasis">Codex</text:span>, un libro mágico que contiene todo el conocimiento.<text:line-break/>Según la historia, hace nueve siglos, el mago <text:span text:style-name="Strong_20_Emphasis">Morgerathus</text:span> intentó usar su poder para conquistar el mundo. Pero el Codex, consciente de su propio poder, destruyó la antigua ciudad de <text:span text:style-name="Strong_20_Emphasis">Aquanthis</text:span>, ocultó sus secretos y fue sellado mágicamente. Solo una <text:span text:style-name="Strong_20_Emphasis">llave mística</text:span>, dividida en nueve fragmentos (amuletos o talismanes), podría volver a abrirlo.</text:p>
      <text:p text:style-name="Text_20_body">El Codex fue perdido, y con el paso del tiempo, su existencia se volvió mito.</text:p>
      <text:p text:style-name="Horizontal_20_Line"/>
      <text:h text:style-name="Heading_20_2" text:outline-level="2">2. El inicio del viaje</text:h>
      <text:p text:style-name="Text_20_body">En un remoto pueblo de Lluviara vive <text:span text:style-name="Strong_20_Emphasis">Elara</text:span>, una joven buscadora de conocimiento.<text:line-break/>Desde pequeña siente la necesidad de comprender el sentido de la vida y su propia existencia.<text:line-break/>Guiada por un anciano sacerdote, explora los manuscritos del <text:span text:style-name="Strong_20_Emphasis">Templo de la Lluvia</text:span>, donde halla referencias al antiguo Codex. Convencida de que allí se encuentran las respuestas a todas sus preguntas, emprende un viaje hacia <text:span text:style-name="Strong_20_Emphasis">la Gran Montaña</text:span>, donde el libro fue visto por última vez.</text:p>
      <text:p text:style-name="Text_20_body">Pero cuando finalmente lo encuentra, el <text:span text:style-name="Strong_20_Emphasis">Codex se defiende</text:span>: su poder está sellado, y solo quien tenga la llave puede consultarlo.<text:line-break/>La energía mágica del libro lanza a Elara a un lugar remoto, al otro extremo de Lluviara.<text:line-break/>Desde ese momento, comienza <text:span text:style-name="Strong_20_Emphasis">el gran viaje de regreso</text:span>, en busca del Codex, sin mapas, sin aliados, y sin saber que sus pasos están guiados por una inteligencia superior.</text:p>
      <text:p text:style-name="Horizontal_20_Line"/>
      <text:h text:style-name="Heading_20_2" text:outline-level="2"><text:soft-page-break/>3. El viaje a través de Lluviara</text:h>
      <text:p text:style-name="Text_20_body">Cada capítulo representa una <text:span text:style-name="Strong_20_Emphasis">etapa del viaje</text:span>:<text:line-break/>un nuevo territorio, una cultura distinta, un desafío y una revelación.</text:p>
      <text:p text:style-name="Text_20_body">En su travesía:</text:p>
      <text:list xml:id="list482913199" text:style-name="L71">
        <text:list-item>
          <text:p text:style-name="P79">Elara cruza desiertos, selvas y ruinas olvidadas.</text:p>
        </text:list-item>
        <text:list-item>
          <text:p text:style-name="P79">Conoce pueblos que guardan fragmentos de sabiduría ancestral.</text:p>
        </text:list-item>
        <text:list-item>
          <text:p text:style-name="P79">Encuentra rastros del pasado: templos hundidos, grabados, manuscritos, leyendas.</text:p>
        </text:list-item>
        <text:list-item>
          <text:p text:style-name="P79">Aprende que el conocimiento no se halla en los libros, sino en la experiencia vivida.</text:p>
        </text:list-item>
      </text:list>
      <text:p text:style-name="Text_20_body">Cada episodio es una <text:span text:style-name="Strong_20_Emphasis">historia unitaria</text:span>, con su propio conflicto y enseñanza.<text:line-break/>Al final de cada uno, Elara obtiene una pieza más del rompecabezas existencial: el amor, la fe, la vida, la muerte, la magia, el pensamiento, la conciencia.</text:p>
      <text:p text:style-name="Horizontal_20_Line"/>
      <text:h text:style-name="Heading_20_2" text:outline-level="2">4. El conflicto oculto: la sombra de Morgerathus</text:h>
      <text:p text:style-name="Text_20_body">Elara ignora que su viaje está vigilado.<text:line-break/>El <text:span text:style-name="Strong_20_Emphasis">mago Morgerathus</text:span>, que ha sobrevivido durante siglos gracias a la magia oscura, detecta la energía del Codex al otro lado de Lluviara. Pero la señal lo conduce hasta Elara.<text:line-break/>Cree que ella es la clave para hallar el libro, pues el Codex se ha conectado de algún modo con ella.</text:p>
      <text:p text:style-name="Text_20_body">Morgerathus envía a sus <text:span text:style-name="Strong_20_Emphasis">sirvientes y emisarios</text:span> para espiarla, confundirla y sabotearla.<text:line-break/>A lo largo de la historia, estos enemigos aparecerán disfrazados de aliados, sabios o viajeros, y tratarán de arrebatarle los <text:span text:style-name="Strong_20_Emphasis">talismanes</text:span> que, sin saberlo, ella va reuniendo.</text:p>
      <text:p text:style-name="Text_20_body">Solo en los últimos actos Elara comprenderá que ha sido perseguida desde el principio, y que cada obstáculo formaba parte de un plan mayor.</text:p>
      <text:p text:style-name="Horizontal_20_Line"/>
      <text:h text:style-name="Heading_20_2" text:outline-level="2">5. Elara y los amuletos</text:h>
      <text:p text:style-name="Text_20_body">Durante su camino, Elara entra en contacto con <text:span text:style-name="Strong_20_Emphasis">nueve objetos mágicos</text:span>: amuletos de piedra, metal o cristal, todos con inscripciones y símbolos antiguos.<text:line-break/>Al activarlos, sin entender su función, despierta su magia… y eso permite a Morgerathus detectarlos.<text:line-break/>Así, sin saberlo, <text:span text:style-name="Strong_20_Emphasis">Elara guía al enemigo</text:span> hasta los fragmentos de la llave.</text:p>
      <text:p text:style-name="Text_20_body">Los emisarios del mal logran engañarla en varias ocasiones y robar algunos de ellos.<text:line-break/>Morgerathus finalmente reúne las piezas y reconstruye la llave, aunque <text:span text:style-name="Strong_20_Emphasis">Elara ignora su propósito real</text:span>.</text:p>
      <text:p text:style-name="Horizontal_20_Line"/>
      <text:h text:style-name="Heading_20_2" text:outline-level="2"><text:soft-page-break/>6. Revelación</text:h>
      <text:p text:style-name="Text_20_body">En los actos finales, Elara descubre la verdad:</text:p>
      <text:list xml:id="list307630975" text:style-name="L72">
        <text:list-item>
          <text:p text:style-name="P80">Morgerathus es el responsable de la caída de Aquanthis.</text:p>
        </text:list-item>
        <text:list-item>
          <text:p text:style-name="P80">Los talismanes son fragmentos de la llave que abre el Codex.</text:p>
        </text:list-item>
        <text:list-item>
          <text:p text:style-name="P80">El Codex, para protegerse, la eligió a ella como vehículo del conocimiento.</text:p>
        </text:list-item>
        <text:list-item>
          <text:p text:style-name="P80">Su viaje fue organizado por el propio libro: cada encuentro, cada prueba, cada enseñanza.</text:p>
        </text:list-item>
      </text:list>
      <text:p text:style-name="Text_20_body">Elara comprende que su búsqueda no era hacia el libro, sino <text:span text:style-name="Strong_20_Emphasis">hacia sí misma</text:span>.</text:p>
      <text:p text:style-name="Horizontal_20_Line"/>
      <text:h text:style-name="Heading_20_2" text:outline-level="2">7. La batalla final</text:h>
      <text:p text:style-name="Text_20_body">Morgerathus engaña a Elara haciéndole creer que ha recuperado la llave verdadera.<text:line-break/>La conduce al corazón de la Gran Montaña, donde yace el Codex.<text:line-break/>Allí, ambos intentan acceder a su poder.</text:p>
      <text:p text:style-name="Text_20_body">El Codex escucha solo a quien posee la llave… pero Morgerathus cae en un <text:span text:style-name="Strong_20_Emphasis">engaño mortal</text:span>.<text:line-break/>Elara, utilizando su inteligencia y el conocimiento obtenido durante su viaje, lo induce a cometer un error: <text:span text:style-name="Strong_20_Emphasis">el mal se destruye a sí mismo</text:span>, víctima de su propio deseo de dominio.</text:p>
      <text:p text:style-name="Text_20_body">El Codex cumple su mandato: concede exactamente lo que se le pide.<text:line-break/>Y el deseo de Morgerathus —controlarlo todo— lo consume.</text:p>
      <text:p text:style-name="Horizontal_20_Line"/>
      <text:h text:style-name="Heading_20_2" text:outline-level="2">8. Epílogo</text:h>
      <text:p text:style-name="Text_20_body">Elara queda sola ante el Codex.<text:line-break/>Pero ya no necesita abrirlo: el viaje le ha otorgado todas las respuestas.<text:line-break/>Comprende que el conocimiento verdadero no se encuentra en las páginas del libro, sino en la experiencia de la vida misma.</text:p>
      <text:p text:style-name="Text_20_body">El relato concluye de forma ambigua:<text:line-break/>Elara despierta junto al Codex, en el mismo lugar donde la aventura comenzó.<text:line-break/>Nada indica si el viaje fue real o un sueño inducido por el libro.<text:line-break/>Sin embargo, su mirada ha cambiado: ahora <text:span text:style-name="Strong_20_Emphasis">sabe</text:span>.</text:p>
      <text:p text:style-name="Horizontal_20_Line"/>
      <text:h text:style-name="Heading_20_2" text:outline-level="2">✦ Temas centrales</text:h>
      <text:list xml:id="list3812496226" text:style-name="L73">
        <text:list-item>
          <text:p text:style-name="P81">La búsqueda del conocimiento como viaje interior.</text:p>
        </text:list-item>
        <text:list-item>
          <text:p text:style-name="P81">El poder y la corrupción del saber absoluto.</text:p>
        </text:list-item>
        <text:list-item>
          <text:p text:style-name="P81"><text:soft-page-break/>La experiencia como fuente de comprensión.</text:p>
        </text:list-item>
        <text:list-item>
          <text:p text:style-name="P81">La lucha entre la inteligencia (Elara) y la ambición (Morgerathus).</text:p>
        </text:list-item>
        <text:list-item>
          <text:p text:style-name="P81">El misterio de lo real y lo ilusorio.</text:p>
        </text:list-item>
      </text:list>
      <text:p text:style-name="Horizontal_20_Line"/>
      <text:p text:style-name="Text_20_body">¿Deseas que el próximo paso sea <text:span text:style-name="Strong_20_Emphasis">estructurar este resumen por actos</text:span>, mostrando cómo evoluciona en cada uno de los seis actos?<text:line-break/>Podemos hacerlo en formato narrativo o como esquema visual (por ramas: viaje, mística, lucha).</text:p>
      <text:h text:style-name="Heading_20_5" text:outline-level="5">You said:</text:h>
      <text:p text:style-name="Text_20_body">como resumirias el tono en que relatamos la historia?</text:p>
      <text:h text:style-name="Heading_20_6" text:outline-level="6">ChatGPT said:</text:h>
      <text:p text:style-name="Text_20_body">Excelente pregunta — el <text:span text:style-name="Strong_20_Emphasis">tono narrativo</text:span> es uno de los pilares más fuertes de esta historia, porque es lo que la diferencia de una simple aventura fantástica.<text:line-break/>Podemos resumirlo así:</text:p>
      <text:p text:style-name="Horizontal_20_Line"/>
      <text:h text:style-name="Heading_20_1" text:outline-level="1">✦ Tono Narrativo de la Historia</text:h>
      <text:p text:style-name="Text_20_body">La historia de Elara se relata en un <text:span text:style-name="Strong_20_Emphasis">tono épico, místico y realista a la vez</text:span>.</text:p>
      <text:p text:style-name="Text_20_body">Es <text:span text:style-name="Strong_20_Emphasis">épico</text:span>, porque el relato transmite la sensación de un gran viaje a través de un mundo antiguo y vasto, lleno de desafíos, símbolos y pruebas. Todo parece tener una importancia trascendental, como si cada paso de Elara formara parte de un destino mayor.</text:p>
      <text:p text:style-name="Text_20_body">Es <text:span text:style-name="Strong_20_Emphasis">místico</text:span>, porque el mundo que atraviesa Elara está impregnado de una sabiduría invisible. Los paisajes, las criaturas, los templos y las voces que encuentra parecen contener mensajes ocultos. La historia no explica directamente lo sobrenatural, sino que lo <text:span text:style-name="Strong_20_Emphasis">sugiere</text:span>. Hay un aura de misterio constante, una sensación de que la realidad es más profunda de lo que perciben los sentidos.</text:p>
      <text:p text:style-name="Text_20_body">Y es <text:span text:style-name="Strong_20_Emphasis">realista</text:span>, porque el relato mantiene los pies en la tierra. Elara no es una heroína invencible: siente miedo, duda, se equivoca, se conmueve. Los lugares, aunque mágicos, se describen con detalle sensorial y naturalista. El lector puede <text:span text:style-name="Strong_20_Emphasis">creer</text:span> en ellos.<text:line-break/>El tono evita los excesos de la fantasía tradicional: no hay milagros gratuitos, ni intervenciones divinas explícitas, ni soluciones fáciles. Todo tiene un costo. Todo se comprende a través de la experiencia.</text:p>
      <text:p text:style-name="Text_20_body">El estilo combina la poesía con la lucidez.<text:line-break/>A veces es <text:span text:style-name="Strong_20_Emphasis">contemplativo y filosófico</text:span>, como si el narrador observara el mundo a través de la mirada interior de Elara.<text:line-break/>Otras veces es <text:span text:style-name="Strong_20_Emphasis">intenso y emocional</text:span>, casi profético, cuando los acontecimientos alcanzan su punto álgido.<text:line-break/>El relato fluye entre lo visible y lo invisible, entre lo humano y lo eterno.</text:p>
      <text:p text:style-name="Horizontal_20_Line"/>
      <text:h text:style-name="Heading_20_2" text:outline-level="2"><text:soft-page-break/>✦ En una frase</text:h>
      <text:p text:style-name="Quotations">“Una aventura mística narrada con tono épico y alma realista: un viaje hacia la verdad, contado como si lo imposible fuera parte natural del mundo.”</text:p>
      <text:p text:style-name="Horizontal_20_Line"/>
      <text:p text:style-name="Text_20_body">¿Quieres que prepare una versión más breve (una especie de "nota de tono" de una o dos frases, como las que se usan en guiones)?<text:line-break/>Podría servirte para presentarlo en la sinopsis editorial o la biblia del proyecto.</text:p>
      <text:h text:style-name="Heading_20_5" text:outline-level="5">You said:</text:h>
      <text:p text:style-name="Text_20_body">vamos ahora a definir una forma sistematica de crear historias para los capitulos. antes de empezar aqui va un resumen con los elementos principales de cada capitulo. Elara representa a la persona media. comparte con nosotros nuestras creencias y cultura, y busca las mismas respuestas que nosotros. a lo largo de la historia aprendera las lecciones que queremos trasmitir con nuestra teoria. nos permitira identificarnos con ella y sus aventuras seran un ejemplo para el lector. -------------------------- estructura: todos los capitulos del libro (con excepcion de los que componen el primer acto) tendran una estructura similar. parecido a las series de television en donde cada capitulo es independiente y todos tienen cierta continuidad. En todos ellos Elara se encuentra en un alguna parte de un largo viaje. inicio y fin: tipicamente el capitulo empieza con Elara llegando a un nuevo lugar, y termina con Elara abandonandolo para continuar su viaje. objetivos: en todos los capitulos Elara tiene objetivos que cumplir, que pueden ser -personales, tales como encontrar una llave o un mapa -o alguna mission que surge por su interaccion con otros personajes, tales como resolver un misterio o ayudar a un necesitado. los objetivos permitiran - al lector seguir el progreso de la aventura, - y daran campo para actuar a las fuerzas del mal misticismo: como hemos comentado el corazon del relato son las ensenanzas misticas que Elara encontrara en cada capitulo . se presentaran como el descubrimiento de un conocimiento antiguo que ha permanecido oculto y que Elara encontrara talladas en paredes de roca o en antiguos escritos o en conversaciones con sabios ancianos o en ruinas arqueologicas o en otros medios similares. cada capitulo tendra sus objetivos misticos y Elara mostrara el contraste con las creencias actuales. Elara iniciara el capitulo creyendo en las teorias mas difundidas, a lo largo del capitulo descubrira la nueva teoria, y terminara el capitulo modificando su punto de vista aceptando la nueva teoria. lucha: la lucha entre el bien y el mal tiene como function la de crear emociones y hacer la lectura emocionante y atrapante. tipicamente un nuevo personaje malvado se presentara en cada capitulo complicando los planes de Elara. historia: todos los elementos anteriores estaran unidos en una historia con principio y final que aportara la estructura necesaria para convertir el capitulo en un cuento corto. -------------------- no es necesario que confirmes que has entendido esto. es solo un resumen recordatorio. Ahora, dime, como se crea un cuento corto que sirva a nuestros objetivos? cuales son los elementos de su estructura? conoces alguna plantilla que podamos utilizar para facilitar su creacion?</text:p>
      <text:h text:style-name="Heading_20_6" text:outline-level="6">ChatGPT said:</text:h>
      <text:p text:style-name="Text_20_body">Perfecto — lo que planteas es exactamente lo que hacen los grandes escritores de series o sagas extensas: crean <text:span text:style-name="Strong_20_Emphasis">una plantilla narrativa modular</text:span> que mantiene coherencia interna, pero deja espacio para la creatividad y la evolución temática.</text:p>
      <text:p text:style-name="Text_20_body"><text:soft-page-break/>Vamos a verlo <text:span text:style-name="Strong_20_Emphasis">de forma sistemática y profesional</text:span>, adaptado a tu proyecto (que combina aventura, filosofía y misticismo).</text:p>
      <text:p text:style-name="Horizontal_20_Line"/>
      <text:h text:style-name="Heading_20_2" text:outline-level="2">✦ CÓMO CREAR UN CUENTO CORTO QUE SIRVA A NUESTROS OBJETIVOS</text:h>
      <text:p text:style-name="Text_20_body">Un cuento corto, dentro de tu estructura, no es solo una historia independiente:<text:line-break/>es un <text:span text:style-name="Strong_20_Emphasis">microcapítulo de evolución espiritual, emocional y conceptual.</text:span><text:line-break/>Por tanto, su estructura debe:</text:p>
      <text:list xml:id="list2064338113" text:style-name="L74">
        <text:list-item>
          <text:p text:style-name="P82">Ser <text:span text:style-name="Strong_20_Emphasis">emocional y narrativa</text:span> (para el lector común).</text:p>
        </text:list-item>
        <text:list-item>
          <text:p text:style-name="P82">Ser <text:span text:style-name="Strong_20_Emphasis">intelectual y simbólica</text:span> (para transmitir la teoría).</text:p>
        </text:list-item>
        <text:list-item>
          <text:p text:style-name="P82">Ser <text:span text:style-name="Strong_20_Emphasis">coherente con la línea de la gran historia</text:span> (para no romper la continuidad).</text:p>
        </text:list-item>
      </text:list>
      <text:p text:style-name="Horizontal_20_Line"/>
      <text:h text:style-name="Heading_20_2" text:outline-level="2">✦ ESTRUCTURA BASE (PLANTILLA UNIVERSAL ADAPTADA)</text:h>
      <text:p text:style-name="Text_20_body">Aquí tienes una plantilla de <text:span text:style-name="Strong_20_Emphasis">7 fases</text:span>, derivada del “viaje del héroe” y de la estructura clásica de cuento corto (inicio–conflicto–resolución), adaptada a tu marco místico y filosófico.</text:p>
      <text:p text:style-name="Horizontal_20_Line"/>
      <text:h text:style-name="Heading_20_3" text:outline-level="3">1. <text:span text:style-name="Strong_20_Emphasis">Llegada — El Nuevo Mundo (Exposición)</text:span></text:h>
      <text:p text:style-name="Text_20_body"><text:span text:style-name="Strong_20_Emphasis">Función:</text:span> situar al lector.<text:line-break/><text:span text:style-name="Strong_20_Emphasis">Contenido:</text:span> Elara llega a un nuevo lugar. Descripción sensorial rica del entorno.<text:line-break/>Se insinúan sus nuevos <text:span text:style-name="Strong_20_Emphasis">objetivos inmediatos</text:span> (prácticos y personales).<text:line-break/>Elara trae consigo una <text:span text:style-name="Strong_20_Emphasis">creencia previa</text:span>, una idea del mundo basada en lo conocido.</text:p>
      <text:p text:style-name="Quotations">Ejemplo: cree que el alma es inmortal porque así lo enseñan en su pueblo.</text:p>
      <text:p text:style-name="Text_20_body"><text:span text:style-name="Strong_20_Emphasis">Propósito narrativo:</text:span> reanudar el viaje y dar pie a la nueva enseñanza.<text:line-break/><text:span text:style-name="Strong_20_Emphasis">Propósito simbólico:</text:span> mostrar la mente antes del descubrimiento.</text:p>
      <text:p text:style-name="Horizontal_20_Line"/>
      <text:h text:style-name="Heading_20_3" text:outline-level="3">2. <text:span text:style-name="Strong_20_Emphasis">Encuentro — El Conflicto Aparente</text:span></text:h>
      <text:p text:style-name="Text_20_body"><text:span text:style-name="Strong_20_Emphasis">Función:</text:span> introducir el desafío.<text:line-break/><text:span text:style-name="Strong_20_Emphasis">Contenido:</text:span> Elara conoce nuevos personajes, culturas o civilizaciones.<text:line-break/>Descubre una situación problemática o un misterio.<text:line-break/>El <text:span text:style-name="Strong_20_Emphasis">mal</text:span> (Morgerathus o sus agentes) actúa desde las sombras, obstaculizando su avance.</text:p>
      <text:p text:style-name="Text_20_body"><text:soft-page-break/><text:span text:style-name="Strong_20_Emphasis">Propósito narrativo:</text:span> despertar interés y tensión.<text:line-break/><text:span text:style-name="Strong_20_Emphasis">Propósito simbólico:</text:span> el mundo le plantea una pregunta que ella no sabe responder.</text:p>
      <text:p text:style-name="Horizontal_20_Line"/>
      <text:h text:style-name="Heading_20_3" text:outline-level="3">3. <text:span text:style-name="Strong_20_Emphasis">La Búsqueda — El Camino del Conocimiento</text:span></text:h>
      <text:p text:style-name="Text_20_body"><text:span text:style-name="Strong_20_Emphasis">Función:</text:span> el núcleo de la aventura.<text:line-break/><text:span text:style-name="Strong_20_Emphasis">Contenido:</text:span> Elara investiga, ayuda, se involucra.<text:line-break/>Busca la verdad detrás del misterio o intenta resolver el conflicto local.<text:line-break/>Durante esta etapa aparecen <text:span text:style-name="Strong_20_Emphasis">símbolos antiguos</text:span>: templos, escrituras, objetos, sabios.</text:p>
      <text:p text:style-name="Text_20_body"><text:span text:style-name="Strong_20_Emphasis">Propósito narrativo:</text:span> crear movimiento.<text:line-break/><text:span text:style-name="Strong_20_Emphasis">Propósito simbólico:</text:span> el descubrimiento del conocimiento oculto.</text:p>
      <text:p text:style-name="Horizontal_20_Line"/>
      <text:h text:style-name="Heading_20_3" text:outline-level="3">4. <text:span text:style-name="Strong_20_Emphasis">La Revelación — El Conocimiento Antiguo</text:span></text:h>
      <text:p text:style-name="Text_20_body"><text:span text:style-name="Strong_20_Emphasis">Función:</text:span> punto de inflexión.<text:line-break/><text:span text:style-name="Strong_20_Emphasis">Contenido:</text:span> Elara accede a una verdad profunda, a través de un hallazgo, una conversación o una experiencia.<text:line-break/>Se presenta la <text:span text:style-name="Strong_20_Emphasis">lección mística del capítulo</text:span>, vinculada con la teoría científica del ensayo.</text:p>
      <text:p text:style-name="Text_20_body"><text:span text:style-name="Strong_20_Emphasis">Propósito narrativo:</text:span> clímax emocional.<text:line-break/><text:span text:style-name="Strong_20_Emphasis">Propósito simbólico:</text:span> derrumbe del viejo paradigma.<text:line-break/><text:span text:style-name="Strong_20_Emphasis">Técnica útil:</text:span> mostrar cómo el nuevo conocimiento explica lo que antes parecía sobrenatural.</text:p>
      <text:p text:style-name="Horizontal_20_Line"/>
      <text:h text:style-name="Heading_20_3" text:outline-level="3">5. <text:span text:style-name="Strong_20_Emphasis">El Conflicto Real — El Enfrentamiento</text:span></text:h>
      <text:p text:style-name="Text_20_body"><text:span text:style-name="Strong_20_Emphasis">Función:</text:span> crear tensión y cierre emocional.<text:line-break/><text:span text:style-name="Strong_20_Emphasis">Contenido:</text:span> justo cuando Elara comprende la verdad, el mal se revela.<text:line-break/>Puede ser un ataque físico, una traición, una prueba moral o intelectual.<text:line-break/>Elara aplica su nuevo conocimiento para superar la situación.</text:p>
      <text:p text:style-name="Text_20_body"><text:span text:style-name="Strong_20_Emphasis">Propósito narrativo:</text:span> resolver la trama de acción.<text:line-break/><text:span text:style-name="Strong_20_Emphasis">Propósito simbólico:</text:span> demostrar el poder de la comprensión sobre la ignorancia.</text:p>
      <text:p text:style-name="Horizontal_20_Line"/>
      <text:h text:style-name="Heading_20_3" text:outline-level="3">6. <text:span text:style-name="Strong_20_Emphasis">La Resolución — El Nuevo Orden</text:span></text:h>
      <text:p text:style-name="Text_20_body"><text:span text:style-name="Strong_20_Emphasis">Función:</text:span> cierre emocional y temático.<text:line-break/><text:span text:style-name="Strong_20_Emphasis">Contenido:</text:span> Elara vence, o sobrevive, o escapa.<text:line-break/>El mundo del capítulo cambia, ella cambia, algo queda restablecido.<text:line-break/>Los personajes secundarios encuentran paz o destino.</text:p>
      <text:p text:style-name="Text_20_body"><text:soft-page-break/><text:span text:style-name="Strong_20_Emphasis">Propósito narrativo:</text:span> dar sensación de final.<text:line-break/><text:span text:style-name="Strong_20_Emphasis">Propósito simbólico:</text:span> integrar la nueva verdad en su visión del mundo.</text:p>
      <text:p text:style-name="Horizontal_20_Line"/>
      <text:h text:style-name="Heading_20_3" text:outline-level="3">7. <text:span text:style-name="Strong_20_Emphasis">Partida — El Continuar del Viaje</text:span></text:h>
      <text:p text:style-name="Text_20_body"><text:span text:style-name="Strong_20_Emphasis">Función:</text:span> transición.<text:line-break/><text:span text:style-name="Strong_20_Emphasis">Contenido:</text:span> Elara deja atrás el lugar, con una nueva comprensión.<text:line-break/>Se despide, contempla el horizonte, y el lector siente que <text:span text:style-name="Strong_20_Emphasis">algo avanza en ella</text:span>.<text:line-break/>Se cierra el arco del capítulo y se abre la puerta al siguiente.</text:p>
      <text:p text:style-name="Quotations">“Elara siguió caminando, sabiendo que, aunque el camino era el mismo, ya no lo era ella.”</text:p>
      <text:p text:style-name="Text_20_body"><text:span text:style-name="Strong_20_Emphasis">Propósito narrativo:</text:span> mantener continuidad.<text:line-break/><text:span text:style-name="Strong_20_Emphasis">Propósito simbólico:</text:span> mostrar la evolución de la consciencia.</text:p>
      <text:p text:style-name="Horizontal_20_Line"/>
      <text:h text:style-name="Heading_20_2" text:outline-level="2">✦ ESTRUCTURA INTERNA RESUMIDA</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Line2857397443648">
            <table:table-cell table:style-name="Table3.A1" office:value-type="string">
              <text:p text:style-name="Table_20_Heading">Fase</text:p>
            </table:table-cell>
            <table:table-cell table:style-name="Table3.A1" office:value-type="string">
              <text:p text:style-name="Table_20_Heading">Nombre</text:p>
            </table:table-cell>
            <table:table-cell table:style-name="Table3.A1" office:value-type="string">
              <text:p text:style-name="Table_20_Heading">Tipo de evento</text:p>
            </table:table-cell>
            <table:table-cell table:style-name="Table3.A1" office:value-type="string">
              <text:p text:style-name="Table_20_Heading">Clave narrativa</text:p>
            </table:table-cell>
            <table:table-cell table:style-name="Table3.A1" office:value-type="string">
              <text:p text:style-name="Table_20_Heading">Clave simbólica</text:p>
            </table:table-cell>
          </table:table-row>
        </table:table-header-rows>
        <table:table-row table:style-name="TableLine2857397443648">
          <table:table-cell table:style-name="Table3.A1" office:value-type="string">
            <text:p text:style-name="Table_20_Contents">1</text:p>
          </table:table-cell>
          <table:table-cell table:style-name="Table3.A1" office:value-type="string">
            <text:p text:style-name="Table_20_Contents">Llegada</text:p>
          </table:table-cell>
          <table:table-cell table:style-name="Table3.A1" office:value-type="string">
            <text:p text:style-name="Table_20_Contents">Introducción</text:p>
          </table:table-cell>
          <table:table-cell table:style-name="Table3.A1" office:value-type="string">
            <text:p text:style-name="Table_20_Contents">Nuevo entorno, objetivo claro</text:p>
          </table:table-cell>
          <table:table-cell table:style-name="Table3.A1" office:value-type="string">
            <text:p text:style-name="Table_20_Contents">Viejas creencias</text:p>
          </table:table-cell>
        </table:table-row>
        <table:table-row table:style-name="TableLine2857397443648">
          <table:table-cell table:style-name="Table3.A1" office:value-type="string">
            <text:p text:style-name="Table_20_Contents">2</text:p>
          </table:table-cell>
          <table:table-cell table:style-name="Table3.A1" office:value-type="string">
            <text:p text:style-name="Table_20_Contents">Encuentro</text:p>
          </table:table-cell>
          <table:table-cell table:style-name="Table3.A1" office:value-type="string">
            <text:p text:style-name="Table_20_Contents">Desencadenante</text:p>
          </table:table-cell>
          <table:table-cell table:style-name="Table3.A1" office:value-type="string">
            <text:p text:style-name="Table_20_Contents">Personajes y conflicto</text:p>
          </table:table-cell>
          <table:table-cell table:style-name="Table3.A1" office:value-type="string">
            <text:p text:style-name="Table_20_Contents">La ignorancia</text:p>
          </table:table-cell>
        </table:table-row>
        <table:table-row table:style-name="TableLine2857397443648">
          <table:table-cell table:style-name="Table3.A1" office:value-type="string">
            <text:p text:style-name="Table_20_Contents">3</text:p>
          </table:table-cell>
          <table:table-cell table:style-name="Table3.A1" office:value-type="string">
            <text:p text:style-name="Table_20_Contents">Búsqueda</text:p>
          </table:table-cell>
          <table:table-cell table:style-name="Table3.A1" office:value-type="string">
            <text:p text:style-name="Table_20_Contents">Desarrollo</text:p>
          </table:table-cell>
          <table:table-cell table:style-name="Table3.A1" office:value-type="string">
            <text:p text:style-name="Table_20_Contents">Investigación, acción</text:p>
          </table:table-cell>
          <table:table-cell table:style-name="Table3.A1" office:value-type="string">
            <text:p text:style-name="Table_20_Contents">Camino al conocimiento</text:p>
          </table:table-cell>
        </table:table-row>
        <table:table-row table:style-name="TableLine2857397443648">
          <table:table-cell table:style-name="Table3.A1" office:value-type="string">
            <text:p text:style-name="Table_20_Contents">4</text:p>
          </table:table-cell>
          <table:table-cell table:style-name="Table3.A1" office:value-type="string">
            <text:p text:style-name="Table_20_Contents">Revelación</text:p>
          </table:table-cell>
          <table:table-cell table:style-name="Table3.A1" office:value-type="string">
            <text:p text:style-name="Table_20_Contents">Clímax filosófico</text:p>
          </table:table-cell>
          <table:table-cell table:style-name="Table3.A1" office:value-type="string">
            <text:p text:style-name="Table_20_Contents">Descubrimiento del saber oculto</text:p>
          </table:table-cell>
          <table:table-cell table:style-name="Table3.A1" office:value-type="string">
            <text:p text:style-name="Table_20_Contents">La verdad se revela</text:p>
          </table:table-cell>
        </table:table-row>
        <table:table-row table:style-name="TableLine2857397443648">
          <table:table-cell table:style-name="Table3.A1" office:value-type="string">
            <text:p text:style-name="Table_20_Contents">5</text:p>
          </table:table-cell>
          <table:table-cell table:style-name="Table3.A1" office:value-type="string">
            <text:p text:style-name="Table_20_Contents">Conflicto real</text:p>
          </table:table-cell>
          <table:table-cell table:style-name="Table3.A1" office:value-type="string">
            <text:p text:style-name="Table_20_Contents">Clímax narrativo</text:p>
          </table:table-cell>
          <table:table-cell table:style-name="Table3.A1" office:value-type="string">
            <text:p text:style-name="Table_20_Contents">Enfrentamiento</text:p>
          </table:table-cell>
          <table:table-cell table:style-name="Table3.A1" office:value-type="string">
            <text:p text:style-name="Table_20_Contents">Aplicación de la sabiduría</text:p>
          </table:table-cell>
        </table:table-row>
        <table:table-row table:style-name="TableLine2857397443648">
          <table:table-cell table:style-name="Table3.A1" office:value-type="string">
            <text:p text:style-name="Table_20_Contents">6</text:p>
          </table:table-cell>
          <table:table-cell table:style-name="Table3.A1" office:value-type="string">
            <text:p text:style-name="Table_20_Contents">Resolución</text:p>
          </table:table-cell>
          <table:table-cell table:style-name="Table3.A1" office:value-type="string">
            <text:p text:style-name="Table_20_Contents">Cierre</text:p>
          </table:table-cell>
          <table:table-cell table:style-name="Table3.A1" office:value-type="string">
            <text:p text:style-name="Table_20_Contents">Consecuencia y cambio</text:p>
          </table:table-cell>
          <table:table-cell table:style-name="Table3.A1" office:value-type="string">
            <text:p text:style-name="Table_20_Contents">Integración de la verdad</text:p>
          </table:table-cell>
        </table:table-row>
        <table:table-row table:style-name="TableLine2857397443648">
          <table:table-cell table:style-name="Table3.A1" office:value-type="string">
            <text:p text:style-name="Table_20_Contents">7</text:p>
          </table:table-cell>
          <table:table-cell table:style-name="Table3.A1" office:value-type="string">
            <text:p text:style-name="Table_20_Contents">Partida</text:p>
          </table:table-cell>
          <table:table-cell table:style-name="Table3.A1" office:value-type="string">
            <text:p text:style-name="Table_20_Contents">Transición</text:p>
          </table:table-cell>
          <table:table-cell table:style-name="Table3.A1" office:value-type="string">
            <text:p text:style-name="Table_20_Contents">El viaje continúa</text:p>
          </table:table-cell>
          <table:table-cell table:style-name="Table3.A1" office:value-type="string">
            <text:p text:style-name="Table_20_Contents">Evolución espiritual</text:p>
          </table:table-cell>
        </table:table-row>
      </table:table>
      <text:p text:style-name="Horizontal_20_Line"/>
      <text:h text:style-name="Heading_20_2" text:outline-level="2">✦ PLANTILLA DE GUION (FORMATO DE USO RÁPIDO)</text:h>
      <text:p text:style-name="Quotations"><text:span text:style-name="Strong_20_Emphasis">Capítulo N°:</text:span><text:line-break/><text:span text:style-name="Strong_20_Emphasis">Tema místico:</text:span> (Ej. El alma, la fe, la vida, la muerte…)<text:line-break/><text:span text:style-name="Strong_20_Emphasis">Ubicación:</text:span> (Montañas, desierto, ciudad perdida…)<text:line-break/><text:span text:style-name="Strong_20_Emphasis">Objetivo práctico:</text:span> (Encontrar un mapa, rescatar a alguien…)<text:line-break/><text:span text:style-name="Strong_20_Emphasis">Antagonista:</text:span> (Criatura, culto, sombra de Morgerathus…)<text:line-break/><text:span text:style-name="Strong_20_Emphasis">Descubrimiento:</text:span> (La nueva verdad que aprende)<text:line-break/><text:span text:style-name="Strong_20_Emphasis">Conclusión:</text:span> (Cómo ha cambiado Elara)</text:p>
      <text:p text:style-name="Horizontal_20_Line"/>
      <text:p text:style-name="Text_20_body">¿Quieres que te prepare un <text:span text:style-name="Strong_20_Emphasis">modelo en blanco</text:span> (una plantilla rellenable tipo ficha de capítulo) para que puedas utilizarla en la creación sistemática de cada episodio?<text:line-break/>Puedo hacerla en formato de texto o en formato tabla (ideal para imprimir o trabajar digitalment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0-21T16:05:50.184000000</meta:creation-date>
    <dc:date>2025-10-21T16:51:40.834000000</dc:date>
    <meta:editing-duration>PT32M19S</meta:editing-duration>
    <meta:editing-cycles>1</meta:editing-cycles>
    <meta:document-statistic meta:table-count="3" meta:image-count="0" meta:object-count="0" meta:page-count="55" meta:paragraph-count="918" meta:word-count="18011" meta:character-count="109005" meta:non-whitespace-character-count="92173"/>
    <meta:generator>LibreOffice/7.3.5.2$Windows_X86_64 LibreOffice_project/184fe81b8c8c30d8b5082578aee2fed2ea847c01</meta:generator>
  </office:meta>
</office:document-meta>
</file>